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4.576cm" table:align="left"/>
    </style:style>
    <style:style style:name="Tableau1.A" style:family="table-column">
      <style:table-column-properties style:column-width="1.201cm"/>
    </style:style>
    <style:style style:name="Tableau1.B" style:family="table-column">
      <style:table-column-properties style:column-width="3.37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officeooo:rsid="00ce615c" officeooo:paragraph-rsid="00ea8470"/>
    </style:style>
    <style:style style:name="P3" style:family="paragraph" style:parent-style-name="Standard">
      <style:text-properties officeooo:rsid="00ce615c" officeooo:paragraph-rsid="006f4cb2"/>
    </style:style>
    <style:style style:name="P4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303c4" officeooo:paragraph-rsid="02e303c4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a410a" officeooo:paragraph-rsid="02ea410a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.423cm" fo:margin-bottom="0.212cm" style:contextual-spacing="false"/>
    </style:style>
    <style:style style:name="P7" style:family="paragraph" style:parent-style-name="Standard">
      <style:text-properties style:text-underline-style="solid" style:text-underline-width="auto" style:text-underline-color="font-color" officeooo:rsid="00ce615c" officeooo:paragraph-rsid="006f4cb2"/>
    </style:style>
    <style:style style:name="P8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text-properties style:text-underline-style="solid" style:text-underline-width="auto" style:text-underline-color="font-color" officeooo:paragraph-rsid="030e2182"/>
    </style:style>
    <style:style style:name="P11" style:family="paragraph" style:parent-style-name="Text_20_body">
      <style:text-properties style:text-underline-style="solid" style:text-underline-width="auto" style:text-underline-color="font-color" officeooo:rsid="031260fb" officeooo:paragraph-rsid="031260fb"/>
    </style:style>
    <style:style style:name="P12" style:family="paragraph" style:parent-style-name="Text_20_body">
      <style:text-properties style:text-underline-style="solid" style:text-underline-width="auto" style:text-underline-color="font-color" officeooo:paragraph-rsid="032a62ae"/>
    </style:style>
    <style:style style:name="P13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12e33"/>
    </style:style>
    <style:style style:name="P14" style:family="paragraph" style:parent-style-name="Text_20_body">
      <style:text-properties style:text-underline-style="solid" style:text-underline-width="auto" style:text-underline-color="font-color" officeooo:rsid="02dc39b4" officeooo:paragraph-rsid="0345368f"/>
    </style:style>
    <style:style style:name="P15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2b895"/>
    </style:style>
    <style:style style:name="P16" style:family="paragraph" style:parent-style-name="Text_20_body">
      <style:text-properties style:text-underline-style="solid" style:text-underline-width="auto" style:text-underline-color="font-color" officeooo:rsid="0345368f" officeooo:paragraph-rsid="0345368f"/>
    </style:style>
    <style:style style:name="P17" style:family="paragraph" style:parent-style-name="Text_20_body">
      <style:text-properties officeooo:rsid="02dd7739" officeooo:paragraph-rsid="02dd7739"/>
    </style:style>
    <style:style style:name="P18" style:family="paragraph" style:parent-style-name="Text_20_body">
      <style:text-properties officeooo:rsid="02dd7739" officeooo:paragraph-rsid="03491c8e"/>
    </style:style>
    <style:style style:name="P19" style:family="paragraph" style:parent-style-name="Text_20_body">
      <style:paragraph-properties fo:margin-top="0.423cm" fo:margin-bottom="0.212cm" style:contextual-spacing="false"/>
      <style:text-properties officeooo:rsid="02e1702c" officeooo:paragraph-rsid="02e1702c"/>
    </style:style>
    <style:style style:name="P20" style:family="paragraph" style:parent-style-name="Text_20_body">
      <style:paragraph-properties fo:margin-top="0.423cm" fo:margin-bottom="0.212cm" style:contextual-spacing="false"/>
      <style:text-properties officeooo:rsid="02e1702c" officeooo:paragraph-rsid="02e26103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3" style:family="paragraph" style:parent-style-name="Preformatted_20_Text">
      <style:paragraph-properties style:writing-mode="lr-tb"/>
    </style:style>
    <style:style style:name="P24" style:family="paragraph" style:parent-style-name="Preformatted_20_Text">
      <style:paragraph-properties fo:margin-top="0cm" fo:margin-bottom="0.499cm" style:contextual-spacing="false" style:writing-mode="lr-tb"/>
    </style:style>
    <style:style style:name="P25" style:family="paragraph" style:parent-style-name="Text_20_body">
      <style:paragraph-properties fo:margin-top="0.423cm" fo:margin-bottom="0.212cm" style:contextual-spacing="false"/>
      <style:text-properties officeooo:paragraph-rsid="02d61cfd"/>
    </style:style>
    <style:style style:name="P26" style:family="paragraph" style:parent-style-name="Text_20_body">
      <style:text-properties officeooo:paragraph-rsid="02e1702c"/>
    </style:style>
    <style:style style:name="P27" style:family="paragraph" style:parent-style-name="Text_20_body">
      <style:paragraph-properties fo:margin-top="0.423cm" fo:margin-bottom="0.212cm" style:contextual-spacing="false"/>
      <style:text-properties officeooo:paragraph-rsid="02e303c4"/>
    </style:style>
    <style:style style:name="P28" style:family="paragraph" style:parent-style-name="Text_20_body">
      <style:paragraph-properties fo:margin-top="0.423cm" fo:margin-bottom="0.212cm" style:contextual-spacing="false"/>
      <style:text-properties officeooo:rsid="02e303c4" officeooo:paragraph-rsid="02e303c4"/>
    </style:style>
    <style:style style:name="P29" style:family="paragraph" style:parent-style-name="Text_20_body">
      <style:text-properties officeooo:paragraph-rsid="02e42304"/>
    </style:style>
    <style:style style:name="P30" style:family="paragraph" style:parent-style-name="Text_20_body">
      <style:text-properties officeooo:rsid="02e6497e" officeooo:paragraph-rsid="02e6497e"/>
    </style:style>
    <style:style style:name="P31" style:family="paragraph" style:parent-style-name="Text_20_body">
      <style:text-properties officeooo:rsid="02e6497e"/>
    </style:style>
    <style:style style:name="P32" style:family="paragraph" style:parent-style-name="Title">
      <style:paragraph-properties fo:text-align="center" style:justify-single-word="false"/>
      <style:text-properties officeooo:paragraph-rsid="024911b4"/>
    </style:style>
    <style:style style:name="P33" style:family="paragraph" style:parent-style-name="Code">
      <style:text-properties officeooo:paragraph-rsid="0328ebdd"/>
    </style:style>
    <style:style style:name="P34" style:family="paragraph" style:parent-style-name="Code">
      <style:text-properties officeooo:paragraph-rsid="032b51bf"/>
    </style:style>
    <style:style style:name="P35" style:family="paragraph" style:parent-style-name="Text_20_body">
      <style:text-properties officeooo:paragraph-rsid="032b51bf"/>
    </style:style>
    <style:style style:name="P36" style:family="paragraph" style:parent-style-name="Code">
      <style:text-properties officeooo:paragraph-rsid="03376a6f"/>
    </style:style>
    <style:style style:name="P37" style:family="paragraph" style:parent-style-name="Code">
      <style:text-properties fo:font-size="10pt" style:font-size-asian="10pt" style:font-size-complex="10pt"/>
    </style:style>
    <style:style style:name="P38" style:family="paragraph" style:parent-style-name="Code">
      <style:text-properties officeooo:paragraph-rsid="033f1bd8"/>
    </style:style>
    <style:style style:name="P39" style:family="paragraph" style:parent-style-name="Text_20_body">
      <style:text-properties officeooo:paragraph-rsid="03412e33"/>
    </style:style>
    <style:style style:name="P40" style:family="paragraph" style:parent-style-name="Text_20_body">
      <style:text-properties officeooo:paragraph-rsid="0332f7aa"/>
    </style:style>
    <style:style style:name="P41" style:family="paragraph" style:parent-style-name="Text_20_body">
      <style:paragraph-properties fo:margin-left="0cm" fo:text-indent="0cm" style:auto-text-indent="false"/>
      <style:text-properties officeooo:paragraph-rsid="03399c22"/>
    </style:style>
    <style:style style:name="P42" style:family="paragraph" style:parent-style-name="Text_20_body">
      <style:text-properties officeooo:paragraph-rsid="03399c2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33827d0"/>
    </style:style>
    <style:style style:name="P44" style:family="paragraph" style:parent-style-name="Standard">
      <style:text-properties officeooo:rsid="017278c8" officeooo:paragraph-rsid="01ddbda3"/>
    </style:style>
    <style:style style:name="P45" style:family="paragraph" style:parent-style-name="Text_20_body">
      <style:text-properties officeooo:paragraph-rsid="033b6e5a"/>
    </style:style>
    <style:style style:name="P46" style:family="paragraph" style:parent-style-name="Text_20_body">
      <style:paragraph-properties fo:margin-top="0.423cm" fo:margin-bottom="0.212cm" style:contextual-spacing="false"/>
      <style:text-properties officeooo:paragraph-rsid="033ff754"/>
    </style:style>
    <style:style style:name="P47" style:family="paragraph" style:parent-style-name="Text_20_body">
      <style:text-properties officeooo:paragraph-rsid="02f59f18"/>
    </style:style>
    <style:style style:name="P48" style:family="paragraph" style:parent-style-name="Text_20_body">
      <style:text-properties officeooo:paragraph-rsid="02f7822b"/>
    </style:style>
    <style:style style:name="P49" style:family="paragraph" style:parent-style-name="Text_20_body">
      <style:text-properties officeooo:paragraph-rsid="02f9c7e7"/>
    </style:style>
    <style:style style:name="P50" style:family="paragraph" style:parent-style-name="Text_20_body">
      <style:text-properties officeooo:paragraph-rsid="02fbc193"/>
    </style:style>
    <style:style style:name="P51" style:family="paragraph" style:parent-style-name="Text_20_body">
      <style:text-properties officeooo:rsid="03008f99" officeooo:paragraph-rsid="03008f99"/>
    </style:style>
    <style:style style:name="P52" style:family="paragraph" style:parent-style-name="Text_20_body">
      <style:text-properties officeooo:paragraph-rsid="03008f99"/>
    </style:style>
    <style:style style:name="P53" style:family="paragraph" style:parent-style-name="Text_20_body">
      <style:text-properties officeooo:paragraph-rsid="030417b2"/>
    </style:style>
    <style:style style:name="P54" style:family="paragraph" style:parent-style-name="Text_20_body">
      <style:text-properties officeooo:rsid="03091bef" officeooo:paragraph-rsid="03091bef"/>
    </style:style>
    <style:style style:name="P55" style:family="paragraph" style:parent-style-name="Text_20_body">
      <style:text-properties officeooo:paragraph-rsid="0314a8b6"/>
    </style:style>
    <style:style style:name="P56" style:family="paragraph" style:parent-style-name="Text_20_body">
      <style:text-properties officeooo:rsid="031260fb" officeooo:paragraph-rsid="031260fb"/>
    </style:style>
    <style:style style:name="P57" style:family="paragraph" style:parent-style-name="Text_20_body">
      <style:text-properties officeooo:rsid="0314a8b6" officeooo:paragraph-rsid="0314a8b6"/>
    </style:style>
    <style:style style:name="P58" style:family="paragraph" style:parent-style-name="Text_20_body">
      <style:text-properties officeooo:rsid="03154919" officeooo:paragraph-rsid="03154919"/>
    </style:style>
    <style:style style:name="P59" style:family="paragraph" style:parent-style-name="Text_20_body">
      <style:text-properties officeooo:paragraph-rsid="031d68b4"/>
    </style:style>
    <style:style style:name="P60" style:family="paragraph" style:parent-style-name="Text_20_body">
      <style:text-properties officeooo:paragraph-rsid="031e7800"/>
    </style:style>
    <style:style style:name="P61" style:family="paragraph" style:parent-style-name="Text_20_body">
      <style:text-properties officeooo:rsid="0322b600" officeooo:paragraph-rsid="0322b600"/>
    </style:style>
    <style:style style:name="P62" style:family="paragraph" style:parent-style-name="Text_20_body">
      <style:text-properties officeooo:rsid="032418f4" officeooo:paragraph-rsid="032418f4"/>
    </style:style>
    <style:style style:name="P63" style:family="paragraph" style:parent-style-name="Text_20_body">
      <style:text-properties officeooo:rsid="032b51bf" officeooo:paragraph-rsid="032b51bf"/>
    </style:style>
    <style:style style:name="P64" style:family="paragraph" style:parent-style-name="Text_20_body">
      <style:text-properties officeooo:paragraph-rsid="033d5081"/>
    </style:style>
    <style:style style:name="P65" style:family="paragraph" style:parent-style-name="Text_20_body">
      <style:text-properties officeooo:paragraph-rsid="033d682e"/>
    </style:style>
    <style:style style:name="P66" style:family="paragraph" style:parent-style-name="Code">
      <style:text-properties officeooo:paragraph-rsid="0347c4e8"/>
    </style:style>
    <style:style style:name="P67" style:family="paragraph" style:parent-style-name="Code">
      <style:text-properties officeooo:paragraph-rsid="034ffe09"/>
    </style:style>
    <style:style style:name="P6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Text_20_body">
      <style:paragraph-properties fo:margin-top="0.423cm" fo:margin-bottom="0.212cm" style:contextual-spacing="false"/>
      <style:text-properties officeooo:paragraph-rsid="0342b895"/>
    </style:style>
    <style:style style:name="P72" style:family="paragraph" style:parent-style-name="Text_20_body">
      <style:text-properties officeooo:paragraph-rsid="0342b895"/>
    </style:style>
    <style:style style:name="P73" style:family="paragraph" style:parent-style-name="Text_20_body">
      <style:text-properties officeooo:paragraph-rsid="0345368f"/>
    </style:style>
    <style:style style:name="P74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3491c8e"/>
    </style:style>
    <style:style style:name="P7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3491c8e"/>
    </style:style>
    <style:style style:name="P76" style:family="paragraph" style:parent-style-name="Preformatted_20_Text">
      <style:paragraph-properties style:writing-mode="lr-tb"/>
      <style:text-properties officeooo:paragraph-rsid="03491c8e"/>
    </style:style>
    <style:style style:name="P77" style:family="paragraph" style:parent-style-name="Preformatted_20_Text">
      <style:paragraph-properties fo:margin-top="0cm" fo:margin-bottom="0.499cm" style:contextual-spacing="false" style:writing-mode="lr-tb"/>
      <style:text-properties officeooo:paragraph-rsid="03491c8e"/>
    </style:style>
    <style:style style:name="P78" style:family="paragraph" style:parent-style-name="Quotations">
      <style:text-properties officeooo:paragraph-rsid="03491c8e"/>
    </style:style>
    <style:style style:name="P79" style:family="paragraph" style:parent-style-name="Text_20_body">
      <style:text-properties officeooo:paragraph-rsid="03491c8e"/>
    </style:style>
    <style:style style:name="P80" style:family="paragraph" style:parent-style-name="Text_20_body">
      <style:text-properties fo:font-style="italic" style:text-underline-style="solid" style:text-underline-width="auto" style:text-underline-color="font-color" officeooo:rsid="02fbc193" officeooo:paragraph-rsid="02fbc193" style:font-style-asian="italic" style:font-style-complex="italic"/>
    </style:style>
    <style:style style:name="P81" style:family="paragraph" style:parent-style-name="Text_20_body">
      <style:text-properties officeooo:rsid="0302304d"/>
    </style:style>
    <style:style style:name="P82" style:family="paragraph" style:parent-style-name="Text_20_body">
      <style:text-properties officeooo:rsid="02dc39b4" officeooo:paragraph-rsid="0345368f"/>
    </style:style>
    <style:style style:name="P83" style:family="paragraph" style:parent-style-name="Text_20_body">
      <style:text-properties officeooo:rsid="0345368f" officeooo:paragraph-rsid="0345368f"/>
    </style:style>
    <style:style style:name="P84" style:family="paragraph" style:parent-style-name="Text_20_body">
      <style:text-properties officeooo:paragraph-rsid="034da416"/>
    </style:style>
    <style:style style:name="P85" style:family="paragraph" style:parent-style-name="Code" style:list-style-name="L59"/>
    <style:style style:name="P86" style:family="paragraph" style:parent-style-name="Code" style:list-style-name="L59">
      <style:text-properties fo:font-size="10pt" style:font-size-asian="10pt" style:font-size-complex="10pt"/>
    </style:style>
    <style:style style:name="P87" style:family="paragraph" style:parent-style-name="Code">
      <style:text-properties officeooo:paragraph-rsid="0367347a"/>
    </style:style>
    <style:style style:name="P88" style:family="paragraph" style:parent-style-name="Code">
      <style:text-properties officeooo:paragraph-rsid="036be37c"/>
    </style:style>
    <style:style style:name="P8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2" style:family="paragraph" style:parent-style-name="Heading_20_1">
      <style:paragraph-properties fo:break-before="page"/>
      <style:text-properties officeooo:rsid="02e1702c" officeooo:paragraph-rsid="02e1702c"/>
    </style:style>
    <style:style style:name="P93" style:family="paragraph" style:parent-style-name="Heading_20_1" style:list-style-name=""/>
    <style:style style:name="P94" style:family="paragraph" style:parent-style-name="Heading_20_1">
      <style:paragraph-properties fo:break-before="page"/>
    </style:style>
    <style:style style:name="P95" style:family="paragraph" style:parent-style-name="Heading_20_1">
      <style:paragraph-properties fo:break-before="page"/>
      <style:text-properties officeooo:paragraph-rsid="032a62ae"/>
    </style:style>
    <style:style style:name="P96" style:family="paragraph" style:parent-style-name="Heading_20_1">
      <style:paragraph-properties fo:break-before="page"/>
      <style:text-properties officeooo:paragraph-rsid="03412e33"/>
    </style:style>
    <style:style style:name="P97" style:family="paragraph" style:parent-style-name="Heading_20_1">
      <style:text-properties officeooo:paragraph-rsid="03412e33"/>
    </style:style>
    <style:style style:name="P98" style:family="paragraph" style:parent-style-name="Heading_20_1">
      <style:paragraph-properties fo:break-before="page"/>
      <style:text-properties officeooo:paragraph-rsid="0342b895"/>
    </style:style>
    <style:style style:name="P99" style:family="paragraph" style:parent-style-name="Heading_20_1">
      <style:paragraph-properties fo:break-before="page"/>
      <style:text-properties officeooo:paragraph-rsid="0345368f"/>
    </style:style>
    <style:style style:name="P100" style:family="paragraph" style:parent-style-name="Heading_20_2">
      <style:paragraph-properties fo:margin-top="0.423cm" fo:margin-bottom="0.212cm" style:contextual-spacing="false" fo:keep-with-next="always"/>
    </style:style>
    <style:style style:name="P101" style:family="paragraph" style:parent-style-name="Heading_20_2">
      <style:text-properties officeooo:paragraph-rsid="02e6db42"/>
    </style:style>
    <style:style style:name="P102" style:family="paragraph" style:parent-style-name="Heading_20_2">
      <style:text-properties officeooo:paragraph-rsid="0332f7aa"/>
    </style:style>
    <style:style style:name="P103" style:family="paragraph" style:parent-style-name="Heading_20_2">
      <style:text-properties officeooo:paragraph-rsid="03399c22"/>
    </style:style>
    <style:style style:name="P104" style:family="paragraph" style:parent-style-name="Heading_20_2">
      <style:text-properties officeooo:rsid="03412e33"/>
    </style:style>
    <style:style style:name="P105" style:family="paragraph" style:parent-style-name="Heading_20_2">
      <style:text-properties officeooo:paragraph-rsid="0345368f"/>
    </style:style>
    <style:style style:name="P106" style:family="paragraph" style:parent-style-name="Heading_20_2">
      <style:text-properties officeooo:paragraph-rsid="03491c8e"/>
    </style:style>
    <style:style style:name="P107" style:family="paragraph" style:parent-style-name="Heading_20_2" style:list-style-name=""/>
    <style:style style:name="P108" style:family="paragraph" style:parent-style-name="Heading_20_2">
      <style:text-properties officeooo:paragraph-rsid="03602400"/>
    </style:style>
    <style:style style:name="P109" style:family="paragraph" style:parent-style-name="Heading_20_2">
      <style:text-properties officeooo:paragraph-rsid="03688a6f"/>
    </style:style>
    <style:style style:name="P110" style:family="paragraph" style:parent-style-name="Heading_20_2">
      <style:text-properties officeooo:paragraph-rsid="036be37c"/>
    </style:style>
    <style:style style:name="P111" style:family="paragraph" style:parent-style-name="Heading_20_2">
      <style:text-properties officeooo:paragraph-rsid="03756e18"/>
    </style:style>
    <style:style style:name="P112" style:family="paragraph" style:parent-style-name="Heading_20_3">
      <style:text-properties officeooo:paragraph-rsid="03491c8e"/>
    </style:style>
    <style:style style:name="P113" style:family="paragraph" style:parent-style-name="Preformatted_20_Text">
      <style:text-properties officeooo:paragraph-rsid="03602400"/>
    </style:style>
    <style:style style:name="P114" style:family="paragraph" style:parent-style-name="Standard" style:list-style-name="L1">
      <style:text-properties officeooo:rsid="00ce615c" officeooo:paragraph-rsid="006f4cb2"/>
    </style:style>
    <style:style style:name="P115" style:family="paragraph" style:parent-style-name="Standard" style:list-style-name="L1">
      <style:text-properties officeooo:rsid="03552e9a" officeooo:paragraph-rsid="03552e9a"/>
    </style:style>
    <style:style style:name="P116" style:family="paragraph" style:parent-style-name="Standard" style:list-style-name="L1">
      <style:text-properties officeooo:rsid="02d75065" officeooo:paragraph-rsid="02d75065"/>
    </style:style>
    <style:style style:name="P117" style:family="paragraph" style:parent-style-name="Standard">
      <style:text-properties officeooo:rsid="03688a6f" officeooo:paragraph-rsid="03688a6f"/>
    </style:style>
    <style:style style:name="P118" style:family="paragraph" style:parent-style-name="Text_20_body" style:list-style-name="L2"/>
    <style:style style:name="P119" style:family="paragraph" style:parent-style-name="Text_20_body" style:list-style-name="L3">
      <style:paragraph-properties fo:margin-top="0.423cm" fo:margin-bottom="0.212cm" style:contextual-spacing="false"/>
      <style:text-properties officeooo:paragraph-rsid="02d61cfd"/>
    </style:style>
    <style:style style:name="P120" style:family="paragraph" style:parent-style-name="Text_20_body" style:list-style-name="L4">
      <style:paragraph-properties fo:margin-top="0.423cm" fo:margin-bottom="0.212cm" style:contextual-spacing="false"/>
      <style:text-properties officeooo:rsid="02e1702c" officeooo:paragraph-rsid="02e1702c"/>
    </style:style>
    <style:style style:name="P121" style:family="paragraph" style:parent-style-name="Text_20_body" style:list-style-name="L5">
      <style:paragraph-properties fo:margin-top="0.423cm" fo:margin-bottom="0.212cm" style:contextual-spacing="false"/>
      <style:text-properties officeooo:paragraph-rsid="02e26103"/>
    </style:style>
    <style:style style:name="P122" style:family="paragraph" style:parent-style-name="Text_20_body" style:list-style-name="L5">
      <style:paragraph-properties fo:margin-top="0.423cm" fo:margin-bottom="0.212cm" style:contextual-spacing="false"/>
      <style:text-properties officeooo:rsid="02e26103" officeooo:paragraph-rsid="02e26103"/>
    </style:style>
    <style:style style:name="P123" style:family="paragraph" style:parent-style-name="Text_20_body" style:list-style-name="L6">
      <style:paragraph-properties fo:margin-top="0.423cm" fo:margin-bottom="0.212cm" style:contextual-spacing="false"/>
      <style:text-properties officeooo:paragraph-rsid="02e3ecbb"/>
    </style:style>
    <style:style style:name="P124" style:family="paragraph" style:parent-style-name="Text_20_body" style:list-style-name="L6">
      <style:paragraph-properties fo:margin-top="0.423cm" fo:margin-bottom="0.212cm" style:contextual-spacing="false"/>
      <style:text-properties officeooo:rsid="02e3ecbb" officeooo:paragraph-rsid="02e3ecbb"/>
    </style:style>
    <style:style style:name="P125" style:family="paragraph" style:parent-style-name="Text_20_body" style:list-style-name="L7"/>
    <style:style style:name="P126" style:family="paragraph" style:parent-style-name="Text_20_body" style:list-style-name="L8">
      <style:text-properties officeooo:paragraph-rsid="02e42304"/>
    </style:style>
    <style:style style:name="P127" style:family="paragraph" style:parent-style-name="Text_20_body" style:list-style-name="L9"/>
    <style:style style:name="P128" style:family="paragraph" style:parent-style-name="Text_20_body" style:list-style-name="L10"/>
    <style:style style:name="P129" style:family="paragraph" style:parent-style-name="Text_20_body" style:list-style-name="L11"/>
    <style:style style:name="P130" style:family="paragraph" style:parent-style-name="Text_20_body" style:list-style-name="L12"/>
    <style:style style:name="P131" style:family="paragraph" style:parent-style-name="Text_20_body" style:list-style-name="L13">
      <style:text-properties officeooo:paragraph-rsid="02f59f18"/>
    </style:style>
    <style:style style:name="P132" style:family="paragraph" style:parent-style-name="Text_20_body" style:list-style-name="L14">
      <style:text-properties officeooo:paragraph-rsid="02f7822b"/>
    </style:style>
    <style:style style:name="P133" style:family="paragraph" style:parent-style-name="Text_20_body" style:list-style-name="L14">
      <style:text-properties officeooo:paragraph-rsid="02fe3e96"/>
    </style:style>
    <style:style style:name="P134" style:family="paragraph" style:parent-style-name="Text_20_body" style:list-style-name="L14">
      <style:text-properties officeooo:paragraph-rsid="02f7ed2e"/>
    </style:style>
    <style:style style:name="P135" style:family="paragraph" style:parent-style-name="Text_20_body" style:list-style-name="L15">
      <style:text-properties officeooo:paragraph-rsid="02f9c7e7"/>
    </style:style>
    <style:style style:name="P136" style:family="paragraph" style:parent-style-name="Text_20_body" style:list-style-name="L16"/>
    <style:style style:name="P137" style:family="paragraph" style:parent-style-name="Text_20_body" style:list-style-name="L17"/>
    <style:style style:name="P138" style:family="paragraph" style:parent-style-name="Text_20_body" style:list-style-name="L18"/>
    <style:style style:name="P139" style:family="paragraph" style:parent-style-name="Text_20_body" style:list-style-name="L19"/>
    <style:style style:name="P140" style:family="paragraph" style:parent-style-name="Text_20_body" style:list-style-name="L20"/>
    <style:style style:name="P141" style:family="paragraph" style:parent-style-name="Text_20_body" style:list-style-name="L21"/>
    <style:style style:name="P142" style:family="paragraph" style:parent-style-name="Text_20_body" style:list-style-name="L22"/>
    <style:style style:name="P143" style:family="paragraph" style:parent-style-name="Text_20_body" style:list-style-name="L23"/>
    <style:style style:name="P144" style:family="paragraph" style:parent-style-name="Text_20_body" style:list-style-name="L24"/>
    <style:style style:name="P145" style:family="paragraph" style:parent-style-name="Text_20_body" style:list-style-name="L25">
      <style:text-properties fo:font-weight="normal" style:font-weight-asian="normal" style:font-weight-complex="normal"/>
    </style:style>
    <style:style style:name="P146" style:family="paragraph" style:parent-style-name="Text_20_body" style:list-style-name="L26">
      <style:text-properties fo:font-weight="normal" style:font-weight-asian="normal" style:font-weight-complex="normal"/>
    </style:style>
    <style:style style:name="P147" style:family="paragraph" style:parent-style-name="Text_20_body" style:list-style-name="L23">
      <style:text-properties fo:font-weight="normal" style:font-weight-asian="normal" style:font-weight-complex="normal"/>
    </style:style>
    <style:style style:name="P148" style:family="paragraph" style:parent-style-name="Text_20_body" style:list-style-name="L27"/>
    <style:style style:name="P149" style:family="paragraph" style:parent-style-name="Text_20_body" style:list-style-name="L28"/>
    <style:style style:name="P150" style:family="paragraph" style:parent-style-name="Text_20_body" style:list-style-name="L29">
      <style:text-properties officeooo:rsid="03008f99" officeooo:paragraph-rsid="03008f99"/>
    </style:style>
    <style:style style:name="P151" style:family="paragraph" style:parent-style-name="Text_20_body" style:list-style-name="L30"/>
    <style:style style:name="P152" style:family="paragraph" style:parent-style-name="Text_20_body" style:list-style-name="L31">
      <style:text-properties officeooo:paragraph-rsid="02e4304e"/>
    </style:style>
    <style:style style:name="P153" style:family="paragraph" style:parent-style-name="Text_20_body" style:list-style-name="L31">
      <style:text-properties fo:font-style="italic" style:font-style-asian="italic" style:font-style-complex="italic"/>
    </style:style>
    <style:style style:name="P154" style:family="paragraph" style:parent-style-name="Text_20_body" style:list-style-name="L31">
      <style:text-properties fo:font-style="italic" officeooo:paragraph-rsid="02e4304e" style:font-style-asian="italic" style:font-style-complex="italic"/>
    </style:style>
    <style:style style:name="P155" style:family="paragraph" style:parent-style-name="Text_20_body" style:list-style-name="L32"/>
    <style:style style:name="P156" style:family="paragraph" style:parent-style-name="Text_20_body" style:list-style-name="L33"/>
    <style:style style:name="P157" style:family="paragraph" style:parent-style-name="Text_20_body" style:list-style-name="L33">
      <style:text-properties officeooo:paragraph-rsid="030662a8"/>
    </style:style>
    <style:style style:name="P158" style:family="paragraph" style:parent-style-name="Text_20_body" style:list-style-name="L33">
      <style:text-properties officeooo:rsid="03047606"/>
    </style:style>
    <style:style style:name="P159" style:family="paragraph" style:parent-style-name="Text_20_body" style:list-style-name="L34"/>
    <style:style style:name="P160" style:family="paragraph" style:parent-style-name="Text_20_body" style:list-style-name="L35"/>
    <style:style style:name="P161" style:family="paragraph" style:parent-style-name="Text_20_body" style:list-style-name="L35">
      <style:text-properties officeooo:paragraph-rsid="03070a25"/>
    </style:style>
    <style:style style:name="P162" style:family="paragraph" style:parent-style-name="Text_20_body" style:list-style-name="L35">
      <style:text-properties officeooo:paragraph-rsid="030417b2"/>
    </style:style>
    <style:style style:name="P163" style:family="paragraph" style:parent-style-name="Text_20_body" style:list-style-name="L36"/>
    <style:style style:name="P164" style:family="paragraph" style:parent-style-name="Text_20_body" style:list-style-name="L37">
      <style:text-properties officeooo:rsid="03091bef" officeooo:paragraph-rsid="03091bef"/>
    </style:style>
    <style:style style:name="P165" style:family="paragraph" style:parent-style-name="Text_20_body" style:list-style-name="L37">
      <style:text-properties officeooo:rsid="03091bef" officeooo:paragraph-rsid="0309efba"/>
    </style:style>
    <style:style style:name="P166" style:family="paragraph" style:parent-style-name="Text_20_body" style:list-style-name="L38"/>
    <style:style style:name="P167" style:family="paragraph" style:parent-style-name="Text_20_body" style:list-style-name="L38">
      <style:text-properties officeooo:rsid="0309efba" officeooo:paragraph-rsid="0309efba"/>
    </style:style>
    <style:style style:name="P168" style:family="paragraph" style:parent-style-name="Text_20_body" style:list-style-name="L38">
      <style:text-properties officeooo:rsid="030bc947" officeooo:paragraph-rsid="030bc947"/>
    </style:style>
    <style:style style:name="P169" style:family="paragraph" style:parent-style-name="Text_20_body" style:list-style-name="L39"/>
    <style:style style:name="P170" style:family="paragraph" style:parent-style-name="Text_20_body" style:list-style-name="L40"/>
    <style:style style:name="P171" style:family="paragraph" style:parent-style-name="Text_20_body" style:list-style-name="L40">
      <style:text-properties officeooo:rsid="031260fb" officeooo:paragraph-rsid="031260fb"/>
    </style:style>
    <style:style style:name="P172" style:family="paragraph" style:parent-style-name="Text_20_body" style:list-style-name="L41"/>
    <style:style style:name="P173" style:family="paragraph" style:parent-style-name="Text_20_body" style:list-style-name="L41">
      <style:text-properties officeooo:paragraph-rsid="0313430e"/>
    </style:style>
    <style:style style:name="P174" style:family="paragraph" style:parent-style-name="Text_20_body" style:list-style-name="L42">
      <style:text-properties officeooo:paragraph-rsid="0314a8b6"/>
    </style:style>
    <style:style style:name="P175" style:family="paragraph" style:parent-style-name="Text_20_body" style:list-style-name="L43"/>
    <style:style style:name="P176" style:family="paragraph" style:parent-style-name="Text_20_body" style:list-style-name="L44"/>
    <style:style style:name="P177" style:family="paragraph" style:parent-style-name="Text_20_body" style:list-style-name="L45"/>
    <style:style style:name="P178" style:family="paragraph" style:parent-style-name="Text_20_body" style:list-style-name="L46"/>
    <style:style style:name="P179" style:family="paragraph" style:parent-style-name="Text_20_body" style:list-style-name="L47"/>
    <style:style style:name="P180" style:family="paragraph" style:parent-style-name="Text_20_body" style:list-style-name="L48"/>
    <style:style style:name="P181" style:family="paragraph" style:parent-style-name="Text_20_body" style:list-style-name="L49"/>
    <style:style style:name="P182" style:family="paragraph" style:parent-style-name="Text_20_body" style:list-style-name="L50"/>
    <style:style style:name="P183" style:family="paragraph" style:parent-style-name="Text_20_body" style:list-style-name="">
      <style:text-properties officeooo:paragraph-rsid="032a62ae"/>
    </style:style>
    <style:style style:name="P184" style:family="paragraph" style:parent-style-name="Text_20_body" style:list-style-name="L51"/>
    <style:style style:name="P185" style:family="paragraph" style:parent-style-name="Text_20_body" style:list-style-name="L52"/>
    <style:style style:name="P186" style:family="paragraph" style:parent-style-name="Text_20_body" style:list-style-name="L53">
      <style:text-properties officeooo:paragraph-rsid="0321c64f"/>
    </style:style>
    <style:style style:name="P187" style:family="paragraph" style:parent-style-name="Text_20_body" style:list-style-name="L53">
      <style:text-properties officeooo:rsid="0321c64f" officeooo:paragraph-rsid="0321c64f"/>
    </style:style>
    <style:style style:name="P188" style:family="paragraph" style:parent-style-name="Text_20_body" style:list-style-name="L54"/>
    <style:style style:name="P189" style:family="paragraph" style:parent-style-name="Text_20_body" style:list-style-name="L55"/>
    <style:style style:name="P190" style:family="paragraph" style:parent-style-name="Text_20_body" style:list-style-name="L56">
      <style:text-properties officeooo:paragraph-rsid="033b6e5a"/>
    </style:style>
    <style:style style:name="P191" style:family="paragraph" style:parent-style-name="Text_20_body" style:list-style-name="L57">
      <style:text-properties officeooo:paragraph-rsid="033cbc15"/>
    </style:style>
    <style:style style:name="P192" style:family="paragraph" style:parent-style-name="Text_20_body" style:list-style-name="L58">
      <style:text-properties officeooo:paragraph-rsid="033d5081"/>
    </style:style>
    <style:style style:name="P193" style:family="paragraph" style:parent-style-name="Text_20_body" style:list-style-name="L60">
      <style:text-properties officeooo:paragraph-rsid="033ff754"/>
    </style:style>
    <style:style style:name="P194" style:family="paragraph" style:parent-style-name="Text_20_body" style:list-style-name="L61">
      <style:text-properties officeooo:paragraph-rsid="03412e33"/>
    </style:style>
    <style:style style:name="P195" style:family="paragraph" style:parent-style-name="Text_20_body" style:list-style-name="L62">
      <style:text-properties officeooo:paragraph-rsid="03412e33"/>
    </style:style>
    <style:style style:name="P196" style:family="paragraph" style:parent-style-name="Text_20_body" style:list-style-name="L63">
      <style:text-properties officeooo:paragraph-rsid="03412e33"/>
    </style:style>
    <style:style style:name="P197" style:family="paragraph" style:parent-style-name="Text_20_body" style:list-style-name="L68">
      <style:text-properties officeooo:rsid="02dc39b4" officeooo:paragraph-rsid="0345368f"/>
    </style:style>
    <style:style style:name="P198" style:family="paragraph" style:parent-style-name="Text_20_body" style:list-style-name="L69">
      <style:text-properties officeooo:paragraph-rsid="0345368f"/>
    </style:style>
    <style:style style:name="P199" style:family="paragraph" style:parent-style-name="Text_20_body" style:list-style-name="L70">
      <style:text-properties officeooo:paragraph-rsid="0345368f"/>
    </style:style>
    <style:style style:name="P200" style:family="paragraph" style:parent-style-name="Text_20_body" style:list-style-name="L71">
      <style:text-properties officeooo:paragraph-rsid="0345368f"/>
    </style:style>
    <style:style style:name="P201" style:family="paragraph" style:parent-style-name="Text_20_body" style:list-style-name="L72">
      <style:text-properties officeooo:paragraph-rsid="0345368f"/>
    </style:style>
    <style:style style:name="P202" style:family="paragraph" style:parent-style-name="Text_20_body" style:list-style-name="L73">
      <style:text-properties officeooo:paragraph-rsid="0345368f"/>
    </style:style>
    <style:style style:name="P203" style:family="paragraph" style:parent-style-name="Text_20_body" style:list-style-name="L74">
      <style:text-properties officeooo:paragraph-rsid="03491c8e"/>
    </style:style>
    <style:style style:name="P204" style:family="paragraph" style:parent-style-name="Text_20_body" style:list-style-name="L75">
      <style:text-properties officeooo:paragraph-rsid="03491c8e"/>
    </style:style>
    <style:style style:name="P205" style:family="paragraph" style:parent-style-name="Text_20_body" style:list-style-name="L76">
      <style:text-properties officeooo:paragraph-rsid="03491c8e"/>
    </style:style>
    <style:style style:name="P206" style:family="paragraph" style:parent-style-name="Text_20_body" style:list-style-name="L77">
      <style:text-properties officeooo:paragraph-rsid="03491c8e"/>
    </style:style>
    <style:style style:name="P207" style:family="paragraph" style:parent-style-name="Text_20_body" style:list-style-name="L78">
      <style:text-properties officeooo:paragraph-rsid="03491c8e"/>
    </style:style>
    <style:style style:name="P208" style:family="paragraph" style:parent-style-name="Text_20_body" style:list-style-name="L79">
      <style:text-properties officeooo:paragraph-rsid="03491c8e"/>
    </style:style>
    <style:style style:name="P209" style:family="paragraph" style:parent-style-name="Text_20_body" style:list-style-name="L80">
      <style:text-properties officeooo:paragraph-rsid="03491c8e"/>
    </style:style>
    <style:style style:name="P210" style:family="paragraph" style:parent-style-name="Text_20_body" style:list-style-name="L81">
      <style:text-properties officeooo:paragraph-rsid="03491c8e"/>
    </style:style>
    <style:style style:name="P211" style:family="paragraph" style:parent-style-name="Text_20_body" style:list-style-name="L82">
      <style:text-properties officeooo:paragraph-rsid="03491c8e"/>
    </style:style>
    <style:style style:name="P212" style:family="paragraph" style:parent-style-name="Text_20_body" style:list-style-name="L83">
      <style:text-properties officeooo:paragraph-rsid="03491c8e"/>
    </style:style>
    <style:style style:name="P213" style:family="paragraph" style:parent-style-name="Text_20_body" style:list-style-name="L84">
      <style:text-properties officeooo:paragraph-rsid="03491c8e"/>
    </style:style>
    <style:style style:name="P214" style:family="paragraph" style:parent-style-name="Text_20_body" style:list-style-name="L85">
      <style:text-properties officeooo:paragraph-rsid="03491c8e"/>
    </style:style>
    <style:style style:name="P215" style:family="paragraph" style:parent-style-name="Text_20_body" style:list-style-name="L86">
      <style:text-properties officeooo:paragraph-rsid="03491c8e"/>
    </style:style>
    <style:style style:name="P216" style:family="paragraph" style:parent-style-name="Text_20_body" style:list-style-name="L87">
      <style:text-properties officeooo:paragraph-rsid="03491c8e"/>
    </style:style>
    <style:style style:name="P217" style:family="paragraph" style:parent-style-name="Text_20_body" style:list-style-name="L88">
      <style:text-properties officeooo:paragraph-rsid="03491c8e"/>
    </style:style>
    <style:style style:name="P218" style:family="paragraph" style:parent-style-name="Text_20_body" style:list-style-name="L89">
      <style:text-properties officeooo:paragraph-rsid="03491c8e"/>
    </style:style>
    <style:style style:name="P219" style:family="paragraph" style:parent-style-name="Text_20_body" style:list-style-name="L90"/>
    <style:style style:name="P220" style:family="paragraph" style:parent-style-name="Text_20_body" style:list-style-name="L91"/>
    <style:style style:name="P221" style:family="paragraph" style:parent-style-name="Text_20_body" style:list-style-name="L92"/>
    <style:style style:name="P222" style:family="paragraph" style:parent-style-name="Text_20_body" style:list-style-name="L93"/>
    <style:style style:name="P223" style:family="paragraph" style:parent-style-name="Text_20_body" style:list-style-name="L94"/>
    <style:style style:name="P224" style:family="paragraph" style:parent-style-name="Text_20_body" style:list-style-name="L95"/>
    <style:style style:name="P225" style:family="paragraph" style:parent-style-name="Text_20_body" style:list-style-name="L96"/>
    <style:style style:name="P226" style:family="paragraph" style:parent-style-name="Text_20_body" style:list-style-name="L97"/>
    <style:style style:name="P227" style:family="paragraph" style:parent-style-name="Text_20_body" style:list-style-name="L98"/>
    <style:style style:name="P228" style:family="paragraph" style:parent-style-name="Text_20_body" style:list-style-name="L99"/>
    <style:style style:name="P229" style:family="paragraph" style:parent-style-name="Text_20_body">
      <style:text-properties officeooo:paragraph-rsid="03602400"/>
    </style:style>
    <style:style style:name="P230" style:family="paragraph" style:parent-style-name="Text_20_body">
      <style:text-properties officeooo:paragraph-rsid="03621de2"/>
    </style:style>
    <style:style style:name="P231" style:family="paragraph" style:parent-style-name="Text_20_body">
      <style:text-properties officeooo:rsid="03621de2" officeooo:paragraph-rsid="03621de2"/>
    </style:style>
    <style:style style:name="P232" style:family="paragraph" style:parent-style-name="Text_20_body">
      <style:text-properties style:text-underline-style="solid" style:text-underline-width="auto" style:text-underline-color="font-color"/>
    </style:style>
    <style:style style:name="P233" style:family="paragraph" style:parent-style-name="Text_20_body">
      <style:text-properties style:text-underline-style="solid" style:text-underline-width="auto" style:text-underline-color="font-color" officeooo:paragraph-rsid="0367347a"/>
    </style:style>
    <style:style style:name="P234" style:family="paragraph" style:parent-style-name="Text_20_body" style:list-style-name="L100">
      <style:text-properties officeooo:paragraph-rsid="036a35de"/>
    </style:style>
    <style:style style:name="P235" style:family="paragraph" style:parent-style-name="Text_20_body" style:list-style-name="L64">
      <style:paragraph-properties fo:margin-top="0.423cm" fo:margin-bottom="0.212cm" style:contextual-spacing="false"/>
      <style:text-properties officeooo:rsid="03688a6f" officeooo:paragraph-rsid="03688a6f"/>
    </style:style>
    <style:style style:name="P236" style:family="paragraph" style:parent-style-name="Text_20_body" style:list-style-name="L65">
      <style:text-properties officeooo:rsid="03688a6f" officeooo:paragraph-rsid="03688a6f"/>
    </style:style>
    <style:style style:name="P237" style:family="paragraph" style:parent-style-name="Text_20_body">
      <style:text-properties officeooo:rsid="03688a6f" officeooo:paragraph-rsid="03688a6f"/>
    </style:style>
    <style:style style:name="P238" style:family="paragraph" style:parent-style-name="Text_20_body" style:list-style-name="L101" style:master-page-name="">
      <loext:graphic-properties draw:fill="none"/>
      <style:paragraph-properties fo:margin-left="1.3cm" fo:margin-right="0cm" fo:margin-top="0cm" fo:margin-bottom="0.212cm" style:contextual-spacing="false" fo:text-indent="-0.6cm" style:auto-text-indent="false" style:page-number="auto" fo:background-color="transparent"/>
      <style:text-properties officeooo:paragraph-rsid="0367347a"/>
    </style:style>
    <style:style style:name="P239" style:family="paragraph" style:parent-style-name="Text_20_body">
      <style:text-properties officeooo:paragraph-rsid="036be37c"/>
    </style:style>
    <style:style style:name="P240" style:family="paragraph" style:parent-style-name="Text_20_body">
      <style:text-properties officeooo:rsid="036be37c" officeooo:paragraph-rsid="036be37c"/>
    </style:style>
    <style:style style:name="P241" style:family="paragraph" style:parent-style-name="Text_20_body">
      <style:text-properties officeooo:paragraph-rsid="036cf735"/>
    </style:style>
    <style:style style:name="P242" style:family="paragraph" style:parent-style-name="Text_20_body">
      <style:text-properties officeooo:paragraph-rsid="036e5c7a"/>
    </style:style>
    <style:style style:name="P243" style:family="paragraph" style:parent-style-name="Text_20_body">
      <style:text-properties officeooo:paragraph-rsid="036fb718"/>
    </style:style>
    <style:style style:name="P244" style:family="paragraph" style:parent-style-name="Text_20_body">
      <style:text-properties officeooo:paragraph-rsid="0371e67b"/>
    </style:style>
    <style:style style:name="P245" style:family="paragraph" style:parent-style-name="Text_20_body">
      <style:text-properties officeooo:paragraph-rsid="03733ca2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2e2610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2e3ecb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2f463f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31e780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2e6db4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2f7822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2fe3e9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2f7ed2e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314a8b6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2fbc193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bold" officeooo:rsid="032b51bf" style:font-style-asian="italic" style:font-weight-asian="bold" style:font-style-complex="italic" style:font-weight-complex="bold"/>
    </style:style>
    <style:style style:name="T15" style:family="text">
      <style:text-properties style:font-name="Tahoma" fo:font-size="18pt" style:font-size-asian="18pt" style:font-size-complex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officeooo:rsid="029ed41f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loext:opacity="100%" fo:font-style="italic" fo:font-weight="bold" officeooo:rsid="02f59f18" style:font-style-asian="italic" style:font-weight-asian="bold" style:font-style-complex="italic" style:font-weight-complex="bold"/>
    </style:style>
    <style:style style:name="T21" style:family="text">
      <style:text-properties fo:color="#c9211e" loext:opacity="100%" fo:font-style="italic" fo:font-weight="bold" officeooo:rsid="031d68b4" style:font-style-asian="italic" style:font-weight-asian="bold" style:font-style-complex="italic" style:font-weight-complex="bold"/>
    </style:style>
    <style:style style:name="T22" style:family="text">
      <style:text-properties fo:color="#c9211e" loext:opacity="100%" fo:font-style="italic" fo:font-weight="bold" officeooo:rsid="031e7800" style:font-style-asian="italic" style:font-weight-asian="bold" style:font-style-complex="italic" style:font-weight-complex="bold"/>
    </style:style>
    <style:style style:name="T23" style:family="text">
      <style:text-properties fo:color="#c9211e" loext:opacity="100%" fo:font-style="italic" style:font-style-asian="italic" style:font-style-complex="italic"/>
    </style:style>
    <style:style style:name="T24" style:family="text">
      <style:text-properties fo:color="#c9211e" loext:opacity="100%" fo:font-style="italic" officeooo:rsid="03070a25" style:font-style-asian="italic" style:font-style-complex="italic"/>
    </style:style>
    <style:style style:name="T25" style:family="text">
      <style:text-properties fo:color="#c9211e" loext:opacity="100%" fo:font-style="italic" officeooo:rsid="0309efba" style:font-style-asian="italic" style:font-style-complex="italic"/>
    </style:style>
    <style:style style:name="T26" style:family="text">
      <style:text-properties fo:color="#c9211e" loext:opacity="100%" officeooo:rsid="03008f99"/>
    </style:style>
    <style:style style:name="T27" style:family="text">
      <style:text-properties fo:color="#c9211e" loext:opacity="100%" style:font-name="Times New Roman" fo:font-style="italic" style:font-style-asian="italic" style:font-style-complex="italic"/>
    </style:style>
    <style:style style:name="T28" style:family="text">
      <style:text-properties officeooo:rsid="02d61cf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normal" officeooo:rsid="0371e67b" style:font-weight-asian="normal" style:font-weight-complex="normal"/>
    </style:style>
    <style:style style:name="T32" style:family="text">
      <style:text-properties style:text-underline-style="none" fo:font-weight="normal" officeooo:rsid="03733ca2" style:font-weight-asian="normal" style:font-weight-complex="normal"/>
    </style:style>
    <style:style style:name="T33" style:family="text">
      <style:text-properties officeooo:rsid="02e1702c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2e1702c" style:font-weight-asian="normal" style:font-weight-complex="normal"/>
    </style:style>
    <style:style style:name="T36" style:family="text">
      <style:text-properties fo:font-weight="normal" officeooo:rsid="02e6db42" style:font-weight-asian="normal" style:font-weight-complex="normal"/>
    </style:style>
    <style:style style:name="T37" style:family="text">
      <style:text-properties fo:font-weight="normal" officeooo:rsid="02f59f18" style:font-weight-asian="normal" style:font-weight-complex="normal"/>
    </style:style>
    <style:style style:name="T38" style:family="text">
      <style:text-properties fo:font-weight="normal" officeooo:rsid="02f7822b" style:font-weight-asian="normal" style:font-weight-complex="normal"/>
    </style:style>
    <style:style style:name="T39" style:family="text">
      <style:text-properties fo:font-weight="normal" officeooo:rsid="02f7ed2e" style:font-weight-asian="normal" style:font-weight-complex="normal"/>
    </style:style>
    <style:style style:name="T40" style:family="text">
      <style:text-properties fo:font-weight="normal" officeooo:rsid="02f9c7e7" style:font-weight-asian="normal" style:font-weight-complex="normal"/>
    </style:style>
    <style:style style:name="T41" style:family="text">
      <style:text-properties fo:font-weight="normal" officeooo:rsid="02fe3e96" style:font-weight-asian="normal" style:font-weight-complex="normal"/>
    </style:style>
    <style:style style:name="T42" style:family="text">
      <style:text-properties fo:font-weight="normal" officeooo:rsid="030662a8" style:font-weight-asian="normal" style:font-weight-complex="normal"/>
    </style:style>
    <style:style style:name="T43" style:family="text">
      <style:text-properties fo:font-weight="normal" officeooo:rsid="03154919" style:font-weight-asian="normal" style:font-weight-complex="normal"/>
    </style:style>
    <style:style style:name="T44" style:family="text">
      <style:text-properties fo:font-weight="normal" officeooo:rsid="031629ba" style:font-weight-asian="normal" style:font-weight-complex="normal"/>
    </style:style>
    <style:style style:name="T45" style:family="text">
      <style:text-properties fo:font-weight="normal" officeooo:rsid="031d68b4" style:font-weight-asian="normal" style:font-weight-complex="normal"/>
    </style:style>
    <style:style style:name="T46" style:family="text">
      <style:text-properties fo:font-weight="normal" officeooo:rsid="031c4a80" style:font-weight-asian="normal" style:font-weight-complex="normal"/>
    </style:style>
    <style:style style:name="T47" style:family="text">
      <style:text-properties fo:font-weight="normal" officeooo:rsid="031e7800" style:font-weight-asian="normal" style:font-weight-complex="normal"/>
    </style:style>
    <style:style style:name="T48" style:family="text">
      <style:text-properties fo:font-weight="normal" officeooo:rsid="0328ebdd" style:font-weight-asian="normal" style:font-weight-complex="normal"/>
    </style:style>
    <style:style style:name="T49" style:family="text">
      <style:text-properties fo:font-weight="normal" officeooo:rsid="0332f7aa" style:font-weight-asian="normal" style:font-weight-complex="normal"/>
    </style:style>
    <style:style style:name="T50" style:family="text">
      <style:text-properties fo:font-weight="normal" officeooo:rsid="03399c22" style:font-weight-asian="normal" style:font-weight-complex="normal"/>
    </style:style>
    <style:style style:name="T51" style:family="text">
      <style:text-properties fo:font-weight="normal" officeooo:rsid="033cbc15" style:font-weight-asian="normal" style:font-weight-complex="normal"/>
    </style:style>
    <style:style style:name="T52" style:family="text">
      <style:text-properties fo:font-weight="normal" officeooo:rsid="036be37c" style:font-weight-asian="normal" style:font-weight-complex="normal"/>
    </style:style>
    <style:style style:name="T53" style:family="text">
      <style:text-properties fo:font-weight="normal" officeooo:rsid="03602400" style:font-weight-asian="normal" style:font-weight-complex="normal"/>
    </style:style>
    <style:style style:name="T54" style:family="text">
      <style:text-properties fo:font-weight="normal" officeooo:rsid="03733ca2" style:font-weight-asian="normal" style:font-weight-complex="normal"/>
    </style:style>
    <style:style style:name="T55" style:family="text">
      <style:text-properties officeooo:rsid="02e303c4"/>
    </style:style>
    <style:style style:name="T56" style:family="text">
      <style:text-properties officeooo:rsid="02e3ecbb"/>
    </style:style>
    <style:style style:name="T57" style:family="text">
      <style:text-properties officeooo:rsid="02e42304"/>
    </style:style>
    <style:style style:name="T58" style:family="text">
      <style:text-properties officeooo:rsid="02e4304e"/>
    </style:style>
    <style:style style:name="T59" style:family="text">
      <style:text-properties officeooo:rsid="02e66726"/>
    </style:style>
    <style:style style:name="T60" style:family="text">
      <style:text-properties officeooo:rsid="02e6db42"/>
    </style:style>
    <style:style style:name="T61" style:family="text">
      <style:text-properties officeooo:rsid="02e8ac47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2f9c7e7" style:font-weight-asian="bold" style:font-weight-complex="bold"/>
    </style:style>
    <style:style style:name="T64" style:family="text">
      <style:text-properties fo:font-style="normal" fo:font-weight="normal" officeooo:rsid="029ed41f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2e303c4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style:font-style-asian="normal" style:font-style-complex="normal"/>
    </style:style>
    <style:style style:name="T67" style:family="text">
      <style:text-properties fo:font-style="normal" style:text-underline-style="none" officeooo:rsid="032b51bf" style:font-style-asian="normal" style:font-style-complex="normal"/>
    </style:style>
    <style:style style:name="T68" style:family="text">
      <style:text-properties officeooo:rsid="02ecdabe"/>
    </style:style>
    <style:style style:name="T69" style:family="text">
      <style:text-properties officeooo:rsid="02f463f1"/>
    </style:style>
    <style:style style:name="T70" style:family="text">
      <style:text-properties officeooo:rsid="02f59f18"/>
    </style:style>
    <style:style style:name="T71" style:family="text">
      <style:text-properties officeooo:rsid="02f7ed2e"/>
    </style:style>
    <style:style style:name="T72" style:family="text">
      <style:text-properties style:font-name="Arial1" style:font-name-asian="WenQuanYi Micro Hei" style:font-name-complex="Lohit Hindi2"/>
    </style:style>
    <style:style style:name="T73" style:family="text">
      <style:text-properties officeooo:rsid="02fc998e"/>
    </style:style>
    <style:style style:name="T74" style:family="text">
      <style:text-properties officeooo:rsid="02ffd5b8"/>
    </style:style>
    <style:style style:name="T75" style:family="text">
      <style:text-properties officeooo:rsid="03008f99"/>
    </style:style>
    <style:style style:name="T76" style:family="text">
      <style:text-properties officeooo:rsid="030417b2"/>
    </style:style>
    <style:style style:name="T77" style:family="text">
      <style:text-properties officeooo:rsid="03047606"/>
    </style:style>
    <style:style style:name="T78" style:family="text">
      <style:text-properties officeooo:rsid="030662a8"/>
    </style:style>
    <style:style style:name="T79" style:family="text">
      <style:text-properties officeooo:rsid="03070a25"/>
    </style:style>
    <style:style style:name="T80" style:family="text">
      <style:text-properties officeooo:rsid="0308e74a"/>
    </style:style>
    <style:style style:name="T81" style:family="text">
      <style:text-properties officeooo:rsid="0309efba"/>
    </style:style>
    <style:style style:name="T82" style:family="text">
      <style:text-properties officeooo:rsid="030bc947"/>
    </style:style>
    <style:style style:name="T83" style:family="text">
      <style:text-properties officeooo:rsid="030db270"/>
    </style:style>
    <style:style style:name="T84" style:family="text">
      <style:text-properties officeooo:rsid="030e2182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7" style:family="text">
      <style:text-properties style:text-underline-style="solid" style:text-underline-width="auto" style:text-underline-color="font-color" fo:font-weight="normal" officeooo:rsid="031d68b4" style:font-weight-asian="normal" style:font-weight-complex="normal"/>
    </style:style>
    <style:style style:name="T88" style:family="text">
      <style:text-properties style:text-underline-style="solid" style:text-underline-width="auto" style:text-underline-color="font-color" fo:font-weight="normal" officeooo:rsid="0321c64f" style:font-weight-asian="normal" style:font-weight-complex="normal"/>
    </style:style>
    <style:style style:name="T89" style:family="text">
      <style:text-properties style:text-underline-style="solid" style:text-underline-width="auto" style:text-underline-color="font-color" fo:font-weight="normal" officeooo:rsid="02ecdabe" style:font-weight-asian="normal" style:font-weight-complex="normal"/>
    </style:style>
    <style:style style:name="T90" style:family="text">
      <style:text-properties style:text-underline-style="solid" style:text-underline-width="auto" style:text-underline-color="font-color" fo:font-weight="normal" officeooo:rsid="02f9c7e7" style:font-weight-asian="normal" style:font-weight-complex="normal"/>
    </style:style>
    <style:style style:name="T91" style:family="text">
      <style:text-properties style:text-underline-style="solid" style:text-underline-width="auto" style:text-underline-color="font-color" fo:font-weight="normal" officeooo:rsid="03399c22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fo:font-weight="normal" officeooo:rsid="03621de2" style:font-weight-asian="normal" style:font-weight-complex="normal"/>
    </style:style>
    <style:style style:name="T93" style:family="text">
      <style:text-properties style:text-underline-style="solid" style:text-underline-width="auto" style:text-underline-color="font-color" fo:font-weight="normal" officeooo:rsid="036be37c" style:font-weight-asian="normal" style:font-weight-complex="normal"/>
    </style:style>
    <style:style style:name="T94" style:family="text">
      <style:text-properties style:text-underline-style="solid" style:text-underline-width="auto" style:text-underline-color="font-color" fo:font-weight="normal" officeooo:rsid="036cf735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fo:font-weight="normal" officeooo:rsid="0347c4e8" style:font-weight-asian="normal" style:font-weight-complex="normal"/>
    </style:style>
    <style:style style:name="T96" style:family="text">
      <style:text-properties style:text-underline-style="solid" style:text-underline-width="auto" style:text-underline-color="font-color" fo:font-weight="normal" officeooo:rsid="036fb718" style:font-weight-asian="normal" style:font-weight-complex="normal"/>
    </style:style>
    <style:style style:name="T97" style:family="text">
      <style:text-properties style:text-underline-style="solid" style:text-underline-width="auto" style:text-underline-color="font-color" fo:font-weight="normal" officeooo:rsid="0371e67b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fo:font-weight="normal" officeooo:rsid="03733ca2" style:font-weight-asian="normal" style:font-weight-complex="normal"/>
    </style:style>
    <style:style style:name="T99" style:family="text">
      <style:text-properties style:text-underline-style="solid" style:text-underline-width="auto" style:text-underline-color="font-color" officeooo:rsid="02f9c7e7"/>
    </style:style>
    <style:style style:name="T100" style:family="text">
      <style:text-properties style:text-underline-style="solid" style:text-underline-width="auto" style:text-underline-color="font-color" officeooo:rsid="03522207"/>
    </style:style>
    <style:style style:name="T101" style:family="text">
      <style:text-properties officeooo:rsid="0310c63d"/>
    </style:style>
    <style:style style:name="T102" style:family="text">
      <style:text-properties officeooo:rsid="031260fb"/>
    </style:style>
    <style:style style:name="T103" style:family="text">
      <style:text-properties style:font-name="Times New Roman"/>
    </style:style>
    <style:style style:name="T104" style:family="text">
      <style:text-properties style:font-name="Times New Roman" style:text-underline-style="solid" style:text-underline-width="auto" style:text-underline-color="font-color"/>
    </style:style>
    <style:style style:name="T105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06" style:family="text">
      <style:text-properties style:font-name="Times New Roman" officeooo:rsid="033fd2e6"/>
    </style:style>
    <style:style style:name="T107" style:family="text">
      <style:text-properties style:font-name="Arial"/>
    </style:style>
    <style:style style:name="T108" style:family="text">
      <style:text-properties officeooo:rsid="0313430e"/>
    </style:style>
    <style:style style:name="T109" style:family="text">
      <style:text-properties officeooo:rsid="0314a8b6"/>
    </style:style>
    <style:style style:name="T110" style:family="text">
      <style:text-properties officeooo:rsid="0315d04e"/>
    </style:style>
    <style:style style:name="T111" style:family="text">
      <style:text-properties officeooo:rsid="031d68b4"/>
    </style:style>
    <style:style style:name="T112" style:family="text">
      <style:text-properties fo:font-size="10pt" style:font-size-asian="10pt" style:font-size-complex="10pt"/>
    </style:style>
    <style:style style:name="T113" style:family="text">
      <style:text-properties fo:font-size="10pt" officeooo:rsid="0341d46a" style:font-size-asian="10pt" style:font-size-complex="10pt"/>
    </style:style>
    <style:style style:name="T114" style:family="text">
      <style:text-properties officeooo:rsid="03210682"/>
    </style:style>
    <style:style style:name="T115" style:family="text">
      <style:text-properties fo:color="#000000" loext:opacity="100%" style:font-name="Arial1" fo:font-size="10.5pt" fo:font-style="normal" style:text-underline-style="solid" style:text-underline-width="auto" style:text-underline-color="font-color" fo:font-weight="normal" officeooo:rsid="0321c64f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T116" style:family="text">
      <style:text-properties fo:color="#000000" loext:opacity="100%" style:font-name="Times New Roman" fo:font-style="normal" officeooo:rsid="032b51bf" style:font-style-asian="normal" style:font-style-complex="normal"/>
    </style:style>
    <style:style style:name="T117" style:family="text">
      <style:text-properties officeooo:rsid="0321c64f"/>
    </style:style>
    <style:style style:name="T118" style:family="text">
      <style:text-properties officeooo:rsid="0326fd64"/>
    </style:style>
    <style:style style:name="T119" style:family="text">
      <style:text-properties fo:background-color="transparent" loext:char-shading-value="0"/>
    </style:style>
    <style:style style:name="T120" style:family="text">
      <style:text-properties officeooo:rsid="03285057"/>
    </style:style>
    <style:style style:name="T121" style:family="text">
      <style:text-properties officeooo:rsid="0328ebdd"/>
    </style:style>
    <style:style style:name="T122" style:family="text">
      <style:text-properties style:font-name="arial"/>
    </style:style>
    <style:style style:name="T123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officeooo:rsid="032a62ae"/>
    </style:style>
    <style:style style:name="T125" style:family="text">
      <style:text-properties officeooo:rsid="032d5c60"/>
    </style:style>
    <style:style style:name="T126" style:family="text">
      <style:text-properties officeooo:rsid="0332f7aa"/>
    </style:style>
    <style:style style:name="T127" style:family="text">
      <style:text-properties officeooo:rsid="03376a6f"/>
    </style:style>
    <style:style style:name="T128" style:family="text">
      <style:text-properties officeooo:rsid="03399c22"/>
    </style:style>
    <style:style style:name="T129" style:family="text">
      <style:text-properties officeooo:rsid="033b6e5a"/>
    </style:style>
    <style:style style:name="T130" style:family="text">
      <style:text-properties officeooo:rsid="033cbc15"/>
    </style:style>
    <style:style style:name="T131" style:family="text">
      <style:text-properties officeooo:rsid="033d5081"/>
    </style:style>
    <style:style style:name="T132" style:family="text">
      <style:text-properties officeooo:rsid="033d682e"/>
    </style:style>
    <style:style style:name="T133" style:family="text">
      <style:text-properties officeooo:rsid="033f1bd8"/>
    </style:style>
    <style:style style:name="T134" style:family="text">
      <style:text-properties officeooo:rsid="033fd2e6"/>
    </style:style>
    <style:style style:name="T135" style:family="text">
      <style:text-properties officeooo:rsid="033ff754"/>
    </style:style>
    <style:style style:name="T136" style:family="text">
      <style:text-properties officeooo:rsid="03412e33"/>
    </style:style>
    <style:style style:name="T137" style:family="text">
      <style:text-properties officeooo:rsid="0341d46a"/>
    </style:style>
    <style:style style:name="T138" style:family="text">
      <style:text-properties officeooo:rsid="0344121f"/>
    </style:style>
    <style:style style:name="T139" style:family="text">
      <style:text-properties officeooo:rsid="0345368f"/>
    </style:style>
    <style:style style:name="T140" style:family="text">
      <style:text-properties officeooo:rsid="0347c4e8"/>
    </style:style>
    <style:style style:name="T141" style:family="text">
      <style:text-properties officeooo:rsid="03491c8e"/>
    </style:style>
    <style:style style:name="T142" style:family="text">
      <style:text-properties officeooo:rsid="02dd7739"/>
    </style:style>
    <style:style style:name="T143" style:family="text">
      <style:text-properties officeooo:rsid="034a432c"/>
    </style:style>
    <style:style style:name="T144" style:family="text">
      <style:text-properties officeooo:rsid="034b5cca"/>
    </style:style>
    <style:style style:name="T145" style:family="text">
      <style:text-properties officeooo:rsid="034be136"/>
    </style:style>
    <style:style style:name="T146" style:family="text">
      <style:text-properties officeooo:rsid="034da416"/>
    </style:style>
    <style:style style:name="T147" style:family="text">
      <style:text-properties fo:color="#a9b7c6" loext:opacity="100%" style:font-name="JetBrains Mono1" fo:font-size="15pt" fo:font-style="normal" fo:font-weight="normal" style:font-size-asian="15pt" style:font-style-asian="normal" style:font-weight-asian="normal"/>
    </style:style>
    <style:style style:name="T148" style:family="text">
      <style:text-properties officeooo:rsid="03522207"/>
    </style:style>
    <style:style style:name="T149" style:family="text">
      <style:text-properties officeooo:rsid="035553e3"/>
    </style:style>
    <style:style style:name="T150" style:family="text">
      <style:text-properties officeooo:rsid="035c0774"/>
    </style:style>
    <style:style style:name="T151" style:family="text">
      <style:text-properties officeooo:rsid="035c5fe1"/>
    </style:style>
    <style:style style:name="T152" style:family="text">
      <style:text-properties style:font-name="Times New Roman"/>
    </style:style>
    <style:style style:name="T153" style:family="text">
      <style:text-properties fo:color="#cc7832" loext:opacity="100%" style:font-name="JetBrains Mono1" fo:font-size="15pt" fo:font-style="normal" fo:font-weight="normal" style:font-size-asian="15pt" style:font-style-asian="normal" style:font-weight-asian="normal"/>
    </style:style>
    <style:style style:name="T154" style:family="text">
      <style:text-properties fo:color="#e8bf6a" loext:opacity="100%" style:font-name="JetBrains Mono1" fo:font-size="15pt" fo:font-style="normal" fo:font-weight="normal" style:font-size-asian="15pt" style:font-style-asian="normal" style:font-weight-asian="normal"/>
    </style:style>
    <style:style style:name="T155" style:family="text">
      <style:text-properties officeooo:rsid="03602400"/>
    </style:style>
    <style:style style:name="T156" style:family="text">
      <style:text-properties officeooo:rsid="0360d4e9"/>
    </style:style>
    <style:style style:name="T157" style:family="text">
      <style:text-properties officeooo:rsid="03621de2"/>
    </style:style>
    <style:style style:name="T158" style:family="text">
      <style:text-properties officeooo:rsid="03688a6f"/>
    </style:style>
    <style:style style:name="T159" style:family="text">
      <style:text-properties officeooo:rsid="036a35de"/>
    </style:style>
    <style:style style:name="T160" style:family="text">
      <style:text-properties officeooo:rsid="036be37c"/>
    </style:style>
    <style:style style:name="T161" style:family="text">
      <style:text-properties officeooo:rsid="036e5c7a"/>
    </style:style>
    <style:style style:name="T162" style:family="text">
      <style:text-properties officeooo:rsid="0371e67b"/>
    </style:style>
    <style:style style:name="T163" style:family="text">
      <style:text-properties officeooo:rsid="03733ca2"/>
    </style:style>
    <style:style style:name="T164" style:family="text">
      <style:text-properties officeooo:rsid="03752e55"/>
    </style:style>
    <style:style style:name="T165" style:family="text">
      <style:text-properties officeooo:rsid="03753543"/>
    </style:style>
    <style:style style:name="T166" style:family="text">
      <style:text-properties officeooo:rsid="03756e1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6">Cahier de TP <text:line-break/>« </text:span><text:span text:style-name="T15">Liferay 7.x - Développer un portail d'entreprise</text:span><text:span text:style-name="T16">»</text:span></text:p>
      <text:p text:style-name="P1"/>
      <text:p text:style-name="P7">Pré-requis :</text:p>
      <text:p text:style-name="P3">Poste développeur avec accès réseau Internet libre</text:p>
      <text:p text:style-name="P3">Linux (Recommandé) ou Windows 10</text:p>
      <text:p text:style-name="P3">Pré-installation de :</text:p>
      <text:list text:style-name="L1">
        <text:list-item>
          <text:p text:style-name="P114">Git</text:p>
        </text:list-item>
        <text:list-item>
          <text:p text:style-name="P114">JDK<text:span text:style-name="T28">1</text:span><text:span text:style-name="T17">1</text:span><text:span text:style-name="T145">+</text:span></text:p>
        </text:list-item>
        <text:list-item>
          <text:p text:style-name="P115"><text:span text:style-name="T149">npx, </text:span>npm</text:p>
        </text:list-item>
        <text:list-item>
          <text:p text:style-name="P116">IDEs : IntelliJ</text:p>
        </text:list-item>
      </text:list>
      <text:p text:style-name="P3"/>
      <text:p text:style-name="P3"/>
      <text:p text:style-name="P3"/>
      <text:p text:style-name="P2"/>
      <text:p text:style-name="P4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68"><text:a xlink:type="simple" xlink:href="#__RefHeading___Toc2459_2030798262" text:style-name="Index_20_Link" text:visited-style-name="Index_20_Link">Présentation projet fil rouge :<text:tab/>3</text:a></text:p>
          <text:p text:style-name="P68"><text:a xlink:type="simple" xlink:href="#__RefHeading___Toc5145_1082733874" text:style-name="Index_20_Link" text:visited-style-name="Index_20_Link">Atelier 1: Installation Liferay 7.4 + Base de données<text:tab/>4</text:a></text:p>
          <text:p text:style-name="P69"><text:a xlink:type="simple" xlink:href="#__RefHeading___Toc2461_2030798262" text:style-name="Index_20_Link" text:visited-style-name="Index_20_Link">1.1 Installation d’une base Postgres<text:tab/>4</text:a></text:p>
          <text:p text:style-name="P69"><text:a xlink:type="simple" xlink:href="#__RefHeading___Toc2463_2030798262" text:style-name="Index_20_Link" text:visited-style-name="Index_20_Link">1.2 Démarrage Bundle Tomcat<text:tab/>4</text:a></text:p>
          <text:p text:style-name="P69"><text:a xlink:type="simple" xlink:href="#__RefHeading___Toc2311_2030798262" text:style-name="Index_20_Link" text:visited-style-name="Index_20_Link">1.2 Assistant de configuration initiale<text:tab/>5</text:a></text:p>
          <text:p text:style-name="P68"><text:a xlink:type="simple" xlink:href="#__RefHeading___Toc2465_2030798262" text:style-name="Index_20_Link" text:visited-style-name="Index_20_Link">Atelier 2 : Sites, Pages et Navigation<text:tab/>6</text:a></text:p>
          <text:p text:style-name="P69"><text:a xlink:type="simple" xlink:href="#__RefHeading___Toc2467_2030798262" text:style-name="Index_20_Link" text:visited-style-name="Index_20_Link">2.1 Lister les sites<text:tab/>6</text:a></text:p>
          <text:p text:style-name="P69"><text:a xlink:type="simple" xlink:href="#__RefHeading___Toc5458_263690486" text:style-name="Index_20_Link" text:visited-style-name="Index_20_Link">2.2 Création de pages<text:tab/>6</text:a></text:p>
          <text:p text:style-name="P69"><text:a xlink:type="simple" xlink:href="#__RefHeading___Toc5460_263690486" text:style-name="Index_20_Link" text:visited-style-name="Index_20_Link">2.3 Organiser la navigation<text:tab/>7</text:a></text:p>
          <text:p text:style-name="P68"><text:a xlink:type="simple" xlink:href="#__RefHeading___Toc2477_2030798262" text:style-name="Index_20_Link" text:visited-style-name="Index_20_Link">Atelier 3 : Fonctions CMS : contenus, structures &amp; templates<text:tab/>9</text:a></text:p>
          <text:p text:style-name="P69"><text:a xlink:type="simple" xlink:href="#__RefHeading___Toc5481_263690486" text:style-name="Index_20_Link" text:visited-style-name="Index_20_Link">3.1 Mise à jour d’un contenu statique<text:tab/>9</text:a></text:p>
          <text:p text:style-name="P69"><text:a xlink:type="simple" xlink:href="#__RefHeading___Toc2479_2030798262" text:style-name="Index_20_Link" text:visited-style-name="Index_20_Link">3.2. Créer une structure nommé Actualité<text:tab/>9</text:a></text:p>
          <text:p text:style-name="P69"><text:a xlink:type="simple" xlink:href="#__RefHeading___Toc2481_2030798262" text:style-name="Index_20_Link" text:visited-style-name="Index_20_Link">3.2 Créer un gabarit Freemarker<text:tab/>9</text:a></text:p>
          <text:p text:style-name="P69"><text:a xlink:type="simple" xlink:href="#__RefHeading___Toc2483_2030798262" text:style-name="Index_20_Link" text:visited-style-name="Index_20_Link">3.3 Créer un Web Content utilisant la structure<text:tab/>10</text:a></text:p>
          <text:p text:style-name="P69"><text:a xlink:type="simple" xlink:href="#__RefHeading___Toc2485_2030798262" text:style-name="Index_20_Link" text:visited-style-name="Index_20_Link">3.4. Afficher l’article dans une page<text:tab/>10</text:a></text:p>
          <text:p text:style-name="P68"><text:a xlink:type="simple" xlink:href="#__RefHeading___Toc5520_263690486" text:style-name="Index_20_Link" text:visited-style-name="Index_20_Link">Atelier 4 : Tables fondamentales de Liferay<text:tab/>12</text:a></text:p>
          <text:p text:style-name="P69"><text:a xlink:type="simple" xlink:href="#__RefHeading___Toc5522_263690486" text:style-name="Index_20_Link" text:visited-style-name="Index_20_Link">4.1. Les sites<text:tab/>12</text:a></text:p>
          <text:p text:style-name="P69"><text:a xlink:type="simple" xlink:href="#__RefHeading___Toc5524_263690486" text:style-name="Index_20_Link" text:visited-style-name="Index_20_Link">4.2 Utilisateurs et rôles<text:tab/>12</text:a></text:p>
          <text:p text:style-name="P69"><text:a xlink:type="simple" xlink:href="#__RefHeading___Toc5528_263690486" text:style-name="Index_20_Link" text:visited-style-name="Index_20_Link">4.3 Les pages<text:tab/>13</text:a></text:p>
          <text:p text:style-name="P69"><text:a xlink:type="simple" xlink:href="#__RefHeading___Toc5532_263690486" text:style-name="Index_20_Link" text:visited-style-name="Index_20_Link">4.4. Contenus : Web Contents + leurs structures<text:tab/>15</text:a></text:p>
          <text:p text:style-name="P69"><text:a xlink:type="simple" xlink:href="#__RefHeading___Toc5534_263690486" text:style-name="Index_20_Link" text:visited-style-name="Index_20_Link">4.5 Documents &amp; Media<text:tab/>16</text:a></text:p>
          <text:p text:style-name="P68"><text:a xlink:type="simple" xlink:href="#__RefHeading___Toc5376_263690486" text:style-name="Index_20_Link" text:visited-style-name="Index_20_Link">Atelier 5 : Gestion de la configuration<text:tab/>17</text:a></text:p>
          <text:p text:style-name="P69"><text:a xlink:type="simple" xlink:href="#__RefHeading___Toc5378_263690486" text:style-name="Index_20_Link" text:visited-style-name="Index_20_Link">5.1 Propriétés de portal-ext<text:tab/>17</text:a></text:p>
          <text:p text:style-name="P69"><text:a xlink:type="simple" xlink:href="#__RefHeading___Toc5380_263690486" text:style-name="Index_20_Link" text:visited-style-name="Index_20_Link">5.2. Configuration OSGi<text:tab/>17</text:a></text:p>
          <text:p text:style-name="P69"><text:a xlink:type="simple" xlink:href="#__RefHeading___Toc5552_263690486" text:style-name="Index_20_Link" text:visited-style-name="Index_20_Link">5.3 Verbosité des logs<text:tab/>18</text:a></text:p>
          <text:p text:style-name="P68"><text:a xlink:type="simple" xlink:href="#__RefHeading___Toc5384_263690486" text:style-name="Index_20_Link" text:visited-style-name="Index_20_Link">Atelier 6 : Exploitation des modules OSGI<text:tab/>19</text:a></text:p>
          <text:p text:style-name="P68"><text:a xlink:type="simple" xlink:href="#__RefHeading___Toc5578_263690486" text:style-name="Index_20_Link" text:visited-style-name="Index_20_Link">Atelier 7 : Staging + Export/Import<text:tab/>20</text:a></text:p>
          <text:p text:style-name="P69"><text:a xlink:type="simple" xlink:href="#__RefHeading___Toc5568_263690486" text:style-name="Index_20_Link" text:visited-style-name="Index_20_Link">7.1 Staging<text:tab/>20</text:a></text:p>
          <text:p text:style-name="P69"><text:a xlink:type="simple" xlink:href="#__RefHeading___Toc5570_263690486" text:style-name="Index_20_Link" text:visited-style-name="Index_20_Link">7.2 Export / Import<text:tab/>20</text:a></text:p>
          <text:p text:style-name="P68"><text:a xlink:type="simple" xlink:href="#__RefHeading___Toc5394_263690486" text:style-name="Index_20_Link" text:visited-style-name="Index_20_Link">Atelier 8 : Développement Portlet MVC simple<text:tab/>21</text:a></text:p>
          <text:p text:style-name="P69"><text:a xlink:type="simple" xlink:href="#__RefHeading___Toc5396_263690486" text:style-name="Index_20_Link" text:visited-style-name="Index_20_Link"><text:soft-page-break/>8.1 Mise en place du workspace<text:tab/>21</text:a></text:p>
          <text:p text:style-name="P69"><text:a xlink:type="simple" xlink:href="#__RefHeading___Toc5587_263690486" text:style-name="Index_20_Link" text:visited-style-name="Index_20_Link">8.2 Import du workspace dans l’IDE<text:tab/>21</text:a></text:p>
          <text:p text:style-name="P69"><text:a xlink:type="simple" xlink:href="#__RefHeading___Toc5582_263690486" text:style-name="Index_20_Link" text:visited-style-name="Index_20_Link">8.3 Création d’un module portlet<text:tab/>21</text:a></text:p>
          <text:p text:style-name="P69"><text:a xlink:type="simple" xlink:href="#__RefHeading___Toc5404_263690486" text:style-name="Index_20_Link" text:visited-style-name="Index_20_Link">8.4. Ajouter la portlet<text:tab/>23</text:a></text:p>
          <text:p text:style-name="P68"><text:a xlink:type="simple" xlink:href="#__RefHeading___Toc878_2030798262" text:style-name="Index_20_Link" text:visited-style-name="Index_20_Link">Ateliers 9 : Développement d’une Portlet MVC avec validation<text:tab/>24</text:a></text:p>
          <text:p text:style-name="P69"><text:a xlink:type="simple" xlink:href="#__RefHeading___Toc2325_2030798262" text:style-name="Index_20_Link" text:visited-style-name="Index_20_Link">9.1 Création du module<text:tab/>24</text:a></text:p>
          <text:p text:style-name="P69"><text:a xlink:type="simple" xlink:href="#__RefHeading___Toc2331_2030798262" text:style-name="Index_20_Link" text:visited-style-name="Index_20_Link">9.2 Implémenter l’Action Command<text:tab/>25</text:a></text:p>
          <text:p text:style-name="P68"><text:a xlink:type="simple" xlink:href="#__RefHeading___Toc5406_263690486" text:style-name="Index_20_Link" text:visited-style-name="Index_20_Link">Atelier 10 : AUI et Navigation<text:tab/>27</text:a></text:p>
          <text:p text:style-name="P69"><text:a xlink:type="simple" xlink:href="#__RefHeading___Toc14710_263690486" text:style-name="Index_20_Link" text:visited-style-name="Index_20_Link">10.1 AlloyUI<text:tab/>27</text:a></text:p>
          <text:p text:style-name="P69"><text:a xlink:type="simple" xlink:href="#__RefHeading___Toc14710_263690486%20Copie%201" text:style-name="Index_20_Link" text:visited-style-name="Index_20_Link">10.2 Navigation simple<text:tab/>28</text:a></text:p>
          <text:p text:style-name="P68"><text:a xlink:type="simple" xlink:href="#__RefHeading___Toc5414_263690486" text:style-name="Index_20_Link" text:visited-style-name="Index_20_Link">Atelier 11 : Couche service via ServiceBuilder<text:tab/>30</text:a></text:p>
          <text:p text:style-name="P69"><text:a xlink:type="simple" xlink:href="#__RefHeading___Toc2345_2030798262" text:style-name="Index_20_Link" text:visited-style-name="Index_20_Link">11.1 Création du module ServiceBuilder<text:tab/>30</text:a></text:p>
          <text:p text:style-name="P69"><text:a xlink:type="simple" xlink:href="#__RefHeading___Toc14712_263690486" text:style-name="Index_20_Link" text:visited-style-name="Index_20_Link">11.2 Implémentation de LocalServiceImpl<text:tab/>31</text:a></text:p>
          <text:p text:style-name="P69"><text:a xlink:type="simple" xlink:href="#__RefHeading___Toc2353_2030798262%20Copie%201" text:style-name="Index_20_Link" text:visited-style-name="Index_20_Link">11.3 Intégration Portlet<text:tab/>32</text:a></text:p>
          <text:p text:style-name="P68"><text:a xlink:type="simple" xlink:href="#__RefHeading___Toc2353_2030798262" text:style-name="Index_20_Link" text:visited-style-name="Index_20_Link">Atelier 12 Service RESTFul via RestBuilder<text:tab/>34</text:a></text:p>
          <text:p text:style-name="P68"><text:a xlink:type="simple" xlink:href="#__RefHeading___Toc5424_263690486" text:style-name="Index_20_Link" text:visited-style-name="Index_20_Link">Atelier 13 : Permissions &amp; ServiceContext<text:tab/>37</text:a></text:p>
          <text:p text:style-name="P69"><text:a xlink:type="simple" xlink:href="#__RefHeading___Toc2361_2030798262" text:style-name="Index_20_Link" text:visited-style-name="Index_20_Link">13.1 ServiceContext dans l’ActionCommand<text:tab/>37</text:a></text:p>
          <text:p text:style-name="P69"><text:a xlink:type="simple" xlink:href="#__RefHeading___Toc2363_2030798262" text:style-name="Index_20_Link" text:visited-style-name="Index_20_Link">13.2 ServiceContext dans la couche service<text:tab/>37</text:a></text:p>
          <text:p text:style-name="P69"><text:a xlink:type="simple" xlink:href="#__RefHeading___Toc2369_2030798262" text:style-name="Index_20_Link" text:visited-style-name="Index_20_Link">13.3 Déclaration des permissions de modèle (resource-actions)<text:tab/>38</text:a></text:p>
          <text:p text:style-name="P69"><text:a xlink:type="simple" xlink:href="#__RefHeading___Toc14743_263690486" text:style-name="Index_20_Link" text:visited-style-name="Index_20_Link">13.4 Vérification des permissions (service + IHM)<text:tab/>39</text:a></text:p>
          <text:p text:style-name="P68"><text:a xlink:type="simple" xlink:href="#__RefHeading___Toc5434_263690486" text:style-name="Index_20_Link" text:visited-style-name="Index_20_Link">Atelier 14 : Asset, Thème, OSGI<text:tab/>41</text:a></text:p>
          <text:p text:style-name="P69"><text:a xlink:type="simple" xlink:href="#__RefHeading___Toc2383_2030798262" text:style-name="Index_20_Link" text:visited-style-name="Index_20_Link">14.1 Asset Framework<text:tab/>41</text:a></text:p>
          <text:p text:style-name="P69"><text:a xlink:type="simple" xlink:href="#__RefHeading___Toc2397_2030798262" text:style-name="Index_20_Link" text:visited-style-name="Index_20_Link">14.2 Thème<text:tab/>42</text:a></text:p>
          <text:p text:style-name="P68"><text:a xlink:type="simple" xlink:href="#__RefHeading___Toc2413_2030798262" text:style-name="Index_20_Link" text:visited-style-name="Index_20_Link">Atelier 15 : Personnalisation OSGI<text:tab/>43</text:a></text:p>
          <text:p text:style-name="P69"><text:a xlink:type="simple" xlink:href="#__RefHeading___Toc26426_263690486" text:style-name="Index_20_Link" text:visited-style-name="Index_20_Link">15.1 Personnalisation via Fragment Module (Override JSP)<text:tab/>43</text:a></text:p>
          <text:p text:style-name="P69"><text:a xlink:type="simple" xlink:href="#__RefHeading___Toc2429_2030798262" text:style-name="Index_20_Link" text:visited-style-name="Index_20_Link">15.2 Personnalisation via Service Wrapper OSGi<text:tab/>43</text:a></text:p>
          <text:p text:style-name="P69"><text:a xlink:type="simple" xlink:href="#__RefHeading___Toc2443_2030798262" text:style-name="Index_20_Link" text:visited-style-name="Index_20_Link">15.3 : Model Listener OSGi<text:tab/>44</text:a></text:p>
        </text:index-body>
      </text:table-of-content>
      <text:h text:style-name="Heading_20_1" text:outline-level="1"/>
      <text:h text:style-name="P100" text:outline-level="2"/>
      <text:p text:style-name="P6"/>
      <text:h text:style-name="P92" text:outline-level="1"><text:bookmark-start text:name="__RefHeading___Toc2459_2030798262"/>Présentation projet fil rouge :<text:bookmark-end text:name="__RefHeading___Toc2459_2030798262"/></text:h>
      <text:p text:style-name="P26"><text:span text:style-name="Strong_20_Emphasis"><text:span text:style-name="T35">Pr</text:span></text:span>ogressivement, <text:span text:style-name="T33">nous allons construire </text:span>un mini-portail <text:span text:style-name="Strong_20_Emphasis">“EventPortal”</text:span> composé :</text:p>
      <text:list text:style-name="L2">
        <text:list-item>
          <text:p text:style-name="P118">d’un <text:span text:style-name="Strong_20_Emphasis"><text:span text:style-name="T34">site</text:span></text:span> dédié</text:p>
        </text:list-item>
        <text:list-item>
          <text:p text:style-name="P118">de pages de navigation</text:p>
        </text:list-item>
        <text:list-item>
          <text:p text:style-name="P118">de contenus CMS structurés</text:p>
        </text:list-item>
        <text:list-item>
          <text:p text:style-name="P118">d’un mécanisme de staging opérationnel</text:p>
        </text:list-item>
        <text:list-item>
          <text:p text:style-name="P118">d’une portlet custom</text:p>
        </text:list-item>
        <text:list-item>
          <text:p text:style-name="P118">d’une UI modernisée Clay</text:p>
        </text:list-item>
        <text:list-item>
          <text:p text:style-name="P118">d’une entité Service Builder (“Event”)</text:p>
        </text:list-item>
        <text:list-item>
          <text:p text:style-name="P118">de permissions fines</text:p>
        </text:list-item>
        <text:list-item>
          <text:p text:style-name="P118">d'extensions OSGi pour personnalisation</text:p>
        </text:list-item>
      </text:list>
      <text:p text:style-name="P26"/>
      <text:h text:style-name="P93" text:outline-level="1"/>
      <text:h text:style-name="P94" text:outline-level="1"><text:bookmark-start text:name="__RefHeading___Toc5145_1082733874"/>Atelier 1: Installation Liferay 7.4 + Base de données<text:bookmark-end text:name="__RefHeading___Toc5145_1082733874"/></text:h>
      <text:p text:style-name="P8">Objectifs</text:p>
      <text:list text:style-name="L3">
        <text:list-item>
          <text:p text:style-name="P119">installer un bundle Liferay 7.4 <text:span text:style-name="T33">avec une base de production</text:span></text:p>
        </text:list-item>
      </text:list>
      <text:p text:style-name="P6"/>
      <text:h text:style-name="Heading_20_2" text:outline-level="2"><text:bookmark-start text:name="__RefHeading___Toc2461_2030798262"/>1.1 Installation d’une base Postgres<text:bookmark-end text:name="__RefHeading___Toc2461_2030798262"/></text:h>
      <text:p text:style-name="P19">Démarrer un serveur postgres et sa console d’administration</text:p>
      <text:p text:style-name="Code">docker compose -f postgres-docker-compose.yml up -d</text:p>
      <text:p text:style-name="P19">Accéder à localhost:81 et se logger avec admin@admin.com/admin</text:p>
      <text:p text:style-name="P19">Enregistre un serveur avec comme paramètres de connexion :</text:p>
      <text:list text:style-name="L4">
        <text:list-item>
          <text:p text:style-name="P120">host : <text:span text:style-name="T2">liferay</text:span><text:span text:style-name="T1">-postgresql</text:span></text:p>
        </text:list-item>
        <text:list-item>
          <text:p text:style-name="P120">user : <text:span text:style-name="T1">postgres</text:span></text:p>
        </text:list-item>
        <text:list-item>
          <text:p text:style-name="P120">password : <text:span text:style-name="T1">postgres</text:span></text:p>
        </text:list-item>
      </text:list>
      <text:p text:style-name="P20">Créer :</text:p>
      <text:list text:style-name="L5">
        <text:list-item>
          <text:p text:style-name="P121"><text:span text:style-name="T33">une base </text:span><text:span text:style-name="T2">liferay</text:span></text:p>
        </text:list-item>
        <text:list-item>
          <text:p text:style-name="P122">un utilisateur <text:span text:style-name="T1">liferay</text:span> avec tous les privilèges</text:p>
        </text:list-item>
      </text:list>
      <text:p text:style-name="Code">CREATE USER liferay_user WITH PASSWORD 'liferay';</text:p>
      <text:p text:style-name="Code"/>
      <text:p text:style-name="Code">CREATE DATABASE liferay</text:p>
      <text:p text:style-name="Code"><text:s text:c="2"/>WITH OWNER liferay_user</text:p>
      <text:p text:style-name="Code"><text:s text:c="2"/>ENCODING 'UTF8'</text:p>
      <text:p text:style-name="Code"><text:s text:c="2"/>CONNECTION LIMIT -1;</text:p>
      <text:p text:style-name="Code"/>
      <text:p text:style-name="Code"/>
      <text:p text:style-name="Code">GRANT ALL PRIVILEGES ON DATABASE liferay TO liferay_user;</text:p>
      <text:p text:style-name="P25"/>
      <text:h text:style-name="Heading_20_2" text:outline-level="2"><text:bookmark-start text:name="__RefHeading___Toc2463_2030798262"/><text:span text:style-name="T33">1.</text:span><text:span text:style-name="T56">2</text:span><text:span text:style-name="T33"> </text:span><text:span text:style-name="T56">Démarrage</text:span><text:span text:style-name="T33"> </text:span><text:span text:style-name="T55">Bundle Tomcat </text:span><text:bookmark-end text:name="__RefHeading___Toc2463_2030798262"/></text:h>
      <text:p text:style-name="P27">Télécharger la distribution <text:span text:style-name="T64">Liferay 7.4 (bundle Tomcat) </text:span><text:span text:style-name="T65">et l’extraire dans un répertoire de travail</text:span></text:p>
      <text:p text:style-name="P4"><text:soft-page-break/>Placer le fichier <text:span text:style-name="T1">portal-ext.properties</text:span> dans le répertoire d’extraction avec :</text:p>
      <text:p text:style-name="Code">jdbc.default.driverClassName=org.postgresql.Driver</text:p>
      <text:p text:style-name="Code">jdbc.default.url=jdbc:postgresql://localhost/liferay</text:p>
      <text:p text:style-name="Code">jdbc.default.username=liferay_user</text:p>
      <text:p text:style-name="Code">jdbc.default.password=liferay</text:p>
      <text:p text:style-name="P28"><text:span text:style-name="T1"/></text:p>
      <text:p text:style-name="Text_20_body">Démarrer Tomcat</text:p>
      <text:p text:style-name="Code">./tomcat/bin/startup.sh</text:p>
      <text:p text:style-name="P5">Surveiller le démarrage :</text:p>
      <text:p text:style-name="Code">tail -f ./tomcat/logs/catalina.out</text:p>
      <text:p text:style-name="Text_20_body"/>
      <text:p text:style-name="Text_20_body"><text:span text:style-name="T62">Vérifications </text:span>:</text:p>
      <text:list text:style-name="L6">
        <text:list-item>
          <text:p text:style-name="P123"><text:span text:style-name="T3">Accès : </text:span><text:a xlink:type="simple" xlink:href="http://localhost:8080/" text:style-name="Internet_20_link" text:visited-style-name="Visited_20_Internet_20_Link"><text:span text:style-name="Source_20_Text">http://localhost:8080</text:span></text:a><text:span text:style-name="Source_20_Text">, </text:span>Vous devez voir la page d’accueil de Liferay 7.4 (assistant de configuration).</text:p>
        </text:list-item>
        <text:list-item>
          <text:p text:style-name="P124">Base de données : Visualiser les tables créées</text:p>
        </text:list-item>
      </text:list>
      <text:h text:style-name="Heading_20_2" text:outline-level="2"/>
      <text:h text:style-name="Heading_20_2" text:outline-level="2"><text:bookmark-start text:name="__RefHeading___Toc2311_2030798262"/><text:span text:style-name="T56">1.2 </text:span>Assistant de configuration initiale<text:bookmark-end text:name="__RefHeading___Toc2311_2030798262"/></text:h>
      <text:list text:style-name="L7">
        <text:list-item>
          <text:p text:style-name="P125">Dans le navigateur, suivez les écrans de l’assistant :</text:p>
          <text:list>
            <text:list-item>
              <text:p text:style-name="P125">choisissez la <text:span text:style-name="Strong_20_Emphasis"><text:span text:style-name="T62">langue</text:span></text:span> (par ex. Français),</text:p>
            </text:list-item>
            <text:list-item>
              <text:p text:style-name="P125">définissez le <text:span text:style-name="Strong_20_Emphasis"><text:span text:style-name="T62">nom du portail</text:span></text:span><text:span text:style-name="T62"> </text:span><text:span text:style-name="T69">comme </text:span><text:span text:style-name="T4">EventPortal</text:span></text:p>
            </text:list-item>
            <text:list-item>
              <text:p text:style-name="P125">créez le <text:span text:style-name="Strong_20_Emphasis">compte administrateur</text:span> (adresse e-mail, mot de passe).</text:p>
            </text:list-item>
          </text:list>
        </text:list-item>
        <text:list-item>
          <text:p text:style-name="P125"><text:span text:style-name="T68">Effectuer un redémarrage </text:span>et connectez-vous avec le compte administrateur créé.</text:p>
        </text:list-item>
      </text:list>
      <text:p text:style-name="Text_20_body"><text:span text:style-name="Strong_20_Emphasis"><text:span text:style-name="T89">Vérifications</text:span></text:span><text:span text:style-name="Strong_20_Emphasis"> :</text:span><text:line-break/><text:span text:style-name="T121">Accès</text:span> à la page d’accueil du portail, avec le menu d’administration (icône “roue dentée” ou “Produits”) disponible pour votre utilisateur.</text:p>
      <text:h text:style-name="P93" text:outline-level="1"/>
      <text:h text:style-name="P94" text:outline-level="1"><text:bookmark-start text:name="__RefHeading___Toc2465_2030798262"/><text:span text:style-name="T57">Atelier </text:span>2 : Sites, Pages et Navigation<text:bookmark-end text:name="__RefHeading___Toc2465_2030798262"/></text:h>
      <text:p text:style-name="P9">Objectifs :</text:p>
      <text:list xml:id="list3945861589" text:style-name="L8">
        <text:list-item>
          <text:p text:style-name="P126"><text:span text:style-name="Strong_20_Emphasis"><text:span text:style-name="T37">Découvrir la gestion des pages dans Liferay.</text:span></text:span></text:p>
        </text:list-item>
        <text:list-item text:style-override="L9">
          <text:p text:style-name="P127">Comprendre la différence entre <text:span text:style-name="Emphasis">Page de contenu</text:span> et <text:span text:style-name="Emphasis">Page widget</text:span>.</text:p>
        </text:list-item>
        <text:list-item text:style-override="L10">
          <text:p text:style-name="P128">Construire la structure de navigation d’un site d’entreprise.</text:p>
        </text:list-item>
        <text:list-item text:style-override="L11">
          <text:p text:style-name="P129">Manipuler les URLs conviviales (<text:span text:style-name="Emphasis">Friendly URLs</text:span>) utilisées pour le référencement et l’ergonomie.</text:p>
        </text:list-item>
        <text:list-item text:style-override="L12">
          <text:p text:style-name="P130">Préparer l’architecture du site qui servira de support à tout le fil rouge.</text:p>
        </text:list-item>
      </text:list>
      <text:p text:style-name="P29"><text:span text:style-name="Strong_20_Emphasis"/></text:p>
      <text:h text:style-name="Heading_20_2" text:outline-level="2"><text:bookmark-start text:name="__RefHeading___Toc2467_2030798262"/><text:span text:style-name="Strong_20_Emphasis">2.1 Lister les sites</text:span><text:bookmark-end text:name="__RefHeading___Toc2467_2030798262"/></text:h>
      <text:p text:style-name="Text_20_body"><text:bookmark-start text:name="__RefHeading___Toc2469_2030798262"/><text:span text:style-name="Strong_20_Emphasis"><text:span text:style-name="T36">Commencer par </text:span></text:span><text:span text:style-name="Strong_20_Emphasis"><text:span text:style-name="T37">lister les </text:span></text:span><text:span text:style-name="Strong_20_Emphasis"><text:span text:style-name="T34">site</text:span></text:span><text:bookmark-end text:name="__RefHeading___Toc2469_2030798262"/></text:p>
      <text:p text:style-name="P47"><text:span text:style-name="T19">Menu &gt; </text:span><text:span text:style-name="T20">Panneau de contrôle</text:span><text:span text:style-name="T19"> &gt; Sites </text:span><text:line-break/><text:span text:style-name="T70">2 sites doivent apparaître :</text:span></text:p>
      <text:list text:style-name="L13">
        <text:list-item>
          <text:p text:style-name="P131"><text:span text:style-name="Strong_20_Emphasis">EventPortal<text:tab/></text:span></text:p>
        </text:list-item>
        <text:list-item>
          <text:p text:style-name="P131"><text:span text:style-name="Strong_20_Emphasis"><text:span text:style-name="T70">global : </text:span></text:span><text:span text:style-name="Strong_20_Emphasis"><text:span text:style-name="T37">Ce site est un site technique utilisé pour rassembles les assets réutilisables</text:span></text:span>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458_263690486"/><text:span text:style-name="Strong_20_Emphasis">2.2 Création de pages</text:span><text:bookmark-end text:name="__RefHeading___Toc5458_263690486"/></text:h>
      <text:p text:style-name="P48"><text:bookmark-start text:name="__RefHeading___Toc2471_2030798262"/><text:span text:style-name="Strong_20_Emphasis"><text:span text:style-name="T38">Nous voulons créer différents types de pages :</text:span></text:span><text:bookmark-end text:name="__RefHeading___Toc2471_2030798262"/></text:p>
      <text:list text:style-name="L14">
        <text:list-item>
          <text:p text:style-name="P132"><text:span text:style-name="Strong_20_Emphasis"><text:span text:style-name="T7">Home</text:span></text:span><text:span text:style-name="Strong_20_Emphasis"><text:span text:style-name="T38"> : La page d’accueil </text:span></text:span></text:p>
        </text:list-item>
        <text:list-item>
          <text:p text:style-name="P132"><text:span text:style-name="Strong_20_Emphasis"><text:span text:style-name="T7">Recherche</text:span></text:span><text:span text:style-name="Strong_20_Emphasis"><text:span text:style-name="T38"> : La page Widget permettant d’afficher les résultats d’une recherche full-text</text:span></text:span></text:p>
        </text:list-item>
        <text:list-item>
          <text:p text:style-name="P132"><text:span text:style-name="Strong_20_Emphasis"><text:span text:style-name="T7">Actualités</text:span></text:span><text:span text:style-name="Strong_20_Emphasis"><text:span text:style-name="T38"> : Une page Widget permettant le rendu de portlets, </text:span></text:span><text:span text:style-name="Strong_20_Emphasis"><text:span text:style-name="T41">elle contient une sous-page :</text:span></text:span></text:p>
          <text:list>
            <text:list-item>
              <text:p text:style-name="P133"><text:span text:style-name="Strong_20_Emphasis"><text:span text:style-name="T8">Archives</text:span></text:span></text:p>
            </text:list-item>
          </text:list>
        </text:list-item>
        <text:list-item>
          <text:p text:style-name="P133"><text:span text:style-name="Strong_20_Emphasis"><text:span text:style-name="T9">Évènements</text:span></text:span><text:span text:style-name="Strong_20_Emphasis"><text:span text:style-name="T39"> : Un </text:span></text:span><text:span text:style-name="Strong_20_Emphasis"><text:span text:style-name="T41">ensemble de page contenant les pages :</text:span></text:span></text:p>
          <text:list>
            <text:list-item>
              <text:p text:style-name="P133"><text:span text:style-name="Strong_20_Emphasis"><text:span text:style-name="T8">Présentation</text:span></text:span></text:p>
            </text:list-item>
            <text:list-item>
              <text:p text:style-name="P133"><text:span text:style-name="Strong_20_Emphasis"><text:span text:style-name="T8">Liste des évènements </text:span></text:span></text:p>
            </text:list-item>
            <text:list-item>
              <text:p text:style-name="P133"><text:span text:style-name="Strong_20_Emphasis"><text:span text:style-name="T9">Ajouter un événement</text:span></text:span></text:p>
            </text:list-item>
          </text:list>
        </text:list-item>
        <text:list-item>
          <text:p text:style-name="P134"><text:span text:style-name="Strong_20_Emphasis"><text:span text:style-name="T7">Contact </text:span></text:span><text:span text:style-name="Strong_20_Emphasis"><text:span text:style-name="T38">: Une page Widge</text:span></text:span><text:span text:style-name="Strong_20_Emphasis"><text:span text:style-name="T39">t</text:span></text:span></text:p>
          <text:p text:style-name="P134"><text:span text:style-name="Strong_20_Emphasis"><text:span text:style-name="T38"><text:s/></text:span></text:span></text:p>
        </text:list-item>
      </text:list>
      <text:p text:style-name="Text_20_body"><text:span text:style-name="T71">Aller dans</text:span> <text:span text:style-name="T19">“Créateur de site” → “Pages”</text:span></text:p>
      <text:p text:style-name="Text_20_body"><text:span text:style-name="Strong_20_Emphasis"/></text:p>
      <text:p text:style-name="P49"><text:span text:style-name="Strong_20_Emphasis"><text:span text:style-name="T90">Configurer la page Home existante</text:span></text:span></text:p>
      <text:list text:style-name="L15">
        <text:list-item>
          <text:p text:style-name="P135"><text:span text:style-name="Strong_20_Emphasis"><text:span text:style-name="T40">Nom : </text:span></text:span><text:span text:style-name="Strong_20_Emphasis"><text:span text:style-name="T63">Home</text:span></text:span></text:p>
        </text:list-item>
        <text:list-item>
          <text:p text:style-name="P135"><text:span text:style-name="Strong_20_Emphasis"><text:span text:style-name="T40">Friendly URL : /</text:span></text:span><text:span text:style-name="Strong_20_Emphasis"><text:span text:style-name="T48">h</text:span></text:span><text:span text:style-name="Strong_20_Emphasis"><text:span text:style-name="T40">ome</text:span></text:span></text:p>
        </text:list-item>
      </text:list>
      <text:p text:style-name="P49"><text:span text:style-name="Strong_20_Emphasis"><text:span text:style-name="T40"/></text:span></text:p>
      <text:p text:style-name="P49"><text:span text:style-name="Strong_20_Emphasis"><text:span text:style-name="T90">Pour la page Actualités</text:span></text:span></text:p>
      <text:list text:style-name="L16">
        <text:list-item>
          <text:p text:style-name="P136"><text:soft-page-break/><text:span text:style-name="Strong_20_Emphasis"><text:span text:style-name="T18">Ajouter → Page de widget</text:span></text:span></text:p>
        </text:list-item>
        <text:list-item>
          <text:p text:style-name="P136">Nom : <text:span text:style-name="Strong_20_Emphasis">Actualités</text:span></text:p>
        </text:list-item>
      </text:list>
      <text:p text:style-name="Text_20_body">Dans <text:span text:style-name="T121">g</text:span><text:span text:style-name="Strong_20_Emphasis"><text:span text:style-name="T34">énéral</text:span></text:span> :</text:p>
      <text:list text:style-name="L17">
        <text:list-item>
          <text:p text:style-name="P137">Disposition : 1 colonne</text:p>
        </text:list-item>
        <text:list-item>
          <text:p text:style-name="P137">URL conviviale : <text:span text:style-name="Source_20_Text"><text:span text:style-name="T62">/actualites</text:span></text:span></text:p>
        </text:list-item>
      </text:list>
      <text:h text:style-name="Heading_20_3" text:outline-level="3" text:is-list-header="true"/>
      <text:p text:style-name="P49"><text:span text:style-name="T99">La page </text:span><text:span text:style-name="Strong_20_Emphasis"><text:span text:style-name="T86">Événements (Page de contenu)</text:span></text:span></text:p>
      <text:list text:style-name="L18">
        <text:list-item>
          <text:p text:style-name="P138"><text:span text:style-name="Strong_20_Emphasis"><text:span text:style-name="T18">Ajouter → Page vierge</text:span></text:span></text:p>
        </text:list-item>
        <text:list-item>
          <text:p text:style-name="P138">Nom : <text:span text:style-name="Strong_20_Emphasis">Événements</text:span></text:p>
        </text:list-item>
        <text:list-item>
          <text:p text:style-name="P138">Cliquer sur <text:span text:style-name="Strong_20_Emphasis">Publier</text:span> sans ajouter de contenu pour le moment</text:p>
        </text:list-item>
      </text:list>
      <text:h text:style-name="Heading_20_3" text:outline-level="3" text:is-list-header="true"/>
      <text:p text:style-name="Text_20_body">URL conviviale : <text:span text:style-name="Source_20_Text"><text:span text:style-name="T62">/evenements</text:span></text:span></text:p>
      <text:p text:style-name="P49"><text:span text:style-name="Strong_20_Emphasis"><text:span text:style-name="T34"/></text:span></text:p>
      <text:p text:style-name="P49"><text:span text:style-name="Strong_20_Emphasis"><text:span text:style-name="T86">La page Contact (Widget)</text:span></text:span></text:p>
      <text:list text:style-name="L19">
        <text:list-item>
          <text:p text:style-name="P139">Ajouter → <text:span text:style-name="Strong_20_Emphasis">Page de widget</text:span></text:p>
        </text:list-item>
        <text:list-item>
          <text:p text:style-name="P139">Nom : <text:span text:style-name="Strong_20_Emphasis">Contact</text:span></text:p>
        </text:list-item>
      </text:list>
      <text:p text:style-name="Text_20_body">Disposition : 1 colonne<text:line-break/>URL conviviale : <text:span text:style-name="Source_20_Text"><text:span text:style-name="T62">/contact</text:span></text:span></text:p>
      <text:p text:style-name="Text_20_body"><text:span text:style-name="Source_20_Text"/></text:p>
      <text:h text:style-name="P100" text:outline-level="2"><text:bookmark-start text:name="__RefHeading___Toc5460_263690486"/><text:span text:style-name="Strong_20_Emphasis"><text:span text:style-name="T72">2.3 Organiser la navigation</text:span></text:span><text:bookmark-end text:name="__RefHeading___Toc5460_263690486"/></text:h>
      <text:p text:style-name="Text_20_body">Depuis <text:span text:style-name="Strong_20_Emphasis"><text:span text:style-name="T18">Créateur de site → Pages</text:span></text:span><text:span text:style-name="T18"> :</text:span></text:p>
      <text:p text:style-name="Text_20_body"/>
      <text:p text:style-name="P80">Modifier l’ordre </text:p>
      <text:p text:style-name="Text_20_body">Glisser-déposer les pages pour obtenir :</text:p>
      <text:list text:style-name="L20">
        <text:list-item>
          <text:p text:style-name="P140">Home</text:p>
        </text:list-item>
        <text:list-item>
          <text:p text:style-name="P140">Actualités</text:p>
        </text:list-item>
        <text:list-item>
          <text:p text:style-name="P140">Événements</text:p>
        </text:list-item>
        <text:list-item>
          <text:p text:style-name="P140">Contact</text:p>
        </text:list-item>
        <text:list-item>
          <text:p text:style-name="P140">Recherche (si créée maintenant)</text:p>
        </text:list-item>
      </text:list>
      <text:p text:style-name="Text_20_body"/>
      <text:p text:style-name="P80">Créer une sous-page</text:p>
      <text:list text:style-name="L21">
        <text:list-item>
          <text:p text:style-name="P141">Sélectionner <text:span text:style-name="Strong_20_Emphasis">Événements</text:span></text:p>
        </text:list-item>
        <text:list-item>
          <text:p text:style-name="P141">Ajouter → <text:span text:style-name="Strong_20_Emphasis">Page de widget</text:span></text:p>
        </text:list-item>
        <text:list-item>
          <text:p text:style-name="P141">Nom : <text:span text:style-name="Strong_20_Emphasis">Archives</text:span></text:p>
        </text:list-item>
        <text:list-item>
          <text:p text:style-name="P141">Publier</text:p>
        </text:list-item>
      </text:list>
      <text:p text:style-name="P50"><text:span text:style-name="T12"/></text:p>
      <text:p text:style-name="P50"><text:soft-page-break/><text:span text:style-name="T12">Définir les pages publiques / privées</text:span></text:p>
      <text:p text:style-name="Text_20_body">Via <text:span text:style-name="Strong_20_Emphasis">Configurer :</text:span></text:p>
      <text:list text:style-name="L22">
        <text:list-item>
          <text:p text:style-name="P142">Contact ou Événements → S<text:span text:style-name="T73">upprimer la permission Voir au rôle Guest</text:span> </text:p>
        </text:list-item>
      </text:list>
      <text:p text:style-name="Text_20_body"/>
      <text:h text:style-name="P94" text:outline-level="1"><text:bookmark-start text:name="__RefHeading___Toc2477_2030798262"/>Atelier <text:span text:style-name="Strong_20_Emphasis">3 : Fonctions CMS : contenus, structures &amp; templates</text:span><text:bookmark-end text:name="__RefHeading___Toc2477_2030798262"/></text:h>
      <text:p text:style-name="P9">Objectif<text:span text:style-name="T58">s</text:span></text:p>
      <text:list xml:id="list3028456705" text:style-name="L23">
        <text:list-item>
          <text:p text:style-name="P143"><text:span text:style-name="T34">Mettre à jour une </text:span><text:span text:style-name="Strong_20_Emphasis"><text:span text:style-name="T34">page de contenu</text:span></text:span><text:span text:style-name="T34"> du portail (Home ou Présentation des Événements)</text:span></text:p>
        </text:list-item>
        <text:list-item text:style-override="L24">
          <text:p text:style-name="P144"><text:span text:style-name="T34">Créer un </text:span><text:span text:style-name="Strong_20_Emphasis"><text:span text:style-name="T34">contenu structuré</text:span></text:span><text:span text:style-name="T34"> avec une </text:span><text:span text:style-name="Emphasis"><text:span text:style-name="T34">Structure</text:span></text:span><text:span text:style-name="T34"> et un </text:span><text:span text:style-name="Emphasis"><text:span text:style-name="T34">Template</text:span></text:span></text:p>
        </text:list-item>
        <text:list-item text:style-override="L25">
          <text:p text:style-name="P145">Publier une actualité conforme à ce modèle</text:p>
        </text:list-item>
        <text:list-item text:style-override="L26">
          <text:p text:style-name="P146">Afficher un contenu :</text:p>
          <text:list text:style-name="L27">
            <text:list-item>
              <text:p text:style-name="P148"><text:span text:style-name="T34">via un </text:span><text:span text:style-name="Strong_20_Emphasis"><text:span text:style-name="T34">widget Web Content Display</text:span></text:span><text:span text:style-name="T34">,</text:span></text:p>
            </text:list-item>
            <text:list-item>
              <text:p text:style-name="P148"><text:span text:style-name="T34">via un </text:span><text:span text:style-name="Strong_20_Emphasis"><text:span text:style-name="T34">Fragment Web Content</text:span></text:span><text:span text:style-name="T34">,</text:span></text:p>
            </text:list-item>
            <text:list-item>
              <text:p text:style-name="P148"><text:span text:style-name="T34">ou via une </text:span><text:span text:style-name="Strong_20_Emphasis"><text:span text:style-name="T34">Display Page</text:span></text:span><text:span text:style-name="T34"> (méthode moderne recommandée)</text:span></text:p>
            </text:list-item>
          </text:list>
        </text:list-item>
        <text:list-item text:style-override="L28">
          <text:p text:style-name="P149"><text:span text:style-name="T34">Utiliser les </text:span><text:span text:style-name="Strong_20_Emphasis"><text:span text:style-name="T34">Documents &amp; Media</text:span></text:span><text:span text:style-name="T34"> pour intégrer une image dans une page</text:span></text:p>
          <text:p text:style-name="P147"/>
        </text:list-item>
      </text:list>
      <text:p text:style-name="Text_20_body"/>
      <text:h text:style-name="Heading_20_2" text:outline-level="2"><text:bookmark-start text:name="__RefHeading___Toc5481_263690486"/>3.<text:span text:style-name="T74">1 Mise à jour d’un contenu statique</text:span><text:bookmark-end text:name="__RefHeading___Toc5481_263690486"/></text:h>
      <text:p text:style-name="P51">Essayer l’éditeur de CMS pur sur la page d’accueil par exemple :</text:p>
      <text:list text:style-name="L29">
        <text:list-item>
          <text:p text:style-name="P150">Ajout de texte</text:p>
        </text:list-item>
        <text:list-item>
          <text:p text:style-name="P150">Ajout d’image</text:p>
        </text:list-item>
      </text:list>
      <text:h text:style-name="Heading_20_2" text:outline-level="2"><text:bookmark-start text:name="__RefHeading___Toc2479_2030798262"/><text:span text:style-name="Strong_20_Emphasis"><text:span text:style-name="T58">3.</text:span></text:span><text:span text:style-name="Strong_20_Emphasis"><text:span text:style-name="T75">2</text:span></text:span><text:span text:style-name="Strong_20_Emphasis">. Créer une structure </text:span><text:span text:style-name="Strong_20_Emphasis"><text:span text:style-name="T60">nommé </text:span></text:span><text:span text:style-name="Strong_20_Emphasis">Actualité</text:span><text:bookmark-end text:name="__RefHeading___Toc2479_2030798262"/></text:h>
      <text:p text:style-name="P52"><text:span text:style-name="Strong_20_Emphasis"><text:span text:style-name="T18">Contenu → </text:span></text:span><text:span text:style-name="Strong_20_Emphasis"><text:span text:style-name="T26">Contenu web </text:span></text:span><text:span text:style-name="Strong_20_Emphasis"><text:span text:style-name="T18"><text:s/>→ Structures</text:span></text:span></text:p>
      <text:p text:style-name="Text_20_body"><text:span text:style-name="Strong_20_Emphasis"><text:span text:style-name="T18"/></text:span></text:p>
      <text:list text:style-name="L30">
        <text:list-item>
          <text:p text:style-name="P151">Nom : <text:span text:style-name="Strong_20_Emphasis">Actualité<text:tab/></text:span></text:p>
        </text:list-item>
      </text:list>
      <text:p text:style-name="Text_20_body">Champs :</text:p>
      <text:list text:style-name="L31">
        <text:list-item>
          <text:p text:style-name="P153">titre (text)</text:p>
        </text:list-item>
        <text:list-item>
          <text:p text:style-name="P153">imagePrincipale (image)</text:p>
        </text:list-item>
        <text:list-item>
          <text:p text:style-name="P153">accroche (text)</text:p>
        </text:list-item>
        <text:list-item>
          <text:p text:style-name="P153">texte (rich text)</text:p>
        </text:list-item>
        <text:list-item>
          <text:p text:style-name="P154">datePublication (date)</text:p>
          <text:p text:style-name="P152"><text:span text:style-name="Strong_20_Emphasis"/></text:p>
        </text:list-item>
      </text:list>
      <text:h text:style-name="Heading_20_2" text:outline-level="2"><text:bookmark-start text:name="__RefHeading___Toc2481_2030798262"/><text:span text:style-name="Strong_20_Emphasis">3.2 Créer un gabarit Freemarker</text:span><text:bookmark-end text:name="__RefHeading___Toc2481_2030798262"/></text:h>
      <text:p text:style-name="P81">Activer l’onglet Modèle de document et créer un modèle associé par défaut à la structure Actualité</text:p>
      <text:p text:style-name="Text_20_body">Nom du template : <text:span text:style-name="Strong_20_Emphasis">Actualité par défaut FTL</text:span></text:p>
      <text:p text:style-name="Text_20_body"/>
      <text:p text:style-name="P22"><text:span text:style-name="Source_20_Text">&lt;h1&gt;${titre.getData()}&lt;/h1&gt;</text:span></text:p>
      <text:p text:style-name="P23"><text:span text:style-name="Source_20_Text">&lt;img src="${imagePrincipale.getData()}" /&gt;</text:span></text:p>
      <text:p text:style-name="P23"><text:span text:style-name="Source_20_Text">&lt;p&gt;${accroche.getData()}&lt;/p&gt;</text:span></text:p>
      <text:p text:style-name="P23"><text:span text:style-name="Source_20_Text">&lt;div&gt;${texte.getData()}&lt;/div&gt;</text:span></text:p>
      <text:p text:style-name="P24"><text:soft-page-break/><text:span text:style-name="Source_20_Text">&lt;p&gt;Publié le ${datePublication.getData()}&lt;/p&gt;</text:span></text:p>
      <text:h text:style-name="Heading_20_2" text:outline-level="2"><text:bookmark-start text:name="__RefHeading___Toc2483_2030798262"/><text:span text:style-name="Strong_20_Emphasis">3.</text:span><text:span text:style-name="Strong_20_Emphasis"><text:span text:style-name="T58">3</text:span></text:span><text:span text:style-name="Strong_20_Emphasis"> Créer un Web Content utilisant la structure</text:span><text:bookmark-end text:name="__RefHeading___Toc2483_2030798262"/></text:h>
      <text:list text:style-name="L32">
        <text:list-item>
          <text:p text:style-name="P155">Ajouter un article “Actualité numéro 1”</text:p>
        </text:list-item>
        <text:list-item>
          <text:p text:style-name="P155">Remplir les champs</text:p>
        </text:list-item>
        <text:list-item>
          <text:p text:style-name="P155">Publier</text:p>
        </text:list-item>
      </text:list>
      <text:p text:style-name="Text_20_body"><text:span text:style-name="Strong_20_Emphasis"/></text:p>
      <text:h text:style-name="Heading_20_2" text:outline-level="2"><text:bookmark-start text:name="__RefHeading___Toc2485_2030798262"/><text:span text:style-name="Strong_20_Emphasis"><text:span text:style-name="T76">3.</text:span></text:span><text:span text:style-name="Strong_20_Emphasis">4. Afficher l’article dans une page</text:span><text:bookmark-end text:name="__RefHeading___Toc2485_2030798262"/></text:h>
      <text:p text:style-name="Text_20_body"><text:bookmark-start text:name="__RefHeading___Toc5483_263690486"/><text:span text:style-name="Strong_20_Emphasis"><text:span text:style-name="T30">Méthode 1 : via Web Content Display (classique)</text:span></text:span><text:bookmark-end text:name="__RefHeading___Toc5483_263690486"/></text:p>
      <text:list text:style-name="L33">
        <text:list-item>
          <text:p text:style-name="P156"><text:span text:style-name="T77">Naviguer</text:span> dans <text:span text:style-name="T77">la </text:span><text:span text:style-name="Strong_20_Emphasis">Pages → Actualités</text:span></text:p>
        </text:list-item>
        <text:list-item>
          <text:p text:style-name="P158">Activer le bouton + pour ajouter du contenu</text:p>
        </text:list-item>
        <text:list-item>
          <text:p text:style-name="P156"><text:span text:style-name="T77">Sélectionner</text:span> <text:span text:style-name="Strong_20_Emphasis"><text:span text:style-name="T78">Affichage de contenu web</text:span></text:span></text:p>
        </text:list-item>
        <text:list-item>
          <text:p text:style-name="P157"><text:span text:style-name="Strong_20_Emphasis"><text:span text:style-name="T42">Configurer en sélectionnant l’actualité précédente</text:span></text:span></text:p>
        </text:list-item>
        <text:list-item>
          <text:p text:style-name="P157">Enregistrer / Publier</text:p>
        </text:list-item>
      </text:list>
      <text:p text:style-name="Text_20_body"/>
      <text:p text:style-name="Text_20_body"><text:bookmark-start text:name="__RefHeading___Toc5485_263690486"/><text:span text:style-name="Strong_20_Emphasis">Méthode 2 : via Fragment “Web Content”</text:span><text:bookmark-end text:name="__RefHeading___Toc5485_263690486"/></text:p>
      <text:list text:style-name="L34">
        <text:list-item>
          <text:p text:style-name="P159">Modifier la page Home </text:p>
        </text:list-item>
        <text:list-item>
          <text:p text:style-name="P159">Ajouter un <text:span text:style-name="Strong_20_Emphasis">fragment → Web Content</text:span></text:p>
        </text:list-item>
        <text:list-item>
          <text:p text:style-name="P159">Sélectionner le contenu créé</text:p>
        </text:list-item>
        <text:list-item>
          <text:p text:style-name="P159">Publier</text:p>
        </text:list-item>
      </text:list>
      <text:p text:style-name="Text_20_body"/>
      <text:p text:style-name="Text_20_body"><text:bookmark-start text:name="__RefHeading___Toc5487_263690486"/><text:span text:style-name="Strong_20_Emphasis">Méthode </text:span><text:span text:style-name="Strong_20_Emphasis"><text:span text:style-name="T76">3</text:span></text:span><text:span text:style-name="Strong_20_Emphasis"> : via </text:span><text:span text:style-name="Strong_20_Emphasis"><text:span text:style-name="T79">Modèle de page d’affichage</text:span></text:span><text:bookmark-end text:name="__RefHeading___Toc5487_263690486"/></text:p>
      <text:p text:style-name="Text_20_body"><text:bookmark-start text:name="__RefHeading___Toc5489_263690486"/>Créer <text:span text:style-name="T79">un modèle de page d’affichage</text:span><text:bookmark-end text:name="__RefHeading___Toc5489_263690486"/></text:p>
      <text:list text:style-name="L35">
        <text:list-item>
          <text:p text:style-name="P161">Aller dans <text:span text:style-name="Strong_20_Emphasis"><text:span text:style-name="T23">Conception → </text:span></text:span><text:span text:style-name="Strong_20_Emphasis"><text:span text:style-name="T24">Modèles de page → Modèle de page d’affichage</text:span></text:span></text:p>
        </text:list-item>
        <text:list-item>
          <text:p text:style-name="P160">Ajouter un modèle, <text:span text:style-name="T79">le nommer</text:span> : <text:span text:style-name="Strong_20_Emphasis">Actualité – Page d’affichage</text:span></text:p>
        </text:list-item>
        <text:list-item>
          <text:p text:style-name="P160">Utiliser des fragments <text:span text:style-name="T80">dynamiques pour afficher les champs de la structure Actualités </text:span></text:p>
        </text:list-item>
        <text:list-item>
          <text:p text:style-name="P160">Ajouter un <text:span text:style-name="Strong_20_Emphasis"><text:span text:style-name="T34">bouton</text:span></text:span><text:span text:style-name="Strong_20_Emphasis"> Retour aux actualités</text:span> </text:p>
        </text:list-item>
        <text:list-item>
          <text:p text:style-name="P162">Publier</text:p>
        </text:list-item>
      </text:list>
      <text:p text:style-name="P53">Associer le <text:span text:style-name="T80">Modèle de page d’affichage à la structure</text:span></text:p>
      <text:list text:style-name="L36">
        <text:list-item>
          <text:p text:style-name="P163">Retourner dans votre <text:span text:style-name="T80">structure actualité</text:span></text:p>
        </text:list-item>
        <text:list-item>
          <text:p text:style-name="P163">Cliquer sur <text:span text:style-name="Strong_20_Emphasis"><text:span text:style-name="T23">Détails → Affichage → Page de visualisation</text:span></text:span></text:p>
        </text:list-item>
        <text:list-item>
          <text:p text:style-name="P163">Sélectionner : <text:span text:style-name="Emphasis">Actualité – </text:span><text:span text:style-name="Emphasis"><text:span text:style-name="T83">Page d’affichage</text:span></text:span></text:p>
        </text:list-item>
        <text:list-item>
          <text:p text:style-name="P163">Enregistrer</text:p>
        </text:list-item>
      </text:list>
      <text:p text:style-name="P54">Définir une <text:span text:style-name="T83">l</text:span>iste de contenus <text:span text:style-name="T62">Actualités archivées</text:span></text:p>
      <text:list text:style-name="L37">
        <text:list-item>
          <text:p text:style-name="P164"><text:span text:style-name="T19">Créateur de sites </text:span><text:span text:style-name="Strong_20_Emphasis"><text:span text:style-name="T19">→ Liste de contenus</text:span></text:span></text:p>
        </text:list-item>
        <text:list-item>
          <text:p text:style-name="P164"><text:span text:style-name="Strong_20_Emphasis"><text:span text:style-name="T23">Nouveau → Collection Dynamique </text:span></text:span><text:span text:style-name="Strong_20_Emphasis">: </text:span><text:span text:style-name="Strong_20_Emphasis"><text:span text:style-name="T81">Actualités archivées</text:span></text:span></text:p>
        </text:list-item>
        <text:list-item>
          <text:p text:style-name="P165"><text:soft-page-break/><text:span text:style-name="Strong_20_Emphasis"><text:span text:style-name="T25">Contenu web → Actualités </text:span></text:span></text:p>
        </text:list-item>
        <text:list-item>
          <text:p text:style-name="P165"><text:span text:style-name="Strong_20_Emphasis"><text:span text:style-name="T81">Éventuellement les autres champs</text:span></text:span></text:p>
        </text:list-item>
      </text:list>
      <text:p text:style-name="Text_20_body">Sur la page <text:span text:style-name="Emphasis"><text:span text:style-name="T81">Archives</text:span></text:span> :</text:p>
      <text:list text:style-name="L38">
        <text:list-item>
          <text:p text:style-name="P166">Ajouter un widget <text:span text:style-name="Strong_20_Emphasis">Agrégateur de contenu (Asset Publisher)</text:span></text:p>
        </text:list-item>
        <text:list-item>
          <text:p text:style-name="P167">Choisir la collection que l’on vient de créer </text:p>
        </text:list-item>
        <text:list-item>
          <text:p text:style-name="P168">Créer une nouvelle actualité et vérifier que le modèle de page d’affichage y est bien associé</text:p>
        </text:list-item>
        <text:list-item>
          <text:p text:style-name="P166"><text:span text:style-name="T82">Accéder à la page archive et </text:span>Cliquer sur un élément</text:p>
        </text:list-item>
      </text:list>
      <text:p text:style-name="Text_20_body"/>
      <text:p text:style-name="Text_20_body"/>
      <text:p text:style-name="P29"/>
      <text:h text:style-name="P94" text:outline-level="1"><text:bookmark-start text:name="__RefHeading___Toc5520_263690486"/><text:span text:style-name="Strong_20_Emphasis"><text:span text:style-name="T84">A</text:span></text:span><text:span text:style-name="Strong_20_Emphasis">telier </text:span><text:span text:style-name="Strong_20_Emphasis"><text:span text:style-name="T84">4 </text:span></text:span><text:span text:style-name="Strong_20_Emphasis">: </text:span><text:span text:style-name="Strong_20_Emphasis"><text:span text:style-name="T84">T</text:span></text:span><text:span text:style-name="Strong_20_Emphasis">ables fondamentales de Liferay</text:span><text:bookmark-end text:name="__RefHeading___Toc5520_263690486"/></text:h>
      <text:p text:style-name="P10">Objectif<text:span text:style-name="T58">s</text:span></text:p>
      <text:p text:style-name="Text_20_body">À la fin de ce TP, les stagiaires sauront :</text:p>
      <text:list text:style-name="L39">
        <text:list-item>
          <text:p text:style-name="P169">Identifier les tables essentielles de Liferay</text:p>
        </text:list-item>
        <text:list-item>
          <text:p text:style-name="P169">Comprendre la relation entre sites, pages, utilisateurs, rôles et contenus</text:p>
        </text:list-item>
        <text:list-item>
          <text:p text:style-name="P169">Exécuter des requêtes SQL pour inspecter la structure interne d'une installation Liferay</text:p>
        </text:list-item>
        <text:list-item>
          <text:p text:style-name="P169">Retrouver les identifiants internes indispensables pour diagnostiquer un problème ou croiser des données</text:p>
        </text:list-item>
        <text:list-item>
          <text:p text:style-name="P169">Comprendre la différence entre <text:span text:style-name="Strong_20_Emphasis">Content Page</text:span>, <text:span text:style-name="Strong_20_Emphasis">Widget Page</text:span>, <text:span text:style-name="Strong_20_Emphasis">Layout</text:span>, <text:span text:style-name="Strong_20_Emphasis">LayoutSet</text:span>, <text:span text:style-name="Strong_20_Emphasis">JournalArticle</text:span>, <text:span text:style-name="Strong_20_Emphasis">DLFileEntry</text:span>, etc.</text:p>
        </text:list-item>
      </text:list>
      <text:p text:style-name="Text_20_body"/>
      <text:h text:style-name="Heading_20_2" text:outline-level="2"><text:bookmark-start text:name="__RefHeading___Toc5522_263690486"/><text:span text:style-name="Strong_20_Emphasis"><text:span text:style-name="T84">4.</text:span></text:span><text:span text:style-name="Strong_20_Emphasis">1. </text:span><text:span text:style-name="Strong_20_Emphasis"><text:span text:style-name="T102">Les sites </text:span></text:span><text:bookmark-end text:name="__RefHeading___Toc5522_263690486"/></text:h>
      <text:p text:style-name="Text_20_body">Les sites dans Liferay sont stockés dans la table :</text:p>
      <text:p text:style-name="Code"><text:span text:style-name="Source_20_Text">SELECT</text:span></text:p>
      <text:p text:style-name="Code"><text:span text:style-name="Source_20_Text"><text:s text:c="2"/>g.groupId,</text:span></text:p>
      <text:p text:style-name="Code"><text:span text:style-name="Source_20_Text"><text:s text:c="2"/>g.companyId,</text:span></text:p>
      <text:p text:style-name="Code"><text:span text:style-name="Source_20_Text"><text:s text:c="2"/>g.friendlyURL,</text:span></text:p>
      <text:p text:style-name="Code"><text:span text:style-name="Source_20_Text"><text:s text:c="2"/>c.name AS company_name</text:span></text:p>
      <text:p text:style-name="Code"><text:span text:style-name="Source_20_Text">FROM "group_" g</text:span></text:p>
      <text:p text:style-name="Code"><text:span text:style-name="Source_20_Text">JOIN "company" c ON c.companyId = g.companyId</text:span></text:p>
      <text:p text:style-name="Code"><text:span text:style-name="Source_20_Text">WHERE g.site = TRUE</text:span></text:p>
      <text:p text:style-name="Code"><text:span text:style-name="Source_20_Text">ORDER BY g.groupId;</text:span></text:p>
      <text:p text:style-name="P22"><text:span text:style-name="Source_20_Text"/></text:p>
      <text:p text:style-name="Text_20_body"><text:span text:style-name="Source_20_Text"><text:span text:style-name="T122">Utilisé le </text:span></text:span><text:span text:style-name="Source_20_Text"><text:span text:style-name="T123">groupId</text:span></text:span><text:span text:style-name="Source_20_Text"><text:span text:style-name="T122"> dans la suite des requêtes</text:span></text:span></text:p>
      <text:p text:style-name="Text_20_body"/>
      <text:h text:style-name="Heading_20_2" text:outline-level="2"><text:bookmark-start text:name="__RefHeading___Toc5524_263690486"/><text:span text:style-name="T102">4.2</text:span> <text:span text:style-name="T101">U</text:span>tilisateurs <text:span text:style-name="T101">et rôles </text:span><text:bookmark-end text:name="__RefHeading___Toc5524_263690486"/></text:h>
      <text:p text:style-name="P11">Utilisateurs</text:p>
      <text:p text:style-name="Code"><text:span text:style-name="Source_20_Text">SELECT userId, screenName, emailAddress, firstName, lastName, status</text:span></text:p>
      <text:p text:style-name="Code"><text:span text:style-name="Source_20_Text">FROM "user_"</text:span></text:p>
      <text:p text:style-name="Code"><text:span text:style-name="Source_20_Text">ORDER BY userId;</text:span></text:p>
      <text:p text:style-name="P22"><text:span text:style-name="Source_20_Text"/></text:p>
      <text:p text:style-name="Text_20_body"><text:span text:style-name="Source_20_Text"><text:span text:style-name="T104">Rôles</text:span></text:span></text:p>
      <text:p text:style-name="Code"><text:span text:style-name="Source_20_Text">SELECT roleId, name, type_</text:span></text:p>
      <text:p text:style-name="Code"><text:span text:style-name="Source_20_Text">FROM "Role_"</text:span></text:p>
      <text:p text:style-name="Code"><text:span text:style-name="Source_20_Text">ORDER BY roleId;</text:span></text:p>
      <text:p text:style-name="Text_20_body"><text:bookmark-start text:name="__RefHeading___Toc5526_263690486"/><text:span text:style-name="T85">Interprétation </text:span><text:span text:style-name="Source_20_Text"><text:span text:style-name="T85">Role_.type_</text:span></text:span><text:bookmark-end text:name="__RefHeading___Toc5526_263690486"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type_</text:p>
            </table:table-cell>
            <table:table-cell table:style-name="Tableau1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Site Role</text:p>
          </table:table-cell>
        </table:table-row>
        <text:soft-page-break/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Organization Role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Regular Role</text:p>
          </table:table-cell>
        </table:table-row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Depot Role</text:p>
          </table:table-cell>
        </table:table-row>
      </table:table>
      <text:p text:style-name="Text_20_body"/>
      <text:p text:style-name="P9">Association User/Rôle</text:p>
      <text:p text:style-name="Code"><text:span text:style-name="Source_20_Text">SELECT u.screenName, r.name AS roleName</text:span></text:p>
      <text:p text:style-name="Code"><text:span text:style-name="Source_20_Text">FROM "Users_Roles" ur</text:span></text:p>
      <text:p text:style-name="Code"><text:span text:style-name="Source_20_Text">JOIN "User_" u ON u.userId = ur.userId</text:span></text:p>
      <text:p text:style-name="Code"><text:span text:style-name="Source_20_Text">JOIN "Role_" r ON r.roleId = ur.roleId</text:span></text:p>
      <text:p text:style-name="Code"><text:span text:style-name="Source_20_Text">ORDER BY u.screenName;</text:span></text:p>
      <text:p text:style-name="P24"><text:span text:style-name="Source_20_Text"/></text:p>
      <text:h text:style-name="Heading_20_2" text:outline-level="2"><text:bookmark-start text:name="__RefHeading___Toc5528_263690486"/><text:span text:style-name="Source_20_Text"><text:span text:style-name="T107">4.3 Les pages</text:span></text:span><text:span text:style-name="Source_20_Text"> </text:span><text:bookmark-end text:name="__RefHeading___Toc5528_263690486"/></text:h>
      <text:p text:style-name="Text_20_body">Les pages sont stockées dans :</text:p>
      <text:list text:style-name="L40">
        <text:list-item>
          <text:p text:style-name="P170"><text:span text:style-name="Strong_20_Emphasis"><text:span text:style-name="Source_20_Text">Layout</text:span></text:span> → une ligne par <text:span text:style-name="Emphasis">page</text:span></text:p>
        </text:list-item>
        <text:list-item>
          <text:p text:style-name="P170"><text:span text:style-name="Strong_20_Emphasis"><text:span text:style-name="Source_20_Text">LayoutSet</text:span></text:span> → <text:span text:style-name="T109">Conteneurs de pages 2 par sites</text:span></text:p>
        </text:list-item>
        <text:list-item>
          <text:p text:style-name="P171">Permissions </text:p>
        </text:list-item>
      </text:list>
      <text:p text:style-name="P56"/>
      <text:p text:style-name="P11">Pages</text:p>
      <text:p text:style-name="Code"><text:span text:style-name="Source_20_Text">SELECT layoutId, plid, parentLayoutId, name, friendlyURL, type_, hidden, priority</text:span></text:p>
      <text:p text:style-name="Code"><text:span text:style-name="Source_20_Text">FROM "</text:span><text:span text:style-name="Source_20_Text"><text:span text:style-name="T102">l</text:span></text:span><text:span text:style-name="Source_20_Text">ayout"</text:span></text:p>
      <text:p text:style-name="Code"><text:span text:style-name="Source_20_Text">WHERE groupId = </text:span><text:span text:style-name="Source_20_Text"><text:span text:style-name="T102">groupId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Text_20_body">Interprétation :</text:p>
      <text:list text:style-name="L41">
        <text:list-item>
          <text:p text:style-name="P173"><text:span text:style-name="Source_20_Text">type_ :</text:span></text:p>
          <text:list>
            <text:list-item>
              <text:p text:style-name="P173"><text:span text:style-name="Source_20_Text">content</text:span> → Page de contenu</text:p>
            </text:list-item>
            <text:list-item>
              <text:p text:style-name="P173"><text:span text:style-name="Source_20_Text">portlet</text:span> → Page de widgets</text:p>
            </text:list-item>
            <text:list-item>
              <text:p text:style-name="P173"><text:span text:style-name="Source_20_Text">asset_display</text:span><text:span text:style-name="T108"> → Modèle de page de visualisation</text:span></text:p>
            </text:list-item>
            <text:list-item>
              <text:p text:style-name="P173"><text:span text:style-name="Source_20_Text">utility</text:span><text:span text:style-name="T108"> → Page système</text:span></text:p>
            </text:list-item>
            <text:list-item>
              <text:p text:style-name="P173"><text:span text:style-name="Source_20_Text">node</text:span><text:span text:style-name="T108">→ Ensemble de page</text:span></text:p>
            </text:list-item>
          </text:list>
        </text:list-item>
        <text:list-item>
          <text:p text:style-name="P172"><text:span text:style-name="Source_20_Text">friendlyURL</text:span> → /home, /actualites…</text:p>
        </text:list-item>
        <text:list-item>
          <text:p text:style-name="P172"><text:span text:style-name="Source_20_Text">parentLayoutId</text:span> → hiérarchie</text:p>
        </text:list-item>
        <text:list-item>
          <text:p text:style-name="P172"><text:span text:style-name="Source_20_Text">priority</text:span> → ordre</text:p>
        </text:list-item>
      </text:list>
      <text:p text:style-name="P9">Les conteneurs de page</text:p>
      <text:p text:style-name="Code"><text:span text:style-name="Source_20_Text">SELECT layoutId, plid, parentLayoutId, name, friendlyURL, type_, hidden_, priority</text:span></text:p>
      <text:p text:style-name="Code"><text:soft-page-break/><text:span text:style-name="Source_20_Text">FROM "layout"</text:span></text:p>
      <text:p text:style-name="Code"><text:span text:style-name="Source_20_Text">WHERE groupId = </text:span><text:span text:style-name="Source_20_Text"><text:span text:style-name="T11">&lt;groupId&gt;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P22"><text:span text:style-name="Source_20_Text"/></text:p>
      <text:p text:style-name="Text_20_body">Tu verras deux lignes :</text:p>
      <text:list text:style-name="L42">
        <text:list-item>
          <text:p text:style-name="P174"><text:span text:style-name="Source_20_Text">privateLayout = false</text:span> → pages publiques</text:p>
        </text:list-item>
        <text:list-item>
          <text:p text:style-name="P174"><text:span text:style-name="Source_20_Text">privateLayout = true</text:span> → pages privées (même si tu n’en utilises plus en 7.4)</text:p>
        </text:list-item>
      </text:list>
      <text:p text:style-name="P55"/>
      <text:p text:style-name="P57">Association Layout / LayoutSet</text:p>
      <text:p text:style-name="Code">SELECT</text:p>
      <text:p text:style-name="Code"><text:s text:c="2"/>l.layoutId,</text:p>
      <text:p text:style-name="Code"><text:s text:c="2"/>l.friendlyURL,</text:p>
      <text:p text:style-name="Code"><text:s text:c="2"/>l.type_,</text:p>
      <text:p text:style-name="Code"><text:s text:c="2"/>ls.layoutSetId,</text:p>
      <text:p text:style-name="Code"><text:s text:c="2"/>ls.privateLayout,</text:p>
      <text:p text:style-name="Code"><text:s text:c="2"/>ls.themeId</text:p>
      <text:p text:style-name="Code">FROM "layout" l</text:p>
      <text:p text:style-name="Code">JOIN "layoutset" ls</text:p>
      <text:p text:style-name="Code"><text:s text:c="2"/>ON ls.groupId = l.groupId</text:p>
      <text:p text:style-name="Code"><text:s/>AND ls.privateLayout = l.privateLayout</text:p>
      <text:p text:style-name="Code">WHERE l.groupId = <text:span text:style-name="T10">&lt;groupId&gt;</text:span>;</text:p>
      <text:p text:style-name="Text_20_body"><text:span text:style-name="Strong_20_Emphasis"/></text:p>
      <text:p text:style-name="Text_20_body"><text:bookmark-start text:name="__RefHeading___Toc5530_263690486"/><text:span text:style-name="Strong_20_Emphasis"><text:span text:style-name="T86">Permissions sur les pages</text:span></text:span><text:bookmark-end text:name="__RefHeading___Toc5530_263690486"/></text:p>
      <text:p text:style-name="Text_20_body">Les permissions sont stockées dans :</text:p>
      <text:list text:style-name="L43">
        <text:list-item>
          <text:p text:style-name="P175"><text:span text:style-name="Strong_20_Emphasis"><text:span text:style-name="Source_20_Text">ResourcePermission</text:span></text:span> → qui peut faire quoi sur quoi</text:p>
        </text:list-item>
        <text:list-item>
          <text:p text:style-name="P175"><text:span text:style-name="Strong_20_Emphasis"><text:span text:style-name="Source_20_Text">ResourceAction</text:span></text:span> → quelles actions existent</text:p>
        </text:list-item>
        <text:list-item>
          <text:p text:style-name="P175"><text:span text:style-name="Strong_20_Emphasis"><text:span text:style-name="Source_20_Text">Role_</text:span></text:span> → les rôles</text:p>
        </text:list-item>
        <text:list-item>
          <text:p text:style-name="P175"><text:span text:style-name="Strong_20_Emphasis"><text:span text:style-name="Source_20_Text">Layout</text:span></text:span> → les pages</text:p>
        </text:list-item>
      </text:list>
      <text:h text:style-name="Heading_20_2" text:outline-level="2" text:is-list-header="true"/>
      <text:p text:style-name="Text_20_body">Exemple : page /actualites</text:p>
      <text:p text:style-name="Code"><text:span text:style-name="Source_20_Text">SELECT </text:span></text:p>
      <text:p text:style-name="Code"><text:span text:style-name="Source_20_Text"><text:s text:c="4"/>rp.roleId,</text:span></text:p>
      <text:p text:style-name="Code"><text:span text:style-name="Source_20_Text"><text:s text:c="4"/>r.name AS roleName,</text:span></text:p>
      <text:p text:style-name="Code"><text:span text:style-name="Source_20_Text"><text:s text:c="4"/>rp.actionIds,</text:span></text:p>
      <text:p text:style-name="Code"><text:span text:style-name="Source_20_Text"><text:s text:c="4"/>rp.primKey</text:span></text:p>
      <text:p text:style-name="Code"><text:span text:style-name="Source_20_Text">FROM "ResourcePermission" rp</text:span></text:p>
      <text:p text:style-name="Code"><text:span text:style-name="Source_20_Text">JOIN "Role_" r ON r.roleId = rp.roleId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primKey LIKE (</text:span></text:p>
      <text:p text:style-name="Code"><text:soft-page-break/><text:span text:style-name="Source_20_Text"><text:s text:c="8"/>SELECT CAST(plid AS VARCHAR)</text:span></text:p>
      <text:p text:style-name="Code"><text:span text:style-name="Source_20_Text"><text:s text:c="8"/>FROM "Layout"</text:span></text:p>
      <text:p text:style-name="Code"><text:span text:style-name="Source_20_Text"><text:s text:c="8"/>WHERE friendlyURL='/actualites'</text:span></text:p>
      <text:p text:style-name="P33"><text:span text:style-name="Source_20_Text"><text:s text:c="10"/>AND groupId = </text:span><text:span text:style-name="Source_20_Text"><text:span text:style-name="T10">&lt;groupId&gt;</text:span></text:span></text:p>
      <text:p text:style-name="Code"><text:span text:style-name="Source_20_Text"><text:s text:c="2"/>);</text:span></text:p>
      <text:p text:style-name="P57"><text:span text:style-name="T10">actionIds</text:span> est un <text:span text:style-name="T13">bit mask</text:span><text:span text:style-name="T34"> </text:span><text:span text:style-name="T43">de la table resourceaction</text:span></text:p>
      <text:p text:style-name="Text_20_body"/>
      <text:p text:style-name="P58">Plus lisible :</text:p>
      <text:p text:style-name="Code"><text:span text:style-name="Source_20_Text">SELECT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 AS page_name,</text:span></text:p>
      <text:p text:style-name="Code"><text:span text:style-name="Source_20_Text"><text:s text:c="2"/>r.roleId,</text:span></text:p>
      <text:p text:style-name="Code"><text:span text:style-name="Source_20_Text"><text:s text:c="2"/>r.name AS roleName,</text:span></text:p>
      <text:p text:style-name="Code"><text:span text:style-name="Source_20_Text"><text:s text:c="2"/>string_agg(ra.actionId, ', ' ORDER BY ra.actionId) AS allowedActions</text:span></text:p>
      <text:p text:style-name="Code"><text:span text:style-name="Source_20_Text">FROM "resourcepermission" rp</text:span></text:p>
      <text:p text:style-name="Code"><text:span text:style-name="Source_20_Text">JOIN "role_" r</text:span></text:p>
      <text:p text:style-name="Code"><text:span text:style-name="Source_20_Text"><text:s text:c="2"/>ON r.roleId = rp.roleId</text:span></text:p>
      <text:p text:style-name="Code"><text:span text:style-name="Source_20_Text">JOIN "layout" l</text:span></text:p>
      <text:p text:style-name="Code"><text:span text:style-name="Source_20_Text"><text:s text:c="2"/>ON l.plid::text = rp.primKey</text:span></text:p>
      <text:p text:style-name="Code"><text:span text:style-name="Source_20_Text">JOIN "resourceaction" ra</text:span></text:p>
      <text:p text:style-name="Code"><text:span text:style-name="Source_20_Text"><text:s text:c="2"/>ON ra.name = rp.name</text:span></text:p>
      <text:p text:style-name="Code"><text:span text:style-name="Source_20_Text"><text:s/>AND (rp.actionIds &amp; ra.bitwiseValue) &lt;&gt; 0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scope = 4 <text:s text:c="13"/>-- permissions individuelles</text:span></text:p>
      <text:p text:style-name="Code"><text:span text:style-name="Source_20_Text"><text:s text:c="2"/>AND l.groupId = 20117 <text:s text:c="8"/>-- site Event Portal</text:span></text:p>
      <text:p text:style-name="Code"><text:span text:style-name="Source_20_Text"><text:s text:c="2"/>AND l.privateLayout = FALSE <text:s text:c="2"/>-- pages publiques</text:span></text:p>
      <text:p text:style-name="Code"><text:span text:style-name="Source_20_Text">GROUP BY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,</text:span></text:p>
      <text:p text:style-name="Code"><text:span text:style-name="Source_20_Text"><text:s text:c="2"/>r.roleId,</text:span></text:p>
      <text:p text:style-name="Code"><text:span text:style-name="Source_20_Text"><text:s text:c="2"/>r.name</text:span></text:p>
      <text:p text:style-name="Code"><text:span text:style-name="Source_20_Text">ORDER BY</text:span></text:p>
      <text:p text:style-name="Code"><text:span text:style-name="Source_20_Text"><text:s text:c="2"/>l.friendlyURL,</text:span></text:p>
      <text:p text:style-name="Code"><text:span text:style-name="Source_20_Text"><text:s text:c="2"/>r.name;</text:span></text:p>
      <text:h text:style-name="Heading_20_2" text:outline-level="2"><text:bookmark-start text:name="__RefHeading___Toc5532_263690486"/><text:span text:style-name="Strong_20_Emphasis"><text:span text:style-name="T108">4.4</text:span></text:span><text:span text:style-name="Strong_20_Emphasis">. Contenus : Web Contents + leurs structures</text:span><text:bookmark-end text:name="__RefHeading___Toc5532_263690486"/></text:h>
      <text:p text:style-name="P9">Lister les contenus</text:p>
      <text:p text:style-name="Code"><text:span text:style-name="Source_20_Text">SELECT articleId, urltitle, version, status, userName</text:span></text:p>
      <text:p text:style-name="Code"><text:span text:style-name="Source_20_Text">FROM "journalarticle"</text:span></text:p>
      <text:p text:style-name="Code"><text:span text:style-name="Source_20_Text">WHERE groupId = 20117;</text:span></text:p>
      <text:p text:style-name="Text_20_body"><text:soft-page-break/></text:p>
      <text:p text:style-name="P9">Association structure contenu</text:p>
      <text:p text:style-name="Code"><text:span text:style-name="Source_20_Text">SELECT ja.articleId, ja.urltitle, ds.name</text:span></text:p>
      <text:p text:style-name="Code"><text:span text:style-name="Source_20_Text">FROM "journalarticle" ja</text:span></text:p>
      <text:p text:style-name="Code"><text:span text:style-name="Source_20_Text">JOIN "ddmstructure" ds ON ds.structureid = ja.ddmstructureid</text:span></text:p>
      <text:p text:style-name="Code"><text:span text:style-name="Source_20_Text">WHERE ja.groupId = 20117;</text:span></text:p>
      <text:p text:style-name="Text_20_body"/>
      <text:h text:style-name="Heading_20_2" text:outline-level="2"><text:bookmark-start text:name="__RefHeading___Toc5534_263690486"/><text:span text:style-name="Strong_20_Emphasis"><text:span text:style-name="T110">4.5 </text:span></text:span><text:span text:style-name="Strong_20_Emphasis">Documents &amp; Media</text:span><text:bookmark-end text:name="__RefHeading___Toc5534_263690486"/></text:h>
      <text:p text:style-name="Text_20_body">Documents stockés dans :</text:p>
      <text:list text:style-name="L44">
        <text:list-item>
          <text:p text:style-name="P176"><text:span text:style-name="Strong_20_Emphasis">DLFileEntry : </text:span><text:span text:style-name="Strong_20_Emphasis"><text:span text:style-name="T44">Un document</text:span></text:span></text:p>
        </text:list-item>
        <text:list-item>
          <text:p text:style-name="P176"><text:span text:style-name="Strong_20_Emphasis">DLFileVersion : </text:span><text:span text:style-name="Strong_20_Emphasis"><text:span text:style-name="T44">Versionning</text:span></text:span></text:p>
        </text:list-item>
        <text:list-item>
          <text:p text:style-name="P176"><text:span text:style-name="Strong_20_Emphasis">DLFolder : </text:span><text:span text:style-name="Strong_20_Emphasis"><text:span text:style-name="T44">Un répertoire</text:span></text:span></text:p>
        </text:list-item>
      </text:list>
      <text:h text:style-name="Heading_20_2" text:outline-level="2" text:is-list-header="true"/>
      <text:p text:style-name="Code"><text:span text:style-name="Source_20_Text">SELECT fileEntryId, title, mimeType, groupId, folderId</text:span></text:p>
      <text:p text:style-name="Code"><text:span text:style-name="Source_20_Text">FROM "dlfileentry"</text:span></text:p>
      <text:p text:style-name="Code"><text:span text:style-name="Source_20_Text">WHERE groupId = 20117;</text:span></text:p>
      <text:p text:style-name="Text_20_body"><text:span text:style-name="Strong_20_Emphasis"/></text:p>
      <text:p text:style-name="P31"/>
      <text:p text:style-name="P30"/>
      <text:h text:style-name="P94" text:outline-level="1"><text:bookmark-start text:name="__RefHeading___Toc5376_263690486"/><text:span text:style-name="T59">Atelier </text:span><text:span text:style-name="T145">5</text:span><text:span text:style-name="Strong_20_Emphasis"> : G</text:span><text:span text:style-name="Strong_20_Emphasis"><text:span text:style-name="T120">estion</text:span></text:span><text:span text:style-name="Strong_20_Emphasis"> de la configuration</text:span><text:bookmark-end text:name="__RefHeading___Toc5376_263690486"/></text:h>
      <text:p text:style-name="P9">Objectif</text:p>
      <text:p text:style-name="Text_20_body">Tester les 3 techniques de configuration :</text:p>
      <text:list text:style-name="L45">
        <text:list-item>
          <text:p text:style-name="P177"><text:span text:style-name="Strong_20_Emphasis">portal-ext.properties</text:span></text:p>
        </text:list-item>
        <text:list-item>
          <text:p text:style-name="P177"><text:span text:style-name="Strong_20_Emphasis">OSGi .config</text:span></text:p>
        </text:list-item>
        <text:list-item>
          <text:p text:style-name="P177"><text:span text:style-name="Strong_20_Emphasis">modification via System Settings</text:span></text:p>
        </text:list-item>
      </text:list>
      <text:p text:style-name="Text_20_body"><text:span text:style-name="Strong_20_Emphasis"/></text:p>
      <text:h text:style-name="P101" text:outline-level="2"><text:bookmark-start text:name="__RefHeading___Toc5378_263690486"/><text:span text:style-name="Strong_20_Emphasis"><text:span text:style-name="T60">5.1 </text:span></text:span><text:span text:style-name="Strong_20_Emphasis"><text:span text:style-name="T118">Propriétés </text:span></text:span><text:span text:style-name="Strong_20_Emphasis"><text:span text:style-name="T60">de portal-ext</text:span></text:span><text:bookmark-end text:name="__RefHeading___Toc5378_263690486"/></text:h>
      <text:p text:style-name="Text_20_body">Ajouter <text:span text:style-name="T60">dans </text:span><text:span text:style-name="T6">portal-ext.properties </text:span>:</text:p>
      <text:p text:style-name="Code"><text:span text:style-name="Source_20_Text">theme.css.fast.load=false</text:span></text:p>
      <text:p text:style-name="Text_20_body">Redémarrer et constater le changement.</text:p>
      <text:p text:style-name="P9"><text:bookmark-start text:name="__RefHeading___Toc5544_263690486"/>Observation attendue<text:bookmark-end text:name="__RefHeading___Toc5544_263690486"/></text:p>
      <text:list text:style-name="L46">
        <text:list-item>
          <text:p text:style-name="P178">Les CSS ne sont plus concaténées/minifiées</text:p>
        </text:list-item>
        <text:list-item>
          <text:p text:style-name="P178">Le chargement front est plus verbeux (utile en debug)</text:p>
        </text:list-item>
      </text:list>
      <text:p text:style-name="Text_20_body"/>
      <text:h text:style-name="Heading_20_2" text:outline-level="2"><text:bookmark-start text:name="__RefHeading___Toc5380_263690486"/><text:span text:style-name="Strong_20_Emphasis"><text:span text:style-name="T60">5.2</text:span></text:span><text:span text:style-name="Strong_20_Emphasis">. </text:span><text:span text:style-name="Strong_20_Emphasis"><text:span text:style-name="T60">C</text:span></text:span><text:span text:style-name="Strong_20_Emphasis">onfiguration OSGi</text:span><text:bookmark-end text:name="__RefHeading___Toc5380_263690486"/></text:h>
      <text:p text:style-name="P59"><text:span text:style-name="Strong_20_Emphasis"><text:span text:style-name="T87">Configuration via l’UI</text:span></text:span></text:p>
      <text:p text:style-name="Text_20_body"><text:span text:style-name="T21">Panneau de contrôle</text:span><text:span text:style-name="T19"> &gt; </text:span><text:span text:style-name="T21">Paramètres Système</text:span><text:span text:style-name="T19"> &gt; </text:span><text:span text:style-name="T21">Contenu web</text:span></text:p>
      <text:list text:style-name="L47">
        <text:list-item>
          <text:p text:style-name="P179">Activer/désactiver “Enable comments”</text:p>
        </text:list-item>
      </text:list>
      <text:p text:style-name="Text_20_body"><text:bookmark-start text:name="__RefHeading___Toc5548_263690486"/><text:span text:style-name="Strong_20_Emphasis"><text:span text:style-name="T86">Observation</text:span></text:span><text:bookmark-end text:name="__RefHeading___Toc5548_263690486"/></text:p>
      <text:list text:style-name="L48">
        <text:list-item>
          <text:p text:style-name="P180">Le changement est immédiat</text:p>
        </text:list-item>
        <text:list-item>
          <text:p text:style-name="P180">Aucun redémarrage requis</text:p>
        </text:list-item>
      </text:list>
      <text:p text:style-name="P9"><text:bookmark-start text:name="__RefHeading___Toc5550_263690486"/>Analyse<text:bookmark-end text:name="__RefHeading___Toc5550_263690486"/></text:p>
      <text:list text:style-name="L49">
        <text:list-item>
          <text:p text:style-name="P181">La modification met à jour <text:span text:style-name="T111">la table configuration </text:span></text:p>
        </text:list-item>
      </text:list>
      <text:p text:style-name="Text_20_body"><text:span text:style-name="Strong_20_Emphasis"/></text:p>
      <text:p text:style-name="Code"><text:span text:style-name="Strong_20_Emphasis"><text:span text:style-name="T119">SELECT</text:span></text:span></text:p>
      <text:p text:style-name="Code"><text:span text:style-name="Strong_20_Emphasis"><text:span text:style-name="T119"><text:s text:c="2"/>configurationId,</text:span></text:span></text:p>
      <text:p text:style-name="Code"><text:span text:style-name="Strong_20_Emphasis"><text:span text:style-name="T119"><text:s text:c="2"/>dictionary</text:span></text:span></text:p>
      <text:p text:style-name="Code"><text:span text:style-name="Strong_20_Emphasis"><text:span text:style-name="T119">FROM configuration_;</text:span></text:span></text:p>
      <text:p text:style-name="Text_20_body"><text:span text:style-name="Strong_20_Emphasis"><text:span text:style-name="T34"/></text:span></text:p>
      <text:p text:style-name="Text_20_body"><text:span text:style-name="Strong_20_Emphasis"><text:span text:style-name="T86">Configuration via fichiers :</text:span></text:span></text:p>
      <text:p text:style-name="P59"><text:span text:style-name="Strong_20_Emphasis"><text:span text:style-name="T45">Vérifier la valeur de la case à cocher « In</text:span></text:span><text:span text:style-name="Strong_20_Emphasis"><text:span text:style-name="T34">dex de toutes les versions des articles activé </text:span></text:span><text:span text:style-name="Strong_20_Emphasis">»</text:span></text:p>
      <text:p text:style-name="P59"><text:span text:style-name="Strong_20_Emphasis"><text:span text:style-name="T45">Sortir de la page de configuration</text:span></text:span></text:p>
      <text:p text:style-name="P59"><text:span text:style-name="Strong_20_Emphasis"><text:span text:style-name="T46">Créer le fichier :</text:span></text:span></text:p>
      <text:p text:style-name="P59"><text:span text:style-name="Source_20_Text"><text:span text:style-name="T112">com.liferay.journal.configuration.JournalServiceConfiguration.config</text:span></text:span></text:p>
      <text:p text:style-name="P59"><text:soft-page-break/><text:span text:style-name="Strong_20_Emphasis"><text:span text:style-name="T46">Avec comme contenu :</text:span></text:span></text:p>
      <text:p text:style-name="Code"><text:span text:style-name="Strong_20_Emphasis">indexAllArticleVersionsEnabled="false"</text:span></text:p>
      <text:p text:style-name="P59"><text:span text:style-name="Strong_20_Emphasis"><text:span text:style-name="T46"/></text:span></text:p>
      <text:p text:style-name="P59"><text:span text:style-name="Strong_20_Emphasis"><text:span text:style-name="T46">Retrouver l’effet dans l’UI</text:span></text:span></text:p>
      <text:p text:style-name="P59"><text:span text:style-name="Strong_20_Emphasis"><text:span text:style-name="T46"/></text:span></text:p>
      <text:h text:style-name="Heading_20_2" text:outline-level="2"><text:bookmark-start text:name="__RefHeading___Toc5552_263690486"/><text:span text:style-name="Strong_20_Emphasis">5.3 Verbosité des logs </text:span><text:bookmark-end text:name="__RefHeading___Toc5552_263690486"/></text:h>
      <text:p text:style-name="P60"><text:span text:style-name="Strong_20_Emphasis"><text:span text:style-name="T22">Panneau de contrôle | Système | Administration du serveur </text:span></text:span></text:p>
      <text:p text:style-name="P60"><text:span text:style-name="Strong_20_Emphasis"><text:span text:style-name="T47"/></text:span></text:p>
      <text:p text:style-name="P60"><text:span text:style-name="Strong_20_Emphasis"><text:span text:style-name="T47">Visualiser les loggers </text:span></text:span></text:p>
      <text:p text:style-name="P60"><text:span text:style-name="Strong_20_Emphasis"><text:span text:style-name="T47"/></text:span></text:p>
      <text:p text:style-name="P60"><text:span text:style-name="Strong_20_Emphasis"><text:span text:style-name="T47">Passer </text:span></text:span><text:span text:style-name="Strong_20_Emphasis"><text:span text:style-name="T5">com.liferay</text:span></text:span><text:span text:style-name="Strong_20_Emphasis"><text:span text:style-name="T47"> en mode DEBUG et visualiser l’effet sur </text:span></text:span><text:span text:style-name="Strong_20_Emphasis"><text:span text:style-name="T5">catalina.out</text:span></text:span></text:p>
      <text:h text:style-name="P95" text:outline-level="1"><text:bookmark-start text:name="__RefHeading___Toc5384_263690486"/><text:span text:style-name="Strong_20_Emphasis"><text:span text:style-name="T124">Atelier 6 : Exploitation des modules OSGI</text:span></text:span><text:bookmark-end text:name="__RefHeading___Toc5384_263690486"/></text:h>
      <text:p text:style-name="P12">Objectif<text:span text:style-name="T124">s</text:span></text:p>
      <text:list text:style-name="L50">
        <text:list-item>
          <text:p text:style-name="P182"><text:bookmark-start text:name="__RefHeading___Toc5574_263690486"/><text:span text:style-name="Strong_20_Emphasis"><text:span text:style-name="T34">Utiliser la Gogoshell</text:span></text:span><text:bookmark-end text:name="__RefHeading___Toc5574_263690486"/></text:p>
        </text:list-item>
        <text:list-item>
          <text:p text:style-name="P182"><text:span text:style-name="Strong_20_Emphasis"><text:span text:style-name="T50">L</text:span></text:span><text:span text:style-name="Strong_20_Emphasis"><text:span text:style-name="T34">ister les modules OSGi</text:span></text:span></text:p>
        </text:list-item>
        <text:list-item>
          <text:p text:style-name="P182"><text:span text:style-name="T50">I</text:span><text:span text:style-name="T34">dentifier un module Liferay</text:span></text:p>
        </text:list-item>
        <text:list-item>
          <text:p text:style-name="P182"><text:span text:style-name="T50">A</text:span><text:span text:style-name="T34">rrêter et redémarrer un module</text:span></text:p>
        </text:list-item>
        <text:list-item>
          <text:p text:style-name="P182"><text:span text:style-name="Strong_20_Emphasis"><text:span text:style-name="T50">O</text:span></text:span><text:span text:style-name="Strong_20_Emphasis"><text:span text:style-name="T34">bserver l’impact immédiat dans l’interface utilisateur</text:span></text:span></text:p>
        </text:list-item>
      </text:list>
      <text:h text:style-name="P183" text:outline-level="1"><text:span text:style-name="Strong_20_Emphasis"/></text:h>
      <text:p text:style-name="Text_20_body"><text:span text:style-name="Strong_20_Emphasis"><text:span text:style-name="T34">Accéder au Gogo Shell</text:span></text:span></text:p>
      <text:p text:style-name="P35"><text:span text:style-name="Source_20_Text"><text:span text:style-name="T27">Panneau de contrôle → Système → Gogo Shell</text:span></text:span></text:p>
      <text:p text:style-name="P35"><text:span text:style-name="Source_20_Text"><text:span text:style-name="T116">Taper :</text:span></text:span></text:p>
      <text:p text:style-name="P34"><text:span text:style-name="Source_20_Text">help</text:span></text:p>
      <text:p text:style-name="P34"><text:span text:style-name="Source_20_Text">lb -s</text:span></text:p>
      <text:p text:style-name="Text_20_body"/>
      <text:p text:style-name="Text_20_body"><text:span text:style-name="T66">Identifier </text:span><text:span text:style-name="T67">l’ID du bundle </text:span><text:span text:style-name="T14">com.liferay.journal.web</text:span></text:p>
      <text:p text:style-name="Text_20_body"><text:span text:style-name="T67"/></text:p>
      <text:p text:style-name="P63">Arrêter le module :</text:p>
      <text:p text:style-name="Code"><text:span text:style-name="Source_20_Text">stop &lt;ID_DU_BUNDLE&gt;</text:span></text:p>
      <text:p text:style-name="Text_20_body">Observer l’impact dans le menu Contenu de l’administration de site</text:p>
      <text:p text:style-name="Code"><text:span text:style-name="Source_20_Text">start &lt;ID_DU_BUNDLE&gt;</text:span></text:p>
      <text:p text:style-name="Text_20_body"><text:span text:style-name="Strong_20_Emphasis"/></text:p>
      <text:h text:style-name="P183" text:outline-level="1"><text:span text:style-name="Strong_20_Emphasis"/></text:h>
      <text:h text:style-name="P95" text:outline-level="1"><text:bookmark-start text:name="__RefHeading___Toc5578_263690486"/><text:span text:style-name="Strong_20_Emphasis"><text:span text:style-name="T60">Atelier </text:span></text:span><text:span text:style-name="Strong_20_Emphasis"><text:span text:style-name="T125">7</text:span></text:span><text:span text:style-name="Strong_20_Emphasis"> : Staging + Export/Import</text:span><text:bookmark-end text:name="__RefHeading___Toc5578_263690486"/></text:h>
      <text:p text:style-name="P9">Objectif</text:p>
      <text:p text:style-name="Text_20_body">Mettre en place du staging, publier un contenu, tester import/export.</text:p>
      <text:p text:style-name="Text_20_body"/>
      <text:h text:style-name="Heading_20_2" text:outline-level="2"><text:bookmark-start text:name="__RefHeading___Toc5568_263690486"/><text:span text:style-name="T125">7</text:span>.1 Staging<text:bookmark-end text:name="__RefHeading___Toc5568_263690486"/></text:h>
      <text:p text:style-name="Text_20_body"><text:bookmark-start text:name="__RefHeading___Toc5386_263690486"/><text:span text:style-name="Strong_20_Emphasis"><text:span text:style-name="T86">Activer le staging</text:span></text:span><text:bookmark-end text:name="__RefHeading___Toc5386_263690486"/></text:p>
      <text:p text:style-name="Text_20_body"><text:span text:style-name="T114">Menu du site</text:span> <text:s/>&gt; <text:span text:style-name="T114">En cours de publication</text:span> &gt; <text:span text:style-name="T114">Organiser</text:span></text:p>
      <text:list text:style-name="L51">
        <text:list-item>
          <text:p text:style-name="P184">Choisir <text:span text:style-name="Strong_20_Emphasis">Local Staging</text:span></text:p>
        </text:list-item>
        <text:list-item>
          <text:p text:style-name="P184">Sélectionner pages &amp; contenus à mettre en staging</text:p>
        </text:list-item>
      </text:list>
      <text:h text:style-name="Heading_20_3" text:outline-level="3" text:is-list-header="true"><text:span text:style-name="Strong_20_Emphasis"/></text:h>
      <text:p text:style-name="Text_20_body"><text:bookmark-start text:name="__RefHeading___Toc5388_263690486"/><text:span text:style-name="Strong_20_Emphasis"><text:span text:style-name="T115">Ajouter du contenu dans le staging</text:span></text:span><text:bookmark-end text:name="__RefHeading___Toc5388_263690486"/></text:p>
      <text:list text:style-name="L52">
        <text:list-item>
          <text:p text:style-name="P185"><text:span text:style-name="T117">Editer la page Home et ajouter une </text:span>“Bannière <text:span text:style-name="T117">Cookie</text:span>”</text:p>
        </text:list-item>
      </text:list>
      <text:list text:style-name="L53">
        <text:list-item>
          <text:p text:style-name="P187">Publier sur le staging</text:p>
        </text:list-item>
        <text:list-item>
          <text:p text:style-name="P187">Comparer le staging (pré-production) et le live (en utilisant un autre navigateur ou un onglet privé)</text:p>
          <text:p text:style-name="P186"><text:span text:style-name="Strong_20_Emphasis"/></text:p>
        </text:list-item>
      </text:list>
      <text:p text:style-name="Text_20_body"><text:bookmark-start text:name="__RefHeading___Toc5390_263690486"/><text:span text:style-name="Strong_20_Emphasis"><text:span text:style-name="T86">Publier </text:span></text:span><text:span text:style-name="Strong_20_Emphasis"><text:span text:style-name="T88">sur le vrai site</text:span></text:span><text:bookmark-end text:name="__RefHeading___Toc5390_263690486"/></text:p>
      <text:list text:style-name="L54">
        <text:list-item>
          <text:p text:style-name="P188">Publi<text:span text:style-name="T117">er sur le site</text:span></text:p>
        </text:list-item>
        <text:list-item>
          <text:p text:style-name="P188">Vérifier l’apparition dans le site live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570_263690486"/><text:span text:style-name="Strong_20_Emphasis"><text:span text:style-name="T125">7</text:span></text:span><text:span text:style-name="Strong_20_Emphasis"><text:span text:style-name="T117">.2 </text:span></text:span><text:span text:style-name="Strong_20_Emphasis">Export / Import</text:span><text:bookmark-end text:name="__RefHeading___Toc5570_263690486"/></text:h>
      <text:list text:style-name="L55">
        <text:list-item>
          <text:p text:style-name="P189">Exporter le site dans un <text:span text:style-name="Source_20_Text">.lar</text:span></text:p>
        </text:list-item>
        <text:list-item>
          <text:p text:style-name="P189">Importer dans un nouveau site “EventPortal_Copy”</text:p>
        </text:list-item>
      </text:list>
      <text:p text:style-name="Text_20_body"/>
      <text:p text:style-name="P61">Aller sur le vrai site, effectuer un export puis télécharger le fichier .lar</text:p>
      <text:p text:style-name="P61">Créer une nouveau site « Copie »</text:p>
      <text:p text:style-name="P61">Effectuer ensuite une importation sur le site « Copie »</text:p>
      <text:p text:style-name="P62">Retrouver les pages</text:p>
      <text:p text:style-name="Text_20_body"/>
      <text:h text:style-name="P93" text:outline-level="1"><text:span text:style-name="Strong_20_Emphasis"/></text:h>
      <text:h text:style-name="P94" text:outline-level="1"><text:bookmark-start text:name="__RefHeading___Toc5394_263690486"/><text:span text:style-name="Strong_20_Emphasis"><text:span text:style-name="T60">Atelier </text:span></text:span><text:span text:style-name="Strong_20_Emphasis"><text:span text:style-name="T125">8</text:span></text:span><text:span text:style-name="Strong_20_Emphasis"> : Développement Portlet MVC simple</text:span><text:bookmark-end text:name="__RefHeading___Toc5394_263690486"/></text:h>
      <text:p text:style-name="P9">Objectif</text:p>
      <text:p text:style-name="Text_20_body">Créer une portlet “HelloEvent”.</text:p>
      <text:h text:style-name="P102" text:outline-level="2"><text:bookmark-start text:name="__RefHeading___Toc5396_263690486"/><text:span text:style-name="Strong_20_Emphasis"><text:span text:style-name="T126">8.1 Mise en place du workspace</text:span></text:span><text:bookmark-end text:name="__RefHeading___Toc5396_263690486"/></text:h>
      <text:p text:style-name="P40"><text:span text:style-name="Strong_20_Emphasis"><text:span text:style-name="T49">Installer blade cli</text:span></text:span></text:p>
      <text:p text:style-name="P40"><text:a xlink:type="simple" xlink:href="https://learn.liferay.com/w/dxp/development/tooling/blade-cli" text:style-name="Internet_20_link" text:visited-style-name="Visited_20_Internet_20_Link"><text:span text:style-name="Strong_20_Emphasis"><text:span text:style-name="T34">https://learn.liferay.com/w/dxp/development/tooling/blade-cli</text:span></text:span></text:a></text:p>
      <text:p text:style-name="P40"><text:span text:style-name="Strong_20_Emphasis"><text:span text:style-name="T49">Vérifier avec </text:span></text:span></text:p>
      <text:p text:style-name="Code"><text:span text:style-name="Strong_20_Emphasis">blade -v</text:span></text:p>
      <text:p text:style-name="P40"><text:span text:style-name="Strong_20_Emphasis"><text:span text:style-name="T49"/></text:span></text:p>
      <text:p text:style-name="P40"><text:span text:style-name="Strong_20_Emphasis"><text:span text:style-name="T49">Vous placer dans un répertoire de travail et exécuter :</text:span></text:span></text:p>
      <text:p text:style-name="Code"><text:span text:style-name="Strong_20_Emphasis">blade init liferay-workspace</text:span></text:p>
      <text:h text:style-name="Heading_20_3" text:outline-level="3"><text:span text:style-name="Strong_20_Emphasis"/></text:h>
      <text:h text:style-name="Heading_20_2" text:outline-level="2"><text:bookmark-start text:name="__RefHeading___Toc5587_263690486"/><text:span text:style-name="T129">8.2 </text:span>Import du workspace dans l’IDE<text:bookmark-end text:name="__RefHeading___Toc5587_263690486"/></text:h>
      <text:list text:style-name="L56">
        <text:list-item>
          <text:p text:style-name="P190">Ouvrez votre IDE (Eclipse/Liferay Developer Studio ou IntelliJ).</text:p>
        </text:list-item>
        <text:list-item>
          <text:p text:style-name="P190">Importez le workspace :</text:p>
          <text:list>
            <text:list-item>
              <text:p text:style-name="P190">Eclipse/Liferay Developer Studio :</text:p>
              <text:list>
                <text:list-item>
                  <text:p text:style-name="P190"><text:span text:style-name="Strong_20_Emphasis">File &gt; Import… &gt; Existing Gradle Project</text:span>,</text:p>
                </text:list-item>
                <text:list-item>
                  <text:p text:style-name="P190">sélectionnez le dossier <text:span text:style-name="Source_20_Text">my-liferay-workspace</text:span>.</text:p>
                </text:list-item>
              </text:list>
            </text:list-item>
            <text:list-item>
              <text:p text:style-name="P190">IntelliJ :</text:p>
              <text:list>
                <text:list-item>
                  <text:p text:style-name="P190"><text:span text:style-name="Strong_20_Emphasis">Open…</text:span>,</text:p>
                </text:list-item>
                <text:list-item>
                  <text:p text:style-name="P190">sélectionnez <text:span text:style-name="Source_20_Text">my-liferay-workspace</text:span> et laissez IntelliJ détecter le projet Gradle.</text:p>
                </text:list-item>
              </text:list>
            </text:list-item>
          </text:list>
        </text:list-item>
        <text:list-item>
          <text:p text:style-name="P190">Attendez la fin de l’indexation et de la synchronisation Gradle.</text:p>
        </text:list-item>
      </text:list>
      <text:p text:style-name="P45"><text:span text:style-name="Strong_20_Emphasis"><text:span text:style-name="T86">Contrôle</text:span></text:span><text:span text:style-name="Strong_20_Emphasis"><text:span text:style-name="T34"> :<text:line-break/>Dans la vue de projets, vous voyez le projet </text:span></text:span><text:span text:style-name="Source_20_Text"><text:span text:style-name="T34">my-liferay-workspace</text:span></text:span><text:span text:style-name="Strong_20_Emphasis"><text:span text:style-name="T34"> et son sous-répertoire </text:span></text:span><text:span text:style-name="Source_20_Text"><text:span text:style-name="T34">modules</text:span></text:span><text:span text:style-name="Strong_20_Emphasis"><text:span text:style-name="T34"> (vide pour l’instant).</text:span></text:span></text:p>
      <text:h text:style-name="Heading_20_2" text:outline-level="2"><text:bookmark-start text:name="__RefHeading___Toc5582_263690486"/><text:span text:style-name="Strong_20_Emphasis">8.</text:span><text:span text:style-name="Strong_20_Emphasis"><text:span text:style-name="T129">3</text:span></text:span><text:span text:style-name="Strong_20_Emphasis"> Création d’un module portle</text:span><text:span text:style-name="Strong_20_Emphasis"><text:span text:style-name="T131">t</text:span></text:span><text:bookmark-end text:name="__RefHeading___Toc5582_263690486"/></text:h>
      <text:p text:style-name="Text_20_body"><text:bookmark-start text:name="__RefHeading___Toc5398_263690486"/><text:span text:style-name="Strong_20_Emphasis"><text:span text:style-name="T86">Créer </text:span></text:span><text:span text:style-name="Strong_20_Emphasis"><text:span text:style-name="T91">le </text:span></text:span><text:span text:style-name="Strong_20_Emphasis"><text:span text:style-name="T86">module MVC</text:span></text:span><text:bookmark-end text:name="__RefHeading___Toc5398_263690486"/></text:p>
      <text:p text:style-name="Text_20_body"/>
      <text:p text:style-name="P36"><text:span text:style-name="Source_20_Text"><text:span text:style-name="T127">cd liferay-workspace</text:span></text:span></text:p>
      <text:p text:style-name="Code"><text:span text:style-name="Source_20_Text">blade create -t mvc-portlet -p </text:span><text:span text:style-name="Source_20_Text"><text:span text:style-name="T127">org.formation</text:span></text:span><text:span text:style-name="Source_20_Text">.hello -</text:span><text:span text:style-name="Source_20_Text"><text:span text:style-name="T130">c HelloPortlet </text:span></text:span><text:span text:style-name="Source_20_Text">hello</text:span></text:p>
      <text:p text:style-name="Text_20_body"><text:span text:style-name="Strong_20_Emphasis"><text:span text:style-name="T34"/></text:span></text:p>
      <text:list text:style-name="L57">
        <text:list-item>
          <text:list>
            <text:list-item>
              <text:p text:style-name="P191"><text:span text:style-name="Source_20_Text">-t mvc-portlet</text:span> : type de module,</text:p>
            </text:list-item>
            <text:list-item>
              <text:p text:style-name="P191"><text:span text:style-name="Source_20_Text">-p </text:span><text:span text:style-name="Source_20_Text"><text:span text:style-name="T132">org</text:span></text:span><text:span text:style-name="Source_20_Text">.formation.hello</text:span> : package Java,</text:p>
            </text:list-item>
            <text:list-item>
              <text:p text:style-name="P191"><text:soft-page-break/><text:span text:style-name="Source_20_Text">-c HelloPortlet</text:span> : nom de la classe portlet,</text:p>
            </text:list-item>
            <text:list-item>
              <text:p text:style-name="P191"><text:span text:style-name="Source_20_Text"><text:span text:style-name="T34">hello</text:span></text:span><text:span text:style-name="Strong_20_Emphasis"><text:span text:style-name="T34"> : nom du module.</text:span></text:span></text:p>
            </text:list-item>
          </text:list>
        </text:list-item>
      </text:list>
      <text:p text:style-name="P41"><text:span text:style-name="Strong_20_Emphasis"><text:span text:style-name="T51">Vérifier la création du module </text:span></text:span><text:span text:style-name="Strong_20_Emphasis"><text:span text:style-name="T34">dans votre IDE</text:span></text:span><text:span text:style-name="Strong_20_Emphasis"><text:span text:style-name="T29"> </text:span></text:span></text:p>
      <text:p text:style-name="P64">Vérifiez dans l’IDE :</text:p>
      <text:list text:style-name="L58">
        <text:list-item>
          <text:p text:style-name="P192">un nouveau projet <text:span text:style-name="Source_20_Text">hello</text:span> apparaît sous le dossier <text:span text:style-name="Source_20_Text">modules</text:span>,</text:p>
        </text:list-item>
        <text:list-item>
          <text:p text:style-name="P192">la classe <text:span text:style-name="Source_20_Text">HelloPortlet</text:span> existe dans <text:span text:style-name="Source_20_Text">src/main/java/</text:span><text:span text:style-name="Source_20_Text"><text:span text:style-name="T132">org</text:span></text:span><text:span text:style-name="Source_20_Text">/formation/hello</text:span>.</text:p>
        </text:list-item>
      </text:list>
      <text:p text:style-name="P64">Ouvrez la vue JSP principale :<text:line-break/><text:span text:style-name="Source_20_Text">hello/src/main/resources/META-INF/resources/view.jsp</text:span>.</text:p>
      <text:p text:style-name="P64">Remplacez le contenu de <text:span text:style-name="Source_20_Text">view.jsp</text:span> par quelque chose de simple, par exemple :</text:p>
      <text:p text:style-name="Code"><text:bookmark-start text:name="__DdeLink__5593_263690486"/><text:span text:style-name="Source_20_Text"><text:span text:style-name="T112">&lt;%@ page import="com.liferay.portal.kernel.util.HtmlUtil" %&gt;</text:span></text:span></text:p>
      <text:list text:style-name="L59">
        <text:list-header>
          <text:p text:style-name="P85"><text:span text:style-name="Source_20_Text"><text:span text:style-name="T112">&lt;%@ taglib uri="http://java.sun.com/portlet_2_0" prefix="portlet" %&gt;</text:span></text:span></text:p>
          <text:p text:style-name="P85"><text:span text:style-name="Source_20_Text"><text:span text:style-name="T112">&lt;%@ taglib uri="http://liferay.com/tld/theme" prefix="liferay-theme" %&gt;</text:span></text:span></text:p>
          <text:p text:style-name="P86"/>
          <text:p text:style-name="P85"><text:span text:style-name="Source_20_Text"><text:span text:style-name="T112">&lt;liferay-theme:defineObjects /&gt;</text:span></text:span></text:p>
          <text:p text:style-name="P85"><text:span text:style-name="Source_20_Text"><text:span text:style-name="T112">&lt;portlet:defineObjects /&gt;</text:span></text:span></text:p>
          <text:p text:style-name="P86"/>
          <text:p text:style-name="P85"><text:span text:style-name="Source_20_Text"><text:span text:style-name="T112">&lt;h1&gt;Hello Liferay 7.4 !&lt;/h1&gt;</text:span></text:span></text:p>
          <text:p text:style-name="P85"><text:span text:style-name="Source_20_Text"><text:span text:style-name="T112">&lt;p&gt;</text:span></text:span></text:p>
          <text:p text:style-name="P85"><text:span text:style-name="Source_20_Text"><text:span text:style-name="T112"><text:s text:c="4"/>Ce portlet a été créé dans un module OSGi à l’aide de Blade CLI.&lt;br/&gt;</text:span></text:span></text:p>
          <text:p text:style-name="P85"><text:span text:style-name="Source_20_Text"><text:span text:style-name="T112"><text:s text:c="4"/>Utilisateur connecté : &lt;strong&gt;&lt;%= HtmlUtil.escape(themeDisplay.getUser().getFullName()) %&gt;&lt;/strong&gt;</text:span></text:span></text:p>
          <text:p text:style-name="P85"><text:span text:style-name="Source_20_Text"><text:span text:style-name="T112">&lt;/p&gt;</text:span></text:span><text:bookmark-end text:name="__DdeLink__5593_263690486"/></text:p>
        </text:list-header>
      </text:list>
      <text:p text:style-name="P65"><text:span text:style-name="Strong_20_Emphasis"/></text:p>
      <text:p text:style-name="P65"><text:span text:style-name="Strong_20_Emphasis"><text:span text:style-name="T86">Contrôle :</text:span></text:span></text:p>
      <text:p text:style-name="P65">Le code compile dans l’IDE (pas d’erreur rouge dans la classe ni dans la JSP).</text:p>
      <text:p text:style-name="P64"><text:span text:style-name="Strong_20_Emphasis"/></text:p>
      <text:p text:style-name="P64"><text:span text:style-name="Strong_20_Emphasis"/></text:p>
      <text:p text:style-name="Text_20_body"><text:bookmark-start text:name="__RefHeading___Toc5402_263690486"/><text:span text:style-name="Strong_20_Emphasis"><text:span text:style-name="T86">Déployer</text:span></text:span><text:bookmark-end text:name="__RefHeading___Toc5402_263690486"/></text:p>
      <text:p text:style-name="Text_20_body"><text:span text:style-name="Source_20_Text"><text:span text:style-name="T103">Configurer la cible de déploiement en ajoutant dans le fichier gradle.properties du workspace :</text:span></text:span></text:p>
      <text:p text:style-name="Code"><text:span text:style-name="Source_20_Text">liferay.workspace.home.dir=/chemin/vers/ton/liferay</text:span></text:p>
      <text:p text:style-name="P43"><text:span text:style-name="Source_20_Text"/></text:p>
      <text:p text:style-name="Text_20_body"><text:span text:style-name="Source_20_Text"><text:span text:style-name="T103">Assurer vous que le serveur est démarré</text:span></text:span></text:p>
      <text:p text:style-name="P42"><text:span text:style-name="Source_20_Text"><text:span text:style-name="T103"/></text:span></text:p>
      <text:p text:style-name="P42"><text:span text:style-name="Source_20_Text"><text:span text:style-name="T103">Puis effectuer la commande de déploiement dans le répertoire du workspace</text:span></text:span></text:p>
      <text:p text:style-name="P38"><text:span text:style-name="Source_20_Text">./gradlew :modules:hello-web:deploy</text:span></text:p>
      <text:p text:style-name="P38"><text:span text:style-name="Source_20_Text"><text:span text:style-name="T133">OU</text:span></text:span></text:p>
      <text:p text:style-name="P38"><text:span text:style-name="Source_20_Text">./gradlew deploy</text:span></text:p>
      <text:p text:style-name="Text_20_body"><text:span text:style-name="Source_20_Text"><text:span text:style-name="T122"/></text:span></text:p>
      <text:p text:style-name="P84"><text:span text:style-name="Strong_20_Emphasis"><text:span text:style-name="T105">Contrôle :</text:span></text:span></text:p>
      <text:p text:style-name="P84"><text:span text:style-name="Source_20_Text"><text:span text:style-name="T103">Dans le répertoire </text:span></text:span><text:span text:style-name="Source_20_Text">deploy</text:span><text:span text:style-name="Source_20_Text"><text:span text:style-name="T103"> du Liferay Home, le JAR du module </text:span></text:span><text:span text:style-name="Source_20_Text">hello-</text:span><text:span text:style-name="Source_20_Text"><text:span text:style-name="T134">event</text:span></text:span><text:span text:style-name="Source_20_Text"><text:span text:style-name="T103"> doit apparaître, puis être déplacé automatiquement une fois déployé.</text:span></text:span></text:p>
      <text:p text:style-name="Text_20_body"><text:soft-page-break/><text:span text:style-name="Source_20_Text"><text:span text:style-name="T106">D</text:span></text:span><text:span text:style-name="Source_20_Text"><text:span text:style-name="T103">ans les traces du serveur, </text:span></text:span><text:span text:style-name="Source_20_Text"><text:span text:style-name="T106">on doit pouvoir voir la ligne :</text:span></text:span></text:p>
      <text:p text:style-name="Code"><text:span text:style-name="Source_20_Text">Started org.formation.helloEvent_1.0.0</text:span></text:p>
      <text:h text:style-name="P103" text:outline-level="2"><text:bookmark-start text:name="__RefHeading___Toc5404_263690486"/><text:span text:style-name="Strong_20_Emphasis"><text:span text:style-name="T128">8.</text:span></text:span><text:span text:style-name="Strong_20_Emphasis"><text:span text:style-name="T129">4</text:span></text:span><text:span text:style-name="Strong_20_Emphasis">. Ajouter la portlet </text:span><text:bookmark-end text:name="__RefHeading___Toc5404_263690486"/></text:h>
      <text:list text:style-name="L60">
        <text:list-item>
          <text:p text:style-name="P193">Connectez-vous au portail avec votre compte administrateur </text:p>
        </text:list-item>
        <text:list-item>
          <text:p text:style-name="P193">D<text:span text:style-name="T135">ans la </text:span>page <text:span text:style-name="T146">Home</text:span><text:span text:style-name="T135"> de notre portail </text:span>.</text:p>
        </text:list-item>
        <text:list-item>
          <text:p text:style-name="P193">Dans le menu d’ajout d’applications, recherchez le portlet :</text:p>
          <text:list>
            <text:list-item>
              <text:p text:style-name="P193">nom de la catégorie : selon la configuration du module (souvent “<text:span text:style-name="T135">E</text:span><text:span text:style-name="T146">x</text:span><text:span text:style-name="T135">emple</text:span>” ou “hello”),</text:p>
            </text:list-item>
            <text:list-item>
              <text:p text:style-name="P193">nom du portlet : <text:span text:style-name="Strong_20_Emphasis">HelloPortlet</text:span> ou libellé défini dans le bundle de ressources.</text:p>
            </text:list-item>
          </text:list>
        </text:list-item>
        <text:list-item>
          <text:p text:style-name="P193">Ajoutez le portlet à la page.</text:p>
        </text:list-item>
        <text:list-item>
          <text:p text:style-name="P193">Vérifiez l’affichage :</text:p>
          <text:list>
            <text:list-item>
              <text:p text:style-name="P193">le message “Hello Liferay 7.4 !” apparaît,</text:p>
            </text:list-item>
            <text:list-item>
              <text:p text:style-name="P193">le nom de l’utilisateur connecté est affiché.</text:p>
            </text:list-item>
          </text:list>
        </text:list-item>
      </text:list>
      <text:p text:style-name="P39"><text:span text:style-name="Strong_20_Emphasis"><text:span text:style-name="T86">Contrôle final :</text:span></text:span></text:p>
      <text:p text:style-name="P39">Si le portlet s’affiche correctement et montre votre nom d’utilisateur connecté, le TP est réussi.</text:p>
      <text:p text:style-name="P46"><text:span text:style-name="Strong_20_Emphasis"/></text:p>
      <text:h text:style-name="P93" text:outline-level="1"><text:span text:style-name="Strong_20_Emphasis"/></text:h>
      <text:h text:style-name="P96" text:outline-level="1"><text:bookmark-start text:name="__RefHeading___Toc878_2030798262"/>Ateliers <text:span text:style-name="T136">9</text:span> : Développement d’une Portlet MVC avec validation<text:bookmark-end text:name="__RefHeading___Toc878_2030798262"/></text:h>
      <text:p text:style-name="P13">Objectifs</text:p>
      <text:list text:style-name="L61">
        <text:list-item>
          <text:p text:style-name="P194">Implémenter un <text:span text:style-name="Source_20_Text">MVCActionCommand</text:span></text:p>
        </text:list-item>
        <text:list-item>
          <text:p text:style-name="P194">Effectuer la <text:span text:style-name="Strong_20_Emphasis">validation serveur</text:span></text:p>
        </text:list-item>
        <text:list-item>
          <text:p text:style-name="P194">Gérer des erreurs utilisateur (<text:span text:style-name="Source_20_Text">SessionErrors</text:span>)</text:p>
        </text:list-item>
        <text:list-item>
          <text:p text:style-name="P194">Naviguer entre écrans via <text:span text:style-name="Source_20_Text">mvcPath</text:span></text:p>
        </text:list-item>
      </text:list>
      <text:h text:style-name="P97" text:outline-level="1" text:is-list-header="true"/>
      <text:h text:style-name="P104" text:outline-level="2"><text:bookmark-start text:name="__RefHeading___Toc2325_2030798262"/>9.1 Création du module <text:bookmark-end text:name="__RefHeading___Toc2325_2030798262"/></text:h>
      <text:p text:style-name="P39">Depuis le workspace :</text:p>
      <text:p text:style-name="Code"><text:span text:style-name="Source_20_Text">blade create -t mvc-portlet \</text:span></text:p>
      <text:p text:style-name="Code"><text:span text:style-name="Source_20_Text"><text:s text:c="2"/>-p </text:span><text:span text:style-name="Source_20_Text"><text:span text:style-name="T137">org.formation.event</text:span></text:span><text:span text:style-name="Source_20_Text"> \</text:span></text:p>
      <text:p text:style-name="Code"><text:span text:style-name="Source_20_Text"><text:s text:c="2"/>-c </text:span><text:span text:style-name="Source_20_Text"><text:span text:style-name="T137">Event</text:span></text:span><text:span text:style-name="Source_20_Text">Portlet \</text:span></text:p>
      <text:p text:style-name="Code"><text:span text:style-name="Source_20_Text"><text:s text:c="2"/></text:span><text:span text:style-name="Source_20_Text"><text:span text:style-name="T137">event</text:span></text:span></text:p>
      <text:p text:style-name="Text_20_body"/>
      <text:p text:style-name="Text_20_body"><text:bookmark-start text:name="__RefHeading___Toc2327_2030798262"/><text:span text:style-name="T85">Modifier </text:span><text:span text:style-name="Source_20_Text"><text:span text:style-name="T85">view.jsp</text:span></text:span><text:bookmark-end text:name="__RefHeading___Toc2327_2030798262"/></text:p>
      <text:p text:style-name="P39">Créer une zone d'affichage + lien vers l’écran d’édition :</text:p>
      <text:p text:style-name="Code"><text:span text:style-name="Source_20_Text">&lt;%@ page contentType="text/html; charset=UTF-8" pageEncoding="UTF-8" %&gt;<text:line-break/></text:span></text:p>
      <text:p text:style-name="Code"><text:bookmark-start text:name="__DdeLink__15024_263690486"/><text:span text:style-name="Source_20_Text">&lt;%@ taglib uri="http://java.sun.com/portlet_2_0" prefix="portlet" %&gt;<text:line-break/></text:span><text:bookmark-end text:name="__DdeLink__15024_263690486"/></text:p>
      <text:p text:style-name="Code"><text:span text:style-name="Source_20_Text"/></text:p>
      <text:p text:style-name="Code"><text:bookmark-start text:name="__DdeLink__14745_263690486"/><text:span text:style-name="Source_20_Text">&lt;h1&gt;Liste des événements&lt;/h1&gt;</text:span></text:p>
      <text:p text:style-name="Code"><text:span text:style-name="Source_20_Text"/></text:p>
      <text:p text:style-name="Code"><text:bookmark-start text:name="__DdeLink__15022_263690486"/><text:span text:style-name="Source_20_Text">&lt;portlet:renderURL var="editURL"&gt;</text:span></text:p>
      <text:p text:style-name="Code"><text:span text:style-name="Source_20_Text"><text:s text:c="3"/>&lt;portlet:param name="mvcPath" value="/edit.jsp"/&gt;</text:span></text:p>
      <text:p text:style-name="Code"><text:span text:style-name="Source_20_Text">&lt;/portlet:renderURL&gt;</text:span><text:bookmark-end text:name="__DdeLink__15022_263690486"/></text:p>
      <text:p text:style-name="Code"/>
      <text:p text:style-name="Code"><text:span text:style-name="Source_20_Text">&lt;a href="${editURL}"&gt;Ajouter un </text:span><text:span text:style-name="Source_20_Text"><text:span text:style-name="T137">événement</text:span></text:span><text:span text:style-name="Source_20_Text">&lt;/a&gt;</text:span></text:p>
      <text:p text:style-name="Text_20_body"><text:bookmark-end text:name="__DdeLink__14745_263690486"/></text:p>
      <text:p text:style-name="Text_20_body"><text:bookmark-start text:name="__RefHeading___Toc2329_2030798262"/><text:span text:style-name="T85">Créer </text:span><text:span text:style-name="Source_20_Text"><text:span text:style-name="T85">edit.jsp</text:span></text:span><text:bookmark-end text:name="__RefHeading___Toc2329_2030798262"/></text:p>
      <text:p text:style-name="Code"><text:span text:style-name="Source_20_Text">&lt;%@ page contentType="text/html; charset=UTF-8" pageEncoding="UTF-8" %&gt;<text:line-break/>&lt;%@ taglib uri="http://java.sun.com/portlet_2_0" prefix="portlet" %&gt;<text:line-break/>&lt;%@ taglib uri="http://liferay.com/tld/ui" prefix="liferay-ui" %&gt;</text:span></text:p>
      <text:p text:style-name="Code"><text:span text:style-name="Source_20_Text"/></text:p>
      <text:p text:style-name="Code"><text:bookmark-start text:name="__DdeLink__14747_263690486"/><text:span text:style-name="Source_20_Text">&lt;h2&gt;Ajouter un </text:span><text:span text:style-name="Source_20_Text"><text:span text:style-name="T137">événement</text:span></text:span><text:span text:style-name="Source_20_Text">&lt;/h2&gt;</text:span></text:p>
      <text:p text:style-name="Code"><text:soft-page-break/></text:p>
      <text:p text:style-name="Code"><text:span text:style-name="Source_20_Text">&lt;liferay-ui:error key="title-required" message="Le titre est obligatoire"/&gt;</text:span></text:p>
      <text:p text:style-name="Code"/>
      <text:p text:style-name="Code"><text:span text:style-name="Source_20_Text">&lt;portlet:actionURL name="save</text:span><text:span text:style-name="Source_20_Text"><text:span text:style-name="T137">Event</text:span></text:span><text:span text:style-name="Source_20_Text">" var="saveURL" /&gt;</text:span></text:p>
      <text:p text:style-name="Code"/>
      <text:p text:style-name="Code"><text:span text:style-name="Source_20_Text">&lt;form action="${saveURL}" method="post"&gt;</text:span></text:p>
      <text:p text:style-name="Code"><text:span text:style-name="Source_20_Text"><text:s text:c="3"/>&lt;label&gt;Titre :&lt;/label&gt;</text:span></text:p>
      <text:p text:style-name="Code"><text:span text:style-name="Source_20_Text"><text:s text:c="3"/>&lt;input type="text" name="title" /&gt;</text:span></text:p>
      <text:p text:style-name="Code"><text:span text:style-name="Source_20_Text"><text:s text:c="3"/>&lt;button type="submit"&gt;Enregistrer&lt;/button&gt;</text:span></text:p>
      <text:p text:style-name="Code"><text:span text:style-name="Source_20_Text">&lt;/form&gt;</text:span><text:bookmark-end text:name="__DdeLink__14747_263690486"/></text:p>
      <text:p text:style-name="Text_20_body"/>
      <text:h text:style-name="Heading_20_2" text:outline-level="2"><text:bookmark-start text:name="__RefHeading___Toc2331_2030798262"/><text:span text:style-name="T145">9.2 </text:span>Implémenter l’Action Command<text:bookmark-end text:name="__RefHeading___Toc2331_2030798262"/></text:h>
      <text:p text:style-name="P39">Créer :</text:p>
      <text:p text:style-name="P39"><text:span text:style-name="Source_20_Text"><text:span text:style-name="T112">src/main/java/</text:span></text:span><text:span text:style-name="Source_20_Text"><text:span text:style-name="T113">org</text:span></text:span><text:span text:style-name="Source_20_Text"><text:span text:style-name="T112">/</text:span></text:span><text:span text:style-name="Source_20_Text"><text:span text:style-name="T113">formation</text:span></text:span><text:span text:style-name="Source_20_Text"><text:span text:style-name="T112">/</text:span></text:span><text:span text:style-name="Source_20_Text"><text:span text:style-name="T113">event</text:span></text:span><text:span text:style-name="Source_20_Text"><text:span text:style-name="T112">/action/</text:span></text:span><text:bookmark-start text:name="__DdeLink__14749_263690486"/><text:span text:style-name="Source_20_Text"><text:span text:style-name="T112">SaveE</text:span></text:span><text:span text:style-name="Source_20_Text"><text:span text:style-name="T113">vent</text:span></text:span><text:span text:style-name="Source_20_Text"><text:span text:style-name="T112">MVCActionCommand.java</text:span></text:span><text:bookmark-end text:name="__DdeLink__14749_263690486"/></text:p>
      <text:p text:style-name="Code"><text:bookmark-start text:name="__DdeLink__14751_263690486"/><text:span text:style-name="Source_20_Text"><text:span text:style-name="T112">@Component(</text:span></text:span></text:p>
      <text:p text:style-name="Code"><text:span text:style-name="Source_20_Text"><text:span text:style-name="T112"><text:s text:c="4"/>property = {</text:span></text:span></text:p>
      <text:p text:style-name="P67"><text:span text:style-name="Source_20_Text"><text:span text:style-name="T112"><text:s text:c="8"/>"javax.portlet.name=org_formation_event_EventPortlet",</text:span></text:span></text:p>
      <text:p text:style-name="P67"><text:span text:style-name="Source_20_Text"><text:span text:style-name="T112"><text:s text:c="8"/>"mvc.command.name=saveE</text:span></text:span><text:span text:style-name="Source_20_Text"><text:span text:style-name="T113">vent</text:span></text:span><text:span text:style-name="Source_20_Text"><text:span text:style-name="T112">"</text:span></text:span></text:p>
      <text:p text:style-name="Code"><text:span text:style-name="Source_20_Text"><text:span text:style-name="T112"><text:s text:c="4"/>},</text:span></text:span></text:p>
      <text:p text:style-name="Code"><text:span text:style-name="Source_20_Text"><text:span text:style-name="T112"><text:s text:c="4"/>service = MVCActionCommand.class</text:span></text:span></text:p>
      <text:p text:style-name="Code"><text:span text:style-name="Source_20_Text"><text:span text:style-name="T112">)</text:span></text:span></text:p>
      <text:p text:style-name="Code"><text:span text:style-name="Source_20_Text"><text:span text:style-name="T112">public class SaveE</text:span></text:span><text:span text:style-name="Source_20_Text"><text:span text:style-name="T113">vent</text:span></text:span><text:span text:style-name="Source_20_Text"><text:span text:style-name="T112">MVCActionCommand implements MVCActionCommand {</text:span></text:span></text:p>
      <text:p text:style-name="P37"/>
      <text:p text:style-name="Code"><text:span text:style-name="Source_20_Text"><text:span text:style-name="T112"><text:s text:c="4"/>@Override</text:span></text:span></text:p>
      <text:p text:style-name="Code"><text:span text:style-name="Source_20_Text"><text:span text:style-name="T112"><text:s text:c="4"/>public boolean processAction(ActionRequest req, ActionResponse resp) {</text:span></text:span></text:p>
      <text:p text:style-name="P37"/>
      <text:p text:style-name="Code"><text:span text:style-name="Source_20_Text"><text:span text:style-name="T112"><text:s text:c="8"/>String title = ParamUtil.getString(req, "title");</text:span></text:span></text:p>
      <text:p text:style-name="P37"/>
      <text:p text:style-name="Code"><text:span text:style-name="Source_20_Text"><text:span text:style-name="T112"><text:s text:c="8"/>if (Validator.isNull(title)) {</text:span></text:span></text:p>
      <text:p text:style-name="Code"><text:span text:style-name="Source_20_Text"><text:span text:style-name="T112"><text:s text:c="12"/>SessionErrors.add(req, "title-required");</text:span></text:span></text:p>
      <text:p text:style-name="Code"><text:span text:style-name="Source_20_Text"><text:span text:style-name="T112"><text:s text:c="12"/>resp.setRenderParameter("mvcPath", "/edit.jsp");</text:span></text:span></text:p>
      <text:p text:style-name="Code"><text:span text:style-name="Source_20_Text"><text:span text:style-name="T112"><text:s text:c="12"/>return false;</text:span></text:span></text:p>
      <text:p text:style-name="Code"><text:span text:style-name="Source_20_Text"><text:span text:style-name="T112"><text:s text:c="8"/>}</text:span></text:span></text:p>
      <text:p text:style-name="P37"/>
      <text:p text:style-name="Code"><text:span text:style-name="Source_20_Text"><text:span text:style-name="T112"><text:s text:c="8"/>SessionMessages.add(req, "e</text:span></text:span><text:span text:style-name="Source_20_Text"><text:span text:style-name="T113">vent</text:span></text:span><text:span text:style-name="Source_20_Text"><text:span text:style-name="T112">-saved");</text:span></text:span></text:p>
      <text:p text:style-name="Code"><text:span text:style-name="Source_20_Text"><text:span text:style-name="T112"><text:s text:c="8"/>return true;</text:span></text:span></text:p>
      <text:p text:style-name="Code"><text:span text:style-name="Source_20_Text"><text:span text:style-name="T112"><text:s text:c="4"/>}</text:span></text:span></text:p>
      <text:p text:style-name="Code"><text:span text:style-name="Source_20_Text"><text:span text:style-name="T112">}</text:span></text:span><text:bookmark-end text:name="__DdeLink__14751_263690486"/></text:p>
      <text:h text:style-name="P97" text:outline-level="1" text:is-list-header="true"/>
      <text:p text:style-name="P9"><text:bookmark-start text:name="__RefHeading___Toc2333_2030798262"/>Tester dans Liferay<text:bookmark-end text:name="__RefHeading___Toc2333_2030798262"/></text:p>
      <text:list text:style-name="L62">
        <text:list-item>
          <text:p text:style-name="P195">Déployer :</text:p>
        </text:list-item>
      </text:list>
      <text:p text:style-name="Code"><text:span text:style-name="Source_20_Text">./gradlew :modules:</text:span><text:span text:style-name="Source_20_Text"><text:span text:style-name="T137">event</text:span></text:span><text:span text:style-name="Source_20_Text">:deploy</text:span></text:p>
      <text:list text:style-name="L63">
        <text:list-item>
          <text:p text:style-name="P196">Ajouter la portlet sur une page</text:p>
        </text:list-item>
        <text:list-item>
          <text:p text:style-name="P196"><text:soft-page-break/>Cliquer <text:span text:style-name="Emphasis">Ajouter une entrée</text:span></text:p>
        </text:list-item>
        <text:list-item>
          <text:p text:style-name="P196">Tester :</text:p>
          <text:list>
            <text:list-item>
              <text:p text:style-name="P196">Formulaire vide → message d’erreur</text:p>
            </text:list-item>
            <text:list-item>
              <text:p text:style-name="P196">Formulaire rempli → succès</text:p>
            </text:list-item>
          </text:list>
        </text:list-item>
      </text:list>
      <text:p text:style-name="P39"><text:span text:style-name="Strong_20_Emphasis"/></text:p>
      <text:h text:style-name="P93" text:outline-level="1"><text:span text:style-name="Strong_20_Emphasis"/></text:h>
      <text:h text:style-name="P98" text:outline-level="1"><text:bookmark-start text:name="__RefHeading___Toc5406_263690486"/><text:span text:style-name="Strong_20_Emphasis"><text:span text:style-name="T61">Atelier </text:span></text:span><text:span text:style-name="Strong_20_Emphasis"><text:span text:style-name="T136">10</text:span></text:span><text:span text:style-name="Strong_20_Emphasis"><text:span text:style-name="T128"> </text:span></text:span><text:span text:style-name="Strong_20_Emphasis">: </text:span><text:span text:style-name="Strong_20_Emphasis"><text:span text:style-name="T148">AUI </text:span></text:span><text:span text:style-name="Strong_20_Emphasis"><text:span text:style-name="T150">et </text:span></text:span><text:span text:style-name="Strong_20_Emphasis"><text:span text:style-name="T164">Navigation</text:span></text:span><text:bookmark-end text:name="__RefHeading___Toc5406_263690486"/></text:h>
      <text:p text:style-name="P15">Objectifs :</text:p>
      <text:list text:style-name="L64">
        <text:list-item>
          <text:p text:style-name="P235">Utiliser AlloyUI</text:p>
        </text:list-item>
      </text:list>
      <text:list text:style-name="L65">
        <text:list-item>
          <text:p text:style-name="P236">Navigation Simple</text:p>
        </text:list-item>
      </text:list>
      <text:p text:style-name="P71"/>
      <text:h text:style-name="Heading_20_2" text:outline-level="2"><text:bookmark-start text:name="__RefHeading___Toc14710_263690486"/>10.1 <text:span text:style-name="T148">AlloyUI</text:span><text:bookmark-end text:name="__RefHeading___Toc14710_263690486"/></text:h>
      <text:p text:style-name="P9"><text:bookmark-start text:name="__RefHeading___Toc2335_2030798262"/><text:span text:style-name="T138">Implémenter</text:span> un formulaire <text:span text:style-name="T148">AlloyUI</text:span><text:bookmark-end text:name="__RefHeading___Toc2335_2030798262"/></text:p>
      <text:p text:style-name="P72">Dans <text:span text:style-name="Source_20_Text">edit.jsp, </text:span><text:span text:style-name="Source_20_Text"><text:span text:style-name="T138">remplacer le formulaire par</text:span></text:span> :</text:p>
      <text:p text:style-name="Code"><text:span text:style-name="Source_20_Text">&lt;%@ taglib uri="http://liferay.com/tld/aui" prefix="aui" %&gt;<text:line-break/>&lt;%@ taglib uri="http://liferay.com/tld/portlet" prefix="portlet" %&gt;<text:line-break/><text:line-break/>&lt;portlet:actionURL name="saveEvent" var="saveURL" /&gt;<text:line-break/><text:line-break/>&lt;aui:form action="${saveURL}" method="post" name="fm"&gt;<text:line-break/> <text:s text:c="3"/>&lt;aui:input name="title" label="Titre" /&gt;<text:line-break/><text:line-break/> <text:s text:c="3"/>&lt;aui:button-row&gt;<text:line-break/> <text:s text:c="7"/>&lt;aui:button type="submit" value="Enregistrer" /&gt;<text:line-break/> <text:s text:c="3"/>&lt;/aui:button-row&gt;<text:line-break/>&lt;/aui:form&gt;</text:span></text:p>
      <text:p text:style-name="Standard"><text:span text:style-name="Source_20_Text"/></text:p>
      <text:p text:style-name="Text_20_body"><text:span text:style-name="Source_20_Text"/></text:p>
      <text:p text:style-name="P73"><text:span text:style-name="T100">Liste avec </text:span><text:span text:style-name="T85">SearchContainer</text:span></text:p>
      <text:p text:style-name="P73"><text:span text:style-name="T139">Pour l’instant, l</text:span>es événements sont <text:span text:style-name="Strong_20_Emphasis">mockés</text:span> (liste Java en mémoire).</text:p>
      <text:p text:style-name="P72"/>
      <text:p text:style-name="P72">Dans <text:span text:style-name="Source_20_Text">view.jsp</text:span> :</text:p>
      <text:p text:style-name="Code"><text:span text:style-name="Source_20_Text">&lt;%@ page import="java.util.*" %&gt;</text:span></text:p>
      <text:p text:style-name="Code"><text:span text:style-name="Source_20_Text">&lt;%@ taglib uri="http://liferay.com/tld/ui" prefix="liferay-ui" %&gt;</text:span></text:p>
      <text:p text:style-name="Code"><text:span text:style-name="Source_20_Text"/></text:p>
      <text:p text:style-name="Code"><text:span text:style-name="Source_20_Text"/></text:p>
      <text:p text:style-name="Code"><text:span text:style-name="Source_20_Text">&lt;liferay-ui:search-container</text:span></text:p>
      <text:p text:style-name="Code"><text:span text:style-name="Source_20_Text"><text:s text:c="4"/>total="&lt;%= events.size() %&gt;"</text:span></text:p>
      <text:p text:style-name="Code"><text:span text:style-name="Source_20_Text"><text:s text:c="4"/>emptyResultsMessage="Aucun événement"&gt;</text:span></text:p>
      <text:p text:style-name="Code"><text:span text:style-name="Source_20_Text"/></text:p>
      <text:p text:style-name="Code"><text:span text:style-name="Source_20_Text"><text:s text:c="4"/>&lt;liferay-ui:search-container-results</text:span></text:p>
      <text:p text:style-name="Code"><text:span text:style-name="Source_20_Text"><text:s text:c="8"/>results="&lt;%= events.subList(searchContainer.getStart(), searchContainer.getEnd() &gt; events.size() ? events.size() : searchContainer.getEnd()) %&gt;" /&gt;</text:span></text:p>
      <text:p text:style-name="Code"><text:span text:style-name="Source_20_Text"/></text:p>
      <text:p text:style-name="Code"><text:soft-page-break/><text:span text:style-name="Source_20_Text"><text:s text:c="4"/>&lt;liferay-ui:search-container-row</text:span></text:p>
      <text:p text:style-name="Code"><text:span text:style-name="Source_20_Text"><text:s text:c="8"/>className="java.lang.String"</text:span></text:p>
      <text:p text:style-name="Code"><text:span text:style-name="Source_20_Text"><text:s text:c="8"/>modelVar="event"&gt;</text:span></text:p>
      <text:p text:style-name="Code"><text:span text:style-name="Source_20_Text"/></text:p>
      <text:p text:style-name="Code"><text:span text:style-name="Source_20_Text"><text:s text:c="8"/>&lt;liferay-ui:search-container-column-text</text:span></text:p>
      <text:p text:style-name="Code"><text:span text:style-name="Source_20_Text"><text:s text:c="12"/>name="Nom"</text:span></text:p>
      <text:p text:style-name="Code"><text:span text:style-name="Source_20_Text"><text:s text:c="12"/>value="&lt;%= event %&gt;" /&gt;</text:span></text:p>
      <text:p text:style-name="Code"><text:span text:style-name="Source_20_Text"><text:s text:c="4"/>&lt;/liferay-ui:search-container-row&gt;</text:span></text:p>
      <text:p text:style-name="Code"><text:span text:style-name="Source_20_Text"/></text:p>
      <text:p text:style-name="Code"><text:span text:style-name="Source_20_Text"><text:s text:c="4"/>&lt;liferay-ui:search-iterator /&gt;</text:span></text:p>
      <text:p text:style-name="Code"><text:span text:style-name="Source_20_Text">&lt;/liferay-ui:search-container&gt;</text:span></text:p>
      <text:h text:style-name="Heading_20_2" text:outline-level="2" text:is-list-header="true"/>
      <text:h text:style-name="P109" text:outline-level="2"><text:bookmark-start text:name="__RefHeading___Toc14710_263690486 Copie 1"/>10.<text:span text:style-name="T164">2</text:span> <text:span text:style-name="T158">Navigation simple </text:span><text:bookmark-end text:name="__RefHeading___Toc14710_263690486 Copie 1"/></text:h>
      <text:p text:style-name="P237">Créer une page home.jsp comme suit :</text:p>
      <text:p text:style-name="Code">&lt;%@ page import="java.util.*" %&gt;<text:line-break/>&lt;%@ page contentType="text/html; charset=UTF-8" pageEncoding="UTF-8" %&gt;<text:line-break/><text:line-break/>&lt;%@ taglib uri="http://liferay.com/tld/ui" prefix="liferay-ui" %&gt;<text:line-break/>&lt;%@ taglib uri="http://java.sun.com/portlet_2_0" prefix="portlet" %&gt;<text:line-break/><text:line-break/>&lt;h1&gt;Bienvenue sur la page d'accueil des événements&lt;/h1&gt;<text:line-break/>&lt;portlet:renderURL var="listURL"&gt;<text:line-break/><text:tab/>&lt;portlet:param name="mvcRenderCommandName" value="/event/list" /&gt;<text:line-break/>&lt;/portlet:renderURL&gt;<text:line-break/>&lt;a href="&lt;%= listURL %&gt;"&gt;Afficher la liste des événements&lt;/a&gt;<text:line-break/><text:span text:style-name="T154"><text:line-break/></text:span></text:p>
      <text:p text:style-name="P117"/>
      <text:p text:style-name="Standard"><text:span text:style-name="T158">Faire en sorte que ce soit la page d’accueil du portlet en modifiant les paramètres de la classe portlet :</text:span></text:p>
      <text:p text:style-name="Code">"javax.portlet.init-param.view-template=/home.jsp",</text:p>
      <text:p text:style-name="P117"/>
      <text:p text:style-name="P117">La page propose un lien utilisant <text:span text:style-name="T1">mvcRenderCommandName</text:span> </text:p>
      <text:p text:style-name="P117"/>
      <text:p text:style-name="P16"><text:span text:style-name="T159">Implémenter un </text:span>MVCR<text:span text:style-name="T155">ender</text:span>Command</text:p>
      <text:p text:style-name="P83">Dans une classe EventListMVCR<text:span text:style-name="T156">ender</text:span>Command</text:p>
      <text:p text:style-name="Code">@Component(<text:span text:style-name="T147"><text:line-break/></text:span> <text:s text:c="7"/>property = {<text:line-break/> <text:s text:c="15"/>"javax.portlet.name=org_formation_event_EventPortlet",<text:line-break/> <text:s text:c="15"/>"mvc.command.name=/event/list"<text:line-break/> <text:s text:c="7"/>},<text:line-break/> <text:s text:c="7"/>service = MVCRenderCommand.class<text:line-break/><text:soft-page-break/>)<text:line-break/> <text:s text:c="3"/>public class EventListMVCRenderCommand implements MVCRenderCommand {<text:line-break/> <text:s text:c="3"/>@Override<text:line-break/> <text:s text:c="3"/>public String render(RenderRequest renderRequest, RenderResponse renderResponse) throws PortletException {<text:line-break/> <text:s text:c="7"/>// Liste Mockée<text:line-break/> <text:s text:c="7"/>List&lt;String&gt; events = Arrays.asList(<text:line-break/> <text:s text:c="15"/>"Conférence Liferay",<text:line-break/> <text:s text:c="15"/>"Atelier Dev",<text:line-break/> <text:s text:c="15"/>"Meetup Architecture"<text:line-break/> <text:s text:c="7"/>);<text:line-break/><text:line-break/> <text:s text:c="7"/>renderRequest.setAttribute("events", events);<text:line-break/><text:line-break/><text:line-break/> <text:s text:c="7"/>return "/view.jsp";<text:line-break/> <text:s text:c="3"/>}<text:line-break/>}<text:line-break/></text:p>
      <text:p text:style-name="Code"/>
      <text:p text:style-name="P233"/>
      <text:p text:style-name="P233"><text:bookmark-start text:name="__RefHeading___Toc2333_2030798262 Copie 1"/>Tester dans Liferay<text:bookmark-end text:name="__RefHeading___Toc2333_2030798262 Copie 1"/></text:p>
      <text:list text:style-name="L101">
        <text:list-item>
          <text:p text:style-name="P238">Déployer :</text:p>
        </text:list-item>
      </text:list>
      <text:p text:style-name="P87"><text:span text:style-name="Source_20_Text">./gradlew :modules:</text:span><text:span text:style-name="Source_20_Text"><text:span text:style-name="T137">event</text:span></text:span><text:span text:style-name="Source_20_Text">:deploy</text:span></text:p>
      <text:list text:style-name="L100">
        <text:list-item>
          <text:p text:style-name="P234"><text:span text:style-name="T159">Vérifier le déploiement dans les traces</text:span></text:p>
        </text:list-item>
        <text:list-item>
          <text:p text:style-name="P234"><text:span text:style-name="T159">Visualiser l’affichage de la liste </text:span></text:p>
        </text:list-item>
      </text:list>
      <text:h text:style-name="P99" text:outline-level="1"><text:bookmark-start text:name="__RefHeading___Toc5414_263690486"/><text:span text:style-name="Strong_20_Emphasis"><text:span text:style-name="T61">Atelier 11</text:span></text:span><text:span text:style-name="Strong_20_Emphasis"><text:span text:style-name="T128"> </text:span></text:span><text:span text:style-name="Strong_20_Emphasis">: C</text:span><text:span text:style-name="Strong_20_Emphasis"><text:span text:style-name="T141">ouche service </text:span></text:span><text:span text:style-name="Strong_20_Emphasis"><text:span text:style-name="T165">via ServiceBuilder</text:span></text:span><text:bookmark-end text:name="__RefHeading___Toc5414_263690486"/></text:h>
      <text:p text:style-name="P73"/>
      <text:p text:style-name="P14">Objectifs :</text:p>
      <text:list text:style-name="L68">
        <text:list-item>
          <text:p text:style-name="P197">Créer un modèle <text:span text:style-name="Source_20_Text">Event</text:span> via Service Builder</text:p>
        </text:list-item>
      </text:list>
      <text:list text:style-name="L69">
        <text:list-item>
          <text:p text:style-name="P198">Implémenter <text:span text:style-name="Source_20_Text">addEvent</text:span> et <text:span text:style-name="Source_20_Text">getEvents</text:span></text:p>
        </text:list-item>
      </text:list>
      <text:list text:style-name="L70">
        <text:list-item>
          <text:p text:style-name="P199">Exposer la liste via REST Builder</text:p>
        </text:list-item>
      </text:list>
      <text:list text:style-name="L71">
        <text:list-item>
          <text:p text:style-name="P200">Tester avec Postman / curl</text:p>
        </text:list-item>
      </text:list>
      <text:list text:style-name="L72">
        <text:list-item>
          <text:p text:style-name="P201">Appeler le service depuis une portlet ou une Remote App</text:p>
        </text:list-item>
      </text:list>
      <text:p text:style-name="P82"/>
      <text:h text:style-name="Heading_20_2" text:outline-level="2"><text:bookmark-start text:name="__RefHeading___Toc2345_2030798262"/><text:span text:style-name="Strong_20_Emphasis"><text:span text:style-name="T140">1</text:span></text:span><text:span text:style-name="Strong_20_Emphasis"><text:span text:style-name="T144">1</text:span></text:span><text:span text:style-name="Strong_20_Emphasis"><text:span text:style-name="T140">.1 </text:span></text:span><text:span text:style-name="Strong_20_Emphasis">Création du module ServiceBuilder</text:span><text:bookmark-end text:name="__RefHeading___Toc2345_2030798262"/></text:h>
      <text:p text:style-name="Code"><text:span text:style-name="Source_20_Text">blade create -t service-builder -p </text:span><text:span text:style-name="Source_20_Text"><text:span text:style-name="T140">org.formation.event</text:span></text:span><text:span text:style-name="Source_20_Text"> event</text:span><text:span text:style-name="Source_20_Text"><text:span text:style-name="T140">s</text:span></text:span></text:p>
      <text:p text:style-name="P73"><text:span text:style-name="T151">2 </text:span>modules générés :</text:p>
      <text:list text:style-name="L73">
        <text:list-item>
          <text:p text:style-name="P202"><text:span text:style-name="Source_20_Text">events-api</text:span></text:p>
        </text:list-item>
        <text:list-item>
          <text:p text:style-name="P202"><text:span text:style-name="Source_20_Text">events-service </text:span><text:s/>contient <text:span text:style-name="Source_20_Text">service.xml</text:span>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86">Mett</text:span></text:span><text:span text:style-name="Strong_20_Emphasis"><text:span text:style-name="T95">r</text:span></text:span><text:span text:style-name="Strong_20_Emphasis"><text:span text:style-name="T86">e à jour le fichier</text:span></text:span><text:span text:style-name="Strong_20_Emphasis"><text:span text:style-name="T85"> </text:span></text:span><text:span text:style-name="Source_20_Text"><text:span text:style-name="T85">service.xml</text:span></text:span><text:span text:style-name="T85"> :</text:span></text:p>
      <text:p text:style-name="Code"><text:span text:style-name="Source_20_Text"><text:span text:style-name="T112">&lt;service-builder </text:span></text:span><text:span text:style-name="T112">dependency-injector="ds" package-path="org.formation.event"&gt;<text:line-break/> &lt;namespace&gt;EVENT&lt;/namespace&gt;<text:line-break/> &lt;!--&lt;entity data-source="sampleDataSource" local-service="true" name="Foo" remote-service="false" session-factory="sampleSessionFactory" table="foo" tx-manager="sampleTransactionManager uuid="true""&gt;--&gt;<text:line-break/> &lt;entity name="Event" local-service="true" remote-service="false"&gt;<text:line-break/><text:line-break/> &lt;!-- PK fields --&gt;<text:line-break/><text:line-break/> &lt;column name="eventId" type="long" primary="true" /&gt;<text:line-break/><text:line-break/> &lt;!-- Group instance --&gt;<text:line-break/><text:line-break/> &lt;column name="groupId" type="long" /&gt;<text:line-break/><text:line-break/> &lt;!-- Audit fields --&gt;<text:line-break/><text:line-break/> &lt;column name="companyId" type="long" /&gt;<text:line-break/> &lt;column name="userId" type="long" /&gt;<text:line-break/> &lt;column name="userName" type="String" /&gt;<text:line-break/> &lt;column name="createDate" type="Date" /&gt;<text:line-break/> &lt;column name="modifiedDate" type="Date" /&gt;<text:line-break/><text:line-break/> &lt;!-- Other fields --&gt;<text:line-break/><text:line-break/> &lt;column name="title" type="String" /&gt;<text:line-break/> &lt;column name="dateDebut" type="Date" /&gt;<text:line-break/> &lt;column name="dateFin" type="Date" /&gt;<text:line-break/><text:line-break/> &lt;!-- Order --&gt;<text:line-break/><text:line-break/> &lt;order by="asc"&gt;<text:line-break/> &lt;order-column name="title" /&gt;<text:line-break/></text:span><text:soft-page-break/><text:span text:style-name="T112"><text:tab/><text:tab/>&lt;/order&gt;<text:line-break/><text:line-break/><text:tab/><text:tab/>&lt;!-- Finder methods --&gt;<text:line-break/><text:line-break/><text:tab/><text:tab/>&lt;finder name="DateDebut" return-type="Collection"&gt;<text:line-break/><text:tab/><text:tab/><text:tab/>&lt;finder-column name="groupId" /&gt;<text:line-break/><text:tab/><text:tab/><text:tab/>&lt;finder-column name="dateDebut" /&gt;<text:line-break/><text:tab/><text:tab/>&lt;/finder&gt;<text:line-break/><text:line-break/><text:tab/><text:tab/>&lt;!-- References --&gt;<text:line-break/><text:line-break/><text:tab/><text:tab/>&lt;reference entity="AssetEntry" package-path="com.liferay.portlet.asset" /&gt;<text:line-break/><text:tab/><text:tab/>&lt;reference entity="AssetTag" package-path="com.liferay.portlet.asset" /&gt;<text:line-break/><text:tab/>&lt;/entity&gt;<text:line-break/>&lt;/service-builder&gt;</text:span></text:p>
      <text:p text:style-name="Text_20_body"><text:span text:style-name="Source_20_Text"/></text:p>
      <text:p text:style-name="P242"><text:span text:style-name="Source_20_Text"><text:span text:style-name="T161">Générer les classes</text:span></text:span></text:p>
      <text:p text:style-name="P66"><text:span text:style-name="Source_20_Text">./gradlew buildService</text:span></text:p>
      <text:p text:style-name="Text_20_body"><text:span text:style-name="Source_20_Text"/></text:p>
      <text:p text:style-name="Text_20_body"><text:span text:style-name="Source_20_Text"><text:span text:style-name="T103">Visualiser les classes générées</text:span></text:span></text:p>
      <text:h text:style-name="Heading_20_2" text:outline-level="2"><text:bookmark-start text:name="__RefHeading___Toc14712_263690486"/><text:span text:style-name="Strong_20_Emphasis"><text:span text:style-name="T140">1</text:span></text:span><text:span text:style-name="Strong_20_Emphasis"><text:span text:style-name="T144">1</text:span></text:span><text:span text:style-name="Strong_20_Emphasis"><text:span text:style-name="T140">.2 </text:span></text:span><text:span text:style-name="Strong_20_Emphasis">Implément</text:span><text:span text:style-name="Strong_20_Emphasis"><text:span text:style-name="T140">ation de </text:span></text:span><text:span text:style-name="Strong_20_Emphasis">LocalServiceImpl</text:span><text:bookmark-end text:name="__RefHeading___Toc14712_263690486"/></text:h>
      <text:p text:style-name="P73"><text:span text:style-name="Source_20_Text">EventLocalServiceImpl.java</text:span> :</text:p>
      <text:p text:style-name="Code"><text:span text:style-name="Source_20_Text">public </text:span>Event addEvent(long userId, long groupId, String title, Date dateDebut, Date dateFin, ServiceContext sc) {<text:line-break/><text:line-break/> long id = counterLocalService.increment(Event.class.getName());<text:line-break/> Event event = eventPersistence.create(id);<text:line-break/><text:line-break/> event.setGroupId(groupId);<text:line-break/> event.setCompanyId(sc.getCompanyId());<text:line-break/> event.setUserId(userId);<text:line-break/> event.setTitle(title);<text:line-break/> event.setDateDebut(dateDebut);<text:line-break/> event.setDateFin(dateFin);<text:line-break/><text:line-break/> return eventPersistence.update(event);<text:line-break/>}</text:p>
      <text:p text:style-name="Code"/>
      <text:p text:style-name="Code">public List&lt;Event&gt; getEvents(long groupId, int start, int end) {<text:line-break/><text:tab/>return eventPersistence.findByGroupId(groupId, <text:s/>start, end);<text:line-break/>}<text:line-break/><text:line-break/>public int getEventsCount(long groupId) {<text:line-break/><text:tab/>return eventPersistence.countByGroupId(groupId);<text:line-break/>}</text:p>
      <text:p text:style-name="Code"/>
      <text:p text:style-name="Code"><text:bookmark-start text:name="__DdeLink__24444_263690486"/><text:span text:style-name="Source_20_Text"/></text:p>
      <text:h text:style-name="P105" text:outline-level="2" text:is-list-header="true"><text:bookmark-end text:name="__DdeLink__24444_263690486"/><text:soft-page-break/><text:span text:style-name="Strong_20_Emphasis"/></text:h>
      <text:p text:style-name="P239"><text:span text:style-name="Strong_20_Emphasis"><text:span text:style-name="T52">Déployer le service </text:span></text:span></text:p>
      <text:p text:style-name="Code"><text:span text:style-name="Strong_20_Emphasis">./gradlew deploy</text:span></text:p>
      <text:p text:style-name="P239"><text:span text:style-name="Strong_20_Emphasis"><text:span text:style-name="T52">Vérifier que le bundle est démarré</text:span></text:span></text:p>
      <text:h text:style-name="P108" text:outline-level="2"><text:bookmark-start text:name="__RefHeading___Toc2353_2030798262 Copie 1"/><text:span text:style-name="Strong_20_Emphasis"><text:span text:style-name="T140">1</text:span></text:span><text:span text:style-name="Strong_20_Emphasis"><text:span text:style-name="T144">1</text:span></text:span><text:span text:style-name="Strong_20_Emphasis"><text:span text:style-name="T140">.</text:span></text:span><text:span text:style-name="Strong_20_Emphasis"><text:span text:style-name="T164">3</text:span></text:span><text:span text:style-name="Strong_20_Emphasis"><text:span text:style-name="T140"> </text:span></text:span><text:span text:style-name="Strong_20_Emphasis"><text:span text:style-name="T155">Intégration Portlet</text:span></text:span><text:bookmark-end text:name="__RefHeading___Toc2353_2030798262 Copie 1"/></text:h>
      <text:p text:style-name="P229"><text:span text:style-name="Strong_20_Emphasis"/></text:p>
      <text:p text:style-name="P229"><text:span text:style-name="Strong_20_Emphasis"><text:span text:style-name="T53">Dans le projet du portlet, ajouter une dépendance</text:span></text:span><text:span text:style-name="Strong_20_Emphasis"><text:span text:style-name="T155"> </text:span></text:span></text:p>
      <text:p text:style-name="P113"><text:span text:style-name="Strong_20_Emphasis"><text:span text:style-name="Source_20_Text"/></text:span></text:p>
      <text:p text:style-name="Code"><text:span text:style-name="Source_20_Text">compileOnly project(":modules:events:events-api")</text:span></text:p>
      <text:p text:style-name="P230"><text:span text:style-name="Source_20_Text"/></text:p>
      <text:p text:style-name="P230"><text:span text:style-name="Strong_20_Emphasis"><text:span text:style-name="T92">Modifier MVRenderCommand</text:span></text:span></text:p>
      <text:p text:style-name="Code"><text:span text:style-name="Source_20_Text">@Reference</text:span><text:line-break/>private org.formation.event.service.EventLocalService _eventLocalService;<text:line-break/><text:line-break/>@Override<text:line-break/>public String render(RenderRequest renderRequest, RenderResponse renderResponse) throws PortletException {<text:line-break/> <text:s text:c="3"/>ThemeDisplay themeDisplay =<text:line-break/> <text:s text:c="11"/>(ThemeDisplay) renderRequest.getAttribute(WebKeys.THEME_DISPLAY);<text:line-break/><text:line-break/> <text:s text:c="3"/>List&lt;org.formation.event.model.Event&gt; events =<text:line-break/> <text:s text:c="11"/>_eventLocalService.getEvents(<text:line-break/> <text:s text:c="19"/>themeDisplay.getScopeGroupId(), -1, -1);<text:line-break/><text:line-break/> <text:s text:c="3"/>System.out.println("Rendering Event List with " + events.size() + " events.");<text:line-break/> <text:s text:c="3"/>renderRequest.setAttribute("events", events);<text:line-break/><text:line-break/><text:line-break/> <text:s text:c="3"/>return "/view.jsp";<text:line-break/>}<text:line-break/></text:p>
      <text:p text:style-name="Code"><text:span text:style-name="Source_20_Text"/></text:p>
      <text:p text:style-name="P231"/>
      <text:p text:style-name="P231"><text:span text:style-name="T85">Modifier MVCActionCommand</text:span> </text:p>
      <text:p text:style-name="Code"><text:span text:style-name="Source_20_Text">@Reference</text:span><text:line-break/>private org.formation.event.service.EventLocalService _eventLocalService;<text:line-break/><text:line-break/>@Override<text:line-break/>public boolean processAction(ActionRequest req, ActionResponse resp) {<text:line-break/><text:line-break/> String title = ParamUtil.getString(req, "title");<text:line-break/><text:line-break/><text:soft-page-break/> <text:s text:c="3"/>System.out.println("Event Title: " + title);<text:line-break/> <text:s text:c="3"/>if (Validator.isNull(title)) {<text:line-break/> <text:s text:c="7"/>SessionErrors.add(req, "title-required");<text:line-break/> <text:s text:c="7"/>resp.setRenderParameter("mvcPath", "/edit.jsp");<text:line-break/> <text:s text:c="7"/>return false;<text:line-break/> <text:s text:c="3"/>}<text:line-break/><text:line-break/> <text:s text:c="3"/>ThemeDisplay themeDisplay =<text:line-break/> <text:s text:c="11"/>(ThemeDisplay) req.getAttribute(WebKeys.THEME_DISPLAY);<text:line-break/><text:line-break/> <text:s text:c="3"/>ServiceContext serviceContext =<text:line-break/> <text:s text:c="11"/>null;<text:line-break/> <text:s text:c="3"/>try {<text:line-break/> <text:s text:c="7"/>serviceContext = ServiceContextFactory.getInstance(<text:line-break/> <text:s text:c="15"/>org.formation.event.model.Event.class.getName(),<text:line-break/> <text:s text:c="15"/>req);<text:line-break/> <text:s text:c="3"/>} catch (PortalException e) {<text:line-break/> <text:s text:c="7"/>throw new RuntimeException(e);<text:line-break/> <text:s text:c="3"/>}<text:line-break/><text:line-break/><text:line-break/> <text:s text:c="3"/>DateFormat dateFormat =<text:line-break/> <text:s text:c="11"/>DateFormatFactoryUtil.getSimpleDateFormat("yyyy-MM-dd");<text:line-break/><text:line-break/> <text:s text:c="3"/>Date dateDebut =<text:line-break/> <text:s text:c="11"/>ParamUtil.getDate(req, "dateDebut", dateFormat);<text:line-break/><text:line-break/> <text:s text:c="3"/>Date dateFin =<text:line-break/> <text:s text:c="11"/>ParamUtil.getDate(req, "dateFin", dateFormat);<text:line-break/><text:line-break/> <text:s text:c="3"/>_eventLocalService.addEvent(<text:line-break/> <text:s text:c="11"/>themeDisplay.getUserId(),<text:line-break/> <text:s text:c="11"/>themeDisplay.getScopeGroupId(),<text:line-break/> <text:s text:c="11"/>title,<text:line-break/> <text:s text:c="11"/>dateDebut,<text:line-break/> <text:s text:c="11"/>dateFin,<text:line-break/> <text:s text:c="11"/>serviceContext<text:line-break/> <text:s text:c="3"/>);<text:line-break/><text:line-break/> <text:s text:c="3"/>SessionMessages.add(req, "event-saved");<text:line-break/> <text:s text:c="3"/>return true;<text:line-break/>}</text:p>
      <text:p text:style-name="P230"/>
      <text:p text:style-name="P230"><text:span text:style-name="T157">Déployer </text:span><text:span text:style-name="T160">et vérifier le déploiement</text:span></text:p>
      <text:p text:style-name="P230"/>
      <text:p text:style-name="P240">Accéder au servlet, enregistrer un événement et vérifier la liste</text:p>
      <text:p text:style-name="P231"/>
      <text:h text:style-name="Heading_20_1" text:outline-level="1"><text:bookmark-start text:name="__RefHeading___Toc2353_2030798262"/><text:soft-page-break/><text:span text:style-name="Strong_20_Emphasis"><text:span text:style-name="T164">Atelier 12 Service</text:span></text:span><text:span text:style-name="Strong_20_Emphasis"> REST</text:span><text:span text:style-name="Strong_20_Emphasis"><text:span text:style-name="T164">Ful via RestBuilder</text:span></text:span><text:bookmark-end text:name="__RefHeading___Toc2353_2030798262"/></text:h>
      <text:p text:style-name="P239">Créer un module :</text:p>
      <text:p text:style-name="P88"><text:span text:style-name="Source_20_Text">blade create -t rest-builder event-rest-builder</text:span></text:p>
      <text:p text:style-name="P239"><text:span text:style-name="Strong_20_Emphasis"><text:span text:style-name="T96"/></text:span></text:p>
      <text:p text:style-name="P243"><text:span text:style-name="Strong_20_Emphasis"><text:span text:style-name="T96">Visualiser les 2 modules générés dans l’IDE</text:span></text:span></text:p>
      <text:p text:style-name="P243"><text:span text:style-name="Strong_20_Emphasis"><text:span text:style-name="T96"/></text:span></text:p>
      <text:p text:style-name="P243"><text:span text:style-name="Strong_20_Emphasis"><text:span text:style-name="T96">Définir un contrat JSON </text:span></text:span></text:p>
      <text:p text:style-name="Code"><text:span text:style-name="Strong_20_Emphasis">{</text:span></text:p>
      <text:p text:style-name="Code"><text:span text:style-name="Strong_20_Emphasis"><text:s text:c="2"/>"basePath": "/events", // Ceci définira le chemin final : /o/events</text:span></text:p>
      <text:p text:style-name="Code"><text:span text:style-name="Strong_20_Emphasis"><text:s text:c="2"/>"applications": [</text:span></text:p>
      <text:p text:style-name="Code"><text:span text:style-name="Strong_20_Emphasis"><text:s text:c="4"/>{</text:span></text:p>
      <text:p text:style-name="Code"><text:span text:style-name="Strong_20_Emphasis"><text:s text:c="6"/>"path": "/events",</text:span></text:p>
      <text:p text:style-name="Code"><text:span text:style-name="Strong_20_Emphasis"><text:s text:c="6"/>"methods": [</text:span></text:p>
      <text:p text:style-name="Code"><text:span text:style-name="Strong_20_Emphasis"><text:s text:c="8"/>{</text:span></text:p>
      <text:p text:style-name="Code"><text:span text:style-name="Strong_20_Emphasis"><text:s text:c="10"/>"method": "GET",</text:span></text:p>
      <text:p text:style-name="Code"><text:span text:style-name="Strong_20_Emphasis"><text:s text:c="10"/>"uri": "/get-all", // L'URI de la méthode sera : /o/events/events/get-all</text:span></text:p>
      <text:p text:style-name="Code"><text:span text:style-name="Strong_20_Emphasis"><text:s text:c="10"/>"description": "Récupère tous les événements pour un groupe donné.",</text:span></text:p>
      <text:p text:style-name="Code"><text:span text:style-name="Strong_20_Emphasis"><text:s text:c="10"/>"parameterType": "LIST",</text:span></text:p>
      <text:p text:style-name="Code"><text:span text:style-name="Strong_20_Emphasis"><text:s text:c="10"/>"parameters": [</text:span></text:p>
      <text:p text:style-name="Code"><text:span text:style-name="Strong_20_Emphasis"><text:s text:c="12"/>{</text:span></text:p>
      <text:p text:style-name="Code"><text:span text:style-name="Strong_20_Emphasis"><text:s text:c="14"/>"name": "groupId",</text:span></text:p>
      <text:p text:style-name="Code"><text:span text:style-name="Strong_20_Emphasis"><text:s text:c="14"/>"type": "long",</text:span></text:p>
      <text:p text:style-name="Code"><text:span text:style-name="Strong_20_Emphasis"><text:s text:c="14"/>"in": "query"</text:span></text:p>
      <text:p text:style-name="Code"><text:span text:style-name="Strong_20_Emphasis"><text:s text:c="12"/>}</text:span></text:p>
      <text:p text:style-name="Code"><text:span text:style-name="Strong_20_Emphasis"><text:s text:c="10"/>],</text:span></text:p>
      <text:p text:style-name="Code"><text:span text:style-name="Strong_20_Emphasis"><text:s text:c="10"/>"response": "EventDTO" // Renvoie une liste d'EventDTO</text:span></text:p>
      <text:p text:style-name="Code"><text:span text:style-name="Strong_20_Emphasis"><text:s text:c="8"/>}</text:span></text:p>
      <text:p text:style-name="Code"><text:span text:style-name="Strong_20_Emphasis"><text:s text:c="6"/>]</text:span></text:p>
      <text:p text:style-name="Code"><text:span text:style-name="Strong_20_Emphasis"><text:s text:c="4"/>}</text:span></text:p>
      <text:p text:style-name="Code"><text:span text:style-name="Strong_20_Emphasis"><text:s text:c="2"/>],</text:span></text:p>
      <text:p text:style-name="Code"><text:span text:style-name="Strong_20_Emphasis"><text:s text:c="2"/>"definitions": {</text:span></text:p>
      <text:p text:style-name="Code"><text:span text:style-name="Strong_20_Emphasis"><text:s text:c="4"/>"EventDTO": { // Définition du DTO pour le JSON</text:span></text:p>
      <text:p text:style-name="Code"><text:span text:style-name="Strong_20_Emphasis"><text:s text:c="6"/>"properties": {</text:span></text:p>
      <text:p text:style-name="Code"><text:span text:style-name="Strong_20_Emphasis"><text:s text:c="8"/>"id": {</text:span></text:p>
      <text:p text:style-name="Code"><text:span text:style-name="Strong_20_Emphasis"><text:s text:c="10"/>"type": "long"</text:span></text:p>
      <text:p text:style-name="Code"><text:span text:style-name="Strong_20_Emphasis"><text:s text:c="8"/>},</text:span></text:p>
      <text:p text:style-name="Code"><text:span text:style-name="Strong_20_Emphasis"><text:s text:c="8"/>"title": {</text:span></text:p>
      <text:p text:style-name="Code"><text:span text:style-name="Strong_20_Emphasis"><text:s text:c="10"/>"type": "string"</text:span></text:p>
      <text:p text:style-name="Code"><text:span text:style-name="Strong_20_Emphasis"><text:s text:c="8"/>},</text:span></text:p>
      <text:p text:style-name="Code"><text:span text:style-name="Strong_20_Emphasis"><text:s text:c="8"/>"dateDebut": {</text:span></text:p>
      <text:p text:style-name="Code"><text:soft-page-break/><text:span text:style-name="Strong_20_Emphasis"><text:s text:c="10"/>"type": "string",</text:span></text:p>
      <text:p text:style-name="Code"><text:span text:style-name="Strong_20_Emphasis"><text:s text:c="10"/>"format": "date-time"</text:span></text:p>
      <text:p text:style-name="Code"><text:span text:style-name="Strong_20_Emphasis"><text:s text:c="8"/>}</text:span></text:p>
      <text:p text:style-name="Code"><text:span text:style-name="Strong_20_Emphasis"><text:s text:c="6"/>}</text:span></text:p>
      <text:p text:style-name="Code"><text:span text:style-name="Strong_20_Emphasis"><text:s text:c="4"/>}</text:span></text:p>
      <text:p text:style-name="Code"><text:span text:style-name="Strong_20_Emphasis"><text:s text:c="2"/>}</text:span></text:p>
      <text:p text:style-name="Code"><text:span text:style-name="Strong_20_Emphasis">}</text:span></text:p>
      <text:p text:style-name="P239"><text:span text:style-name="Strong_20_Emphasis"><text:span text:style-name="T93"/></text:span></text:p>
      <text:p text:style-name="P244"><text:span text:style-name="Strong_20_Emphasis"><text:span text:style-name="T97">Générer les classes </text:span></text:span></text:p>
      <text:p text:style-name="Code"><text:span text:style-name="Strong_20_Emphasis">./gradlew buildRest</text:span></text:p>
      <text:p text:style-name="P244"><text:span text:style-name="Strong_20_Emphasis"><text:span text:style-name="T97"/></text:span></text:p>
      <text:p text:style-name="P244"><text:span text:style-name="Strong_20_Emphasis"><text:span text:style-name="T31">Visualiser les classes générées</text:span></text:span></text:p>
      <text:p text:style-name="P239"><text:span text:style-name="Strong_20_Emphasis"><text:span text:style-name="T93"/></text:span></text:p>
      <text:p text:style-name="P239"><text:span text:style-name="Strong_20_Emphasis"><text:span text:style-name="T93">Ajouter la dépendance vers le service </text:span></text:span></text:p>
      <text:p text:style-name="Code"><text:span text:style-name="Strong_20_Emphasis"><text:s/>compileOnly project(":modules:events:events-api")</text:span></text:p>
      <text:p text:style-name="P239"><text:span text:style-name="Strong_20_Emphasis"><text:span text:style-name="T86"/></text:span></text:p>
      <text:p text:style-name="P239"><text:bookmark-start text:name="__RefHeading___Toc2355_2030798262"/><text:span text:style-name="Strong_20_Emphasis"><text:span text:style-name="T86">Implémentation du REST</text:span></text:span><text:bookmark-end text:name="__RefHeading___Toc2355_2030798262"/></text:p>
      <text:p text:style-name="P240">Modifier le contenu de la classe <text:span text:style-name="T162">EventResourceImpl </text:span><text:s/>avec :</text:p>
      <text:p text:style-name="Code">@Reference<text:line-break/>private EventLocalService _eventLocalService;<text:line-break/><text:line-break/>@Override<text:line-break/>public Page&lt;Event&gt; getEventsPage(Long groupId) throws Exception {<text:line-break/><text:line-break/> // 2. Avoir le COUNT TOTAL (Obligatoire pour l'objet Page)<text:line-break/> int totalCount = _eventLocalService.getEventsCount(groupId);<text:line-break/><text:line-break/> // 3. Avoir la LISTE des éléments paginés<text:line-break/> List&lt;org.formation.event.model.Event&gt; events =<text:line-break/> _eventLocalService.getEvents(groupId, 0, 20);<text:line-break/><text:line-break/> // 4. Mapper la liste d'entités en liste de DTO<text:line-break/> List&lt;Event&gt; eventDTOs = events.stream()<text:line-break/> .map(this::toEventDTO)<text:line-break/> .collect(Collectors.toList());<text:line-break/><text:line-break/> // 5. ENVELOPPER le tout dans l'objet Page<text:line-break/> return Page.of(eventDTOs);<text:line-break/>}<text:line-break/><text:line-break/>private Event toEventDTO(org.formation.event.model.Event event) {<text:line-break/> return new Event() {{<text:line-break/> setId(event.getEventId());<text:line-break/> setTitle(event.getTitle());<text:line-break/> setDateDebut(event.getDateDebut());<text:line-break/> setDateFin(event.getDateFin());<text:line-break/> }};<text:line-break/><text:soft-page-break/>}</text:p>
      <text:p text:style-name="P241"><text:span text:style-name="Strong_20_Emphasis"><text:span text:style-name="T94"/></text:span></text:p>
      <text:p text:style-name="P241"><text:span text:style-name="Strong_20_Emphasis"><text:span text:style-name="T94">Déployer </text:span></text:span></text:p>
      <text:p text:style-name="Code"><text:span text:style-name="Strong_20_Emphasis">./gradlew deploy</text:span></text:p>
      <text:p text:style-name="P241"><text:span text:style-name="Strong_20_Emphasis"><text:span text:style-name="T94"/></text:span></text:p>
      <text:p text:style-name="P245"><text:span text:style-name="Strong_20_Emphasis"><text:span text:style-name="T32">Vérifier le déploiement</text:span></text:span></text:p>
      <text:p text:style-name="P241"><text:span text:style-name="Strong_20_Emphasis"><text:span text:style-name="T86">Test</text:span></text:span><text:span text:style-name="Strong_20_Emphasis"><text:span text:style-name="T94">er</text:span></text:span></text:p>
      <text:p text:style-name="P245"><text:span text:style-name="Strong_20_Emphasis"><text:span text:style-name="T32">Récupérer le groupId dans la base de données</text:span></text:span></text:p>
      <text:p text:style-name="Code"><text:span text:style-name="Source_20_Text">curl -v -H "Accept: application/json" --user "</text:span><text:span text:style-name="Source_20_Text"><text:span text:style-name="T163">login</text:span></text:span><text:span text:style-name="Source_20_Text">:</text:span><text:span text:style-name="Source_20_Text"><text:span text:style-name="T163">password</text:span></text:span><text:span text:style-name="Source_20_Text">" "http://localhost:8080/o/events-headless/v1.0/events?groupId=</text:span><text:span text:style-name="Source_20_Text"><text:span text:style-name="T163">groupId</text:span></text:span><text:span text:style-name="Source_20_Text">"</text:span></text:p>
      <text:h text:style-name="P110" text:outline-level="2"><text:span text:style-name="Strong_20_Emphasis"/></text:h>
      <text:h text:style-name="P94" text:outline-level="1"><text:bookmark-start text:name="__RefHeading___Toc5424_263690486"/><text:span text:style-name="Strong_20_Emphasis"><text:span text:style-name="T61">Atelier </text:span></text:span><text:span text:style-name="Strong_20_Emphasis">1</text:span><text:span text:style-name="Strong_20_Emphasis"><text:span text:style-name="T164">3</text:span></text:span><text:span text:style-name="Strong_20_Emphasis"> : Permissions &amp; ServiceContext</text:span><text:bookmark-end text:name="__RefHeading___Toc5424_263690486"/></text:h>
      <text:p text:style-name="Text_20_body"><text:bookmark-start text:name="__RefHeading___Toc2359_2030798262"/><text:span text:style-name="T85">Objectifs</text:span> <text:bookmark-end text:name="__RefHeading___Toc2359_2030798262"/></text:p>
      <text:list text:style-name="L74">
        <text:list-item>
          <text:p text:style-name="P203">Utiliser <text:span text:style-name="Strong_20_Emphasis">ServiceContextFactory</text:span> dans une portlet MVC.</text:p>
        </text:list-item>
        <text:list-item>
          <text:p text:style-name="P203">Passer un <text:span text:style-name="Source_20_Text">ServiceContext</text:span> à un service de la couche métier.</text:p>
        </text:list-item>
        <text:list-item>
          <text:p text:style-name="P203">Exploiter <text:span text:style-name="Source_20_Text">ServiceContext</text:span> dans <text:span text:style-name="Source_20_Text">LocalServiceImpl</text:span> (userId, groupId, dates).</text:p>
        </text:list-item>
        <text:list-item>
          <text:p text:style-name="P203">Déclarer des <text:span text:style-name="Strong_20_Emphasis">permissions de modèle</text:span> pour une entité donnée (resource-actions).</text:p>
        </text:list-item>
        <text:list-item>
          <text:p text:style-name="P203">Vérifier les permissions dans la couche service et adapter l’IHM en conséquence.</text:p>
        </text:list-item>
      </text:list>
      <text:p text:style-name="P79"/>
      <text:p text:style-name="P79"/>
      <text:h text:style-name="Heading_20_2" text:outline-level="2"><text:bookmark-start text:name="__RefHeading___Toc2361_2030798262"/><text:span text:style-name="T141">1</text:span><text:span text:style-name="T164">3</text:span><text:span text:style-name="T141">.1 </text:span>ServiceContext dans l’ActionCommand<text:bookmark-end text:name="__RefHeading___Toc2361_2030798262"/></text:h>
      <text:p text:style-name="P79"><text:span text:style-name="Strong_20_Emphasis"/></text:p>
      <text:p text:style-name="P79">Dans le module <text:span text:style-name="Source_20_Text">events-web</text:span> :</text:p>
      <text:list text:style-name="L75">
        <text:list-item>
          <text:p text:style-name="P204">Ouvrir la classe <text:span text:style-name="Source_20_Text">AddEventMVCActionCommand</text:span> (ou équivalent) qui traite la soumission du formulaire.</text:p>
        </text:list-item>
        <text:list-item>
          <text:p text:style-name="P204">Récupérer un <text:span text:style-name="Source_20_Text">ServiceContext</text:span> à partir de la requête :</text:p>
        </text:list-item>
      </text:list>
      <text:p text:style-name="P74"><text:span text:style-name="Source_20_Text">ServiceContext serviceContext =</text:span></text:p>
      <text:p text:style-name="P76"><text:span text:style-name="Source_20_Text"><text:s text:c="4"/>ServiceContextFactory.getInstance(</text:span></text:p>
      <text:p text:style-name="P77"><text:span text:style-name="Source_20_Text"><text:s text:c="8"/>Event.class.getName(), actionRequest);</text:span></text:p>
      <text:list text:style-name="L76">
        <text:list-item>
          <text:p text:style-name="P205">Modifier l’appel au service <text:span text:style-name="Source_20_Text">addEvent(...)</text:span> pour lui passer le <text:span text:style-name="Source_20_Text">ServiceContext</text:span> en paramètre.</text:p>
        </text:list-item>
      </text:list>
      <text:p text:style-name="P79">Par exemple, passer de :</text:p>
      <text:p text:style-name="P75"><text:span text:style-name="Source_20_Text">_eventLocalService.addEvent(userId, groupId, name, date);</text:span></text:p>
      <text:p text:style-name="P79">à :</text:p>
      <text:p text:style-name="P74"><text:span text:style-name="Source_20_Text">_eventLocalService.addEvent(</text:span></text:p>
      <text:p text:style-name="P77"><text:span text:style-name="Source_20_Text"><text:s text:c="4"/>userId, groupId, name, date, serviceContext);</text:span></text:p>
      <text:p text:style-name="P78"/>
      <text:h text:style-name="P106" text:outline-level="2"><text:bookmark-start text:name="__RefHeading___Toc2363_2030798262"/><text:span text:style-name="T141">1</text:span><text:span text:style-name="T164">3</text:span><text:span text:style-name="T141">.2</text:span> ServiceContext dans la couche service<text:bookmark-end text:name="__RefHeading___Toc2363_2030798262"/></text:h>
      <text:p text:style-name="P9"><text:bookmark-start text:name="__RefHeading___Toc2365_2030798262"/>Adapter la signature du service<text:bookmark-end text:name="__RefHeading___Toc2365_2030798262"/></text:p>
      <text:p text:style-name="P79"><text:span text:style-name="Strong_20_Emphasis"/></text:p>
      <text:p text:style-name="P79">Dans le module <text:span text:style-name="Source_20_Text">events-service</text:span> :</text:p>
      <text:list text:style-name="L77">
        <text:list-item>
          <text:p text:style-name="P206">Ouvrir l’interface <text:span text:style-name="Source_20_Text">EventLocalService</text:span> générée (dans <text:span text:style-name="Source_20_Text">events-api</text:span>).</text:p>
        </text:list-item>
        <text:list-item>
          <text:p text:style-name="P206">Ajouter une signature :</text:p>
        </text:list-item>
      </text:list>
      <text:p text:style-name="P74"><text:span text:style-name="Source_20_Text">public Event addEvent(</text:span></text:p>
      <text:p text:style-name="P76"><text:span text:style-name="Source_20_Text"><text:s text:c="4"/>long userId, long groupId, String name, Date date,</text:span></text:p>
      <text:p text:style-name="P76"><text:span text:style-name="Source_20_Text"><text:s text:c="4"/>ServiceContext serviceContext)</text:span></text:p>
      <text:p text:style-name="P77"><text:span text:style-name="Source_20_Text"><text:s text:c="4"/>throws PortalException;</text:span></text:p>
      <text:list text:style-name="L78">
        <text:list-item>
          <text:p text:style-name="P207"><text:soft-page-break/>Lancer <text:span text:style-name="Source_20_Text">gradlew buildService</text:span> pour régénérer les implémentations.</text:p>
        </text:list-item>
      </text:list>
      <text:h text:style-name="P112" text:outline-level="3"/>
      <text:p text:style-name="Text_20_body"><text:bookmark-start text:name="__RefHeading___Toc14739_263690486"/><text:span text:style-name="T85">Implémenter la logique dans </text:span><text:span text:style-name="Source_20_Text"><text:span text:style-name="T85">EventLocalServiceImpl</text:span></text:span><text:bookmark-end text:name="__RefHeading___Toc14739_263690486"/></text:p>
      <text:p text:style-name="P79">Dans <text:span text:style-name="Source_20_Text">EventLocalServiceImpl</text:span> :</text:p>
      <text:list text:style-name="L79">
        <text:list-item>
          <text:p text:style-name="P208">Implémenter la méthode :</text:p>
        </text:list-item>
      </text:list>
      <text:p text:style-name="P74"><text:span text:style-name="Source_20_Text">@Override</text:span></text:p>
      <text:p text:style-name="P76"><text:span text:style-name="Source_20_Text">public Event addEvent(</text:span></text:p>
      <text:p text:style-name="P76"><text:span text:style-name="Source_20_Text"><text:s text:c="8"/>long userId, long groupId, String name, Date date,</text:span></text:p>
      <text:p text:style-name="P76"><text:span text:style-name="Source_20_Text"><text:s text:c="8"/>ServiceContext serviceContext)</text:span></text:p>
      <text:p text:style-name="P76"><text:span text:style-name="Source_20_Text"><text:s text:c="4"/>throws PortalException {</text:span></text:p>
      <text:p text:style-name="P76"/>
      <text:p text:style-name="P76"><text:span text:style-name="Source_20_Text"><text:s text:c="4"/>long eventId = counterLocalService.increment(Event.class.getName());</text:span></text:p>
      <text:p text:style-name="P76"/>
      <text:p text:style-name="P76"><text:span text:style-name="Source_20_Text"><text:s text:c="4"/>Event event = createEvent(eventId);</text:span></text:p>
      <text:p text:style-name="P76"/>
      <text:p text:style-name="P76"><text:span text:style-name="Source_20_Text"><text:s text:c="4"/>event.setGroupId(serviceContext.getScopeGroupId());</text:span></text:p>
      <text:p text:style-name="P76"><text:span text:style-name="Source_20_Text"><text:s text:c="4"/>event.setCompanyId(serviceContext.getCompanyId());</text:span></text:p>
      <text:p text:style-name="P76"><text:span text:style-name="Source_20_Text"><text:s text:c="4"/>event.setUserId(serviceContext.getUserId());</text:span></text:p>
      <text:p text:style-name="P76"/>
      <text:p text:style-name="P76"><text:span text:style-name="Source_20_Text"><text:s text:c="4"/>Date now = new Date();</text:span></text:p>
      <text:p text:style-name="P76"><text:span text:style-name="Source_20_Text"><text:s text:c="4"/>event.setCreateDate(serviceContext.getCreateDate(now));</text:span></text:p>
      <text:p text:style-name="P76"><text:span text:style-name="Source_20_Text"><text:s text:c="4"/>event.setModifiedDate(serviceContext.getModifiedDate(now));</text:span></text:p>
      <text:p text:style-name="P76"/>
      <text:p text:style-name="P76"><text:span text:style-name="Source_20_Text"><text:s text:c="4"/>event.setName(name);</text:span></text:p>
      <text:p text:style-name="P76"><text:span text:style-name="Source_20_Text"><text:s text:c="4"/>event.setDate(date);</text:span></text:p>
      <text:p text:style-name="P76"/>
      <text:p text:style-name="P76"><text:span text:style-name="Source_20_Text"><text:s text:c="4"/>// (Optionnel) logiques additionnelles, asset, etc.</text:span></text:p>
      <text:p text:style-name="P76"/>
      <text:p text:style-name="P76"><text:span text:style-name="Source_20_Text"><text:s text:c="4"/>return updateEvent(event);</text:span></text:p>
      <text:p text:style-name="P77"><text:span text:style-name="Source_20_Text">}</text:span></text:p>
      <text:list text:style-name="L80">
        <text:list-item>
          <text:p text:style-name="P209">Redéployer le module <text:span text:style-name="Source_20_Text">events-service</text:span>.</text:p>
        </text:list-item>
      </text:list>
      <text:p text:style-name="P79"><text:span text:style-name="Strong_20_Emphasis"><text:span text:style-name="T86">Contrôle</text:span></text:span></text:p>
      <text:list text:style-name="L81">
        <text:list-item>
          <text:p text:style-name="P210"><text:span text:style-name="T141">V</text:span>érifier en base (ou via la console d’admin) que les événements créés portent bien :</text:p>
          <text:list>
            <text:list-item>
              <text:p text:style-name="P210">le bon <text:span text:style-name="Source_20_Text">groupId</text:span></text:p>
            </text:list-item>
            <text:list-item>
              <text:p text:style-name="P210">le bon <text:span text:style-name="Source_20_Text">userId</text:span></text:p>
            </text:list-item>
            <text:list-item>
              <text:p text:style-name="P210">des dates cohérentes (<text:span text:style-name="Source_20_Text">createDate</text:span>, <text:span text:style-name="Source_20_Text">modifiedDate</text:span>).</text:p>
            </text:list-item>
          </text:list>
        </text:list-item>
      </text:list>
      <text:h text:style-name="P106" text:outline-level="2" text:is-list-header="true"/>
      <text:h text:style-name="P106" text:outline-level="2"><text:bookmark-start text:name="__RefHeading___Toc2369_2030798262"/><text:span text:style-name="T141">1</text:span><text:span text:style-name="T164">3</text:span><text:span text:style-name="T141">.3 </text:span>Déclar<text:span text:style-name="T141">ation d</text:span>es permissions de modèle (resource-actions)<text:bookmark-end text:name="__RefHeading___Toc2369_2030798262"/></text:h>
      <text:p text:style-name="Text_20_body"><text:bookmark-start text:name="__RefHeading___Toc2371_2030798262"/><text:span text:style-name="T85">Créer le fichier </text:span><text:span text:style-name="Source_20_Text"><text:span text:style-name="T85">resource-actions/default.xml</text:span></text:span><text:bookmark-end text:name="__RefHeading___Toc2371_2030798262"/></text:p>
      <text:p text:style-name="P79">Dans le module <text:span text:style-name="Source_20_Text">events-service</text:span> :</text:p>
      <text:list text:style-name="L82">
        <text:list-item>
          <text:p text:style-name="P211">Créer le fichier <text:span text:style-name="Source_20_Text">src/main/resources/resource-actions/default.xml</text:span> (s’il n’existe pas).</text:p>
        </text:list-item>
        <text:list-item>
          <text:p text:style-name="P211">Ajouter une ressource de modèle pour <text:span text:style-name="Source_20_Text">Event</text:span> :</text:p>
        </text:list-item>
      </text:list>
      <text:p text:style-name="P74"><text:span text:style-name="Source_20_Text">&lt;resource-action-mapping&gt;</text:span></text:p>
      <text:p text:style-name="P76"><text:span text:style-name="Source_20_Text"><text:s text:c="4"/>&lt;model-resource&gt;</text:span></text:p>
      <text:p text:style-name="P76"><text:span text:style-name="Source_20_Text"><text:s text:c="8"/>&lt;model-name&gt;com.acme.events.model.Event&lt;/model-name&gt;</text:span></text:p>
      <text:p text:style-name="P76"><text:soft-page-break/><text:span text:style-name="Source_20_Text"><text:s text:c="8"/>&lt;permissions&gt;</text:span></text:p>
      <text:p text:style-name="P76"><text:span text:style-name="Source_20_Text"><text:s text:c="12"/>&lt;supports&gt;</text:span></text:p>
      <text:p text:style-name="P76"><text:span text:style-name="Source_20_Text"><text:s text:c="16"/>&lt;action-key&gt;VIEW&lt;/action-key&gt;</text:span></text:p>
      <text:p text:style-name="P76"><text:span text:style-name="Source_20_Text"><text:s text:c="16"/>&lt;action-key&gt;UPDATE&lt;/action-key&gt;</text:span></text:p>
      <text:p text:style-name="P76"><text:span text:style-name="Source_20_Text"><text:s text:c="16"/>&lt;action-key&gt;DELETE&lt;/action-key&gt;</text:span></text:p>
      <text:p text:style-name="P76"><text:span text:style-name="Source_20_Text"><text:s text:c="12"/>&lt;/supports&gt;</text:span></text:p>
      <text:p text:style-name="P76"><text:span text:style-name="Source_20_Text"><text:s text:c="12"/>&lt;guest-defaults&gt;</text:span></text:p>
      <text:p text:style-name="P76"><text:span text:style-name="Source_20_Text"><text:s text:c="16"/>&lt;action-key&gt;VIEW&lt;/action-key&gt;</text:span></text:p>
      <text:p text:style-name="P76"><text:span text:style-name="Source_20_Text"><text:s text:c="12"/>&lt;/guest-defaults&gt;</text:span></text:p>
      <text:p text:style-name="P76"><text:span text:style-name="Source_20_Text"><text:s text:c="8"/>&lt;/permissions&gt;</text:span></text:p>
      <text:p text:style-name="P76"><text:span text:style-name="Source_20_Text"><text:s text:c="4"/>&lt;/model-resource&gt;</text:span></text:p>
      <text:p text:style-name="P77"><text:span text:style-name="Source_20_Text">&lt;/resource-action-mapping&gt;</text:span></text:p>
      <text:list text:style-name="L83">
        <text:list-item>
          <text:p text:style-name="P212">Déclarer le fichier dans un <text:span text:style-name="Source_20_Text">portlet.properties</text:span> ou <text:span text:style-name="Source_20_Text">service.properties</text:span> (selon l’organisation) :</text:p>
        </text:list-item>
      </text:list>
      <text:p text:style-name="P75"><text:span text:style-name="Source_20_Text">resource.actions.configs=resource-actions/default.xml</text:span></text:p>
      <text:p text:style-name="P78">Note formateur : dans un contexte moderne, on peut aussi mutualiser ce fichier au niveau du bundle service. L’idée clé est que les actions VIEW / UPDATE / DELETE existent et soient connues de Liferay.</text:p>
      <text:h text:style-name="P112" text:outline-level="3"/>
      <text:p text:style-name="P9"><text:bookmark-start text:name="__RefHeading___Toc14741_263690486"/>Redéploiement et vérification<text:bookmark-end text:name="__RefHeading___Toc14741_263690486"/></text:p>
      <text:list text:style-name="L84">
        <text:list-item>
          <text:p text:style-name="P213">Redéployer <text:span text:style-name="Source_20_Text">events-service</text:span>.</text:p>
        </text:list-item>
        <text:list-item>
          <text:p text:style-name="P213">Dans le Control Panel, vérifier que les rôles peuvent maintenant se voir attribuer ces actions spécifiques pour le modèle <text:span text:style-name="Source_20_Text">Event</text:span>.</text:p>
        </text:list-item>
      </text:list>
      <text:h text:style-name="P106" text:outline-level="2"/>
      <text:h text:style-name="P106" text:outline-level="2"><text:bookmark-start text:name="__RefHeading___Toc14743_263690486"/><text:span text:style-name="T141">1</text:span><text:span text:style-name="T164">3</text:span><text:span text:style-name="T141">.4 </text:span>Vérifi<text:span text:style-name="T141">cation d</text:span>es permissions (service + IHM)<text:bookmark-end text:name="__RefHeading___Toc14743_263690486"/></text:h>
      <text:p text:style-name="Text_20_body"><text:bookmark-start text:name="__RefHeading___Toc2377_2030798262"/><text:span text:style-name="T85">Injection de </text:span><text:span text:style-name="Source_20_Text"><text:span text:style-name="T85">ModelResourcePermission&lt;Event&gt;</text:span></text:span><text:bookmark-end text:name="__RefHeading___Toc2377_2030798262"/></text:p>
      <text:p text:style-name="P79">Toujours dans <text:span text:style-name="Source_20_Text">EventLocalServiceImpl</text:span> :</text:p>
      <text:list text:style-name="L85">
        <text:list-item>
          <text:p text:style-name="P214">Ajouter un champ :</text:p>
        </text:list-item>
      </text:list>
      <text:p text:style-name="P74"><text:span text:style-name="Source_20_Text">@Reference(</text:span></text:p>
      <text:p text:style-name="P76"><text:span text:style-name="Source_20_Text"><text:s text:c="4"/>target = "(model.class.name=com.acme.events.model.Event)"</text:span></text:p>
      <text:p text:style-name="P76"><text:span text:style-name="Source_20_Text">)</text:span></text:p>
      <text:p text:style-name="P77"><text:span text:style-name="Source_20_Text">private ModelResourcePermission&lt;Event&gt; _eventModelResourcePermission;</text:span></text:p>
      <text:list text:style-name="L86">
        <text:list-item>
          <text:p text:style-name="P215">Dans une méthode de lecture ou de modification, insérer un contrôle, par exemple dans <text:span text:style-name="Source_20_Text">updateEvent(...)</text:span> ou dans <text:span text:style-name="Source_20_Text">getEvent(...)</text:span> :</text:p>
        </text:list-item>
      </text:list>
      <text:p text:style-name="P74"><text:span text:style-name="Source_20_Text">public Event getEvent(long eventId) throws PortalException {</text:span></text:p>
      <text:p text:style-name="P76"/>
      <text:p text:style-name="P76"><text:span text:style-name="Source_20_Text"><text:s text:c="4"/>Event event = eventPersistence.findByPrimaryKey(eventId);</text:span></text:p>
      <text:p text:style-name="P76"/>
      <text:p text:style-name="P76"><text:span text:style-name="Source_20_Text"><text:s text:c="4"/>_eventModelResourcePermission.check(</text:span></text:p>
      <text:p text:style-name="P76"><text:span text:style-name="Source_20_Text"><text:s text:c="8"/>getPermissionChecker(), eventId, ActionKeys.VIEW);</text:span></text:p>
      <text:p text:style-name="P76"/>
      <text:p text:style-name="P76"><text:span text:style-name="Source_20_Text"><text:s text:c="4"/>return event;</text:span></text:p>
      <text:p text:style-name="P77"><text:span text:style-name="Source_20_Text">}</text:span></text:p>
      <text:p text:style-name="P78">Note formateur : ici, montrer que <text:span text:style-name="Source_20_Text">getPermissionChecker()</text:span> est accessible via la <text:soft-page-break/>classe de base de la ressource REST ou via <text:span text:style-name="Source_20_Text">PermissionThreadLocal</text:span> dans certains cas.</text:p>
      <text:h text:style-name="P112" text:outline-level="3" text:is-list-header="true"/>
      <text:p text:style-name="P9"><text:bookmark-start text:name="__RefHeading___Toc2379_2030798262"/>Adapter la portlet : masquer les actions non autorisées<text:bookmark-end text:name="__RefHeading___Toc2379_2030798262"/></text:p>
      <text:p text:style-name="P79">Dans <text:span text:style-name="Source_20_Text">view.jsp</text:span> de la portlet <text:span text:style-name="Source_20_Text">events-web</text:span> :</text:p>
      <text:list text:style-name="L87">
        <text:list-item>
          <text:p text:style-name="P216">Pour chaque ligne <text:span text:style-name="Source_20_Text">event</text:span> d’un tableau, entourer les actions “Modifier/Supprimer” d’un test de permission simple.</text:p>
        </text:list-item>
      </text:list>
      <text:p text:style-name="P79">Option basique : vérifier côté JSP au moyen de la balise <text:span text:style-name="Source_20_Text">&lt;liferay-security:permissionsURL&gt;</text:span> + icône, ou d’un test sur <text:span text:style-name="Source_20_Text">permissionChecker.hasPermission(...)</text:span>.<text:line-break/>Exemple minimal :</text:p>
      <text:p text:style-name="P74"><text:span text:style-name="Source_20_Text">&lt;%</text:span></text:p>
      <text:p text:style-name="P76"><text:span text:style-name="Source_20_Text">boolean canEdit = permissionChecker.hasPermission(</text:span></text:p>
      <text:p text:style-name="P76"><text:span text:style-name="Source_20_Text"><text:s text:c="4"/>themeDisplay.getScopeGroupId(),</text:span></text:p>
      <text:p text:style-name="P76"><text:span text:style-name="Source_20_Text"><text:s text:c="4"/>Event.class.getName(),</text:span></text:p>
      <text:p text:style-name="P76"><text:span text:style-name="Source_20_Text"><text:s text:c="4"/>event.getEventId(),</text:span></text:p>
      <text:p text:style-name="P76"><text:span text:style-name="Source_20_Text"><text:s text:c="4"/>ActionKeys.UPDATE);</text:span></text:p>
      <text:p text:style-name="P76"><text:span text:style-name="Source_20_Text">%&gt;</text:span></text:p>
      <text:p text:style-name="P76"/>
      <text:p text:style-name="P76"><text:span text:style-name="Source_20_Text">&lt;c:if test="&lt;%= canEdit %&gt;"&gt;</text:span></text:p>
      <text:p text:style-name="P76"><text:span text:style-name="Source_20_Text"><text:s text:c="3"/>&lt;!-- Bouton / lien d’édition --&gt;</text:span></text:p>
      <text:p text:style-name="P76"><text:span text:style-name="Source_20_Text"><text:s text:c="3"/>&lt;a href="&lt;%= editURL %&gt;"&gt;Modifier&lt;/a&gt;</text:span></text:p>
      <text:p text:style-name="P77"><text:span text:style-name="Source_20_Text">&lt;/c:if&gt;</text:span></text:p>
      <text:list text:style-name="L88">
        <text:list-item>
          <text:p text:style-name="P217">Vérifier que, connecté avec un utilisateur n’ayant pas l’action UPDATE sur ce type d’Event, le bouton n’apparaît plus.</text:p>
        </text:list-item>
      </text:list>
      <text:h text:style-name="P112" text:outline-level="3" text:is-list-header="true"/>
      <text:p text:style-name="P9"><text:bookmark-start text:name="__RefHeading___Toc2381_2030798262"/>Contrôle fonctionnel final<text:bookmark-end text:name="__RefHeading___Toc2381_2030798262"/></text:p>
      <text:list text:style-name="L89">
        <text:list-item>
          <text:p text:style-name="P218"><text:span text:style-name="Strong_20_Emphasis">Scénario 1</text:span> : utilisateur “admin” ou rôle avec toutes les permissions :</text:p>
          <text:list>
            <text:list-item>
              <text:p text:style-name="P218">Il peut créer, voir, modifier et supprimer des événements.</text:p>
            </text:list-item>
            <text:list-item>
              <text:p text:style-name="P218">Les liens d’action (édition, suppression) sont visibles.</text:p>
            </text:list-item>
          </text:list>
        </text:list-item>
        <text:list-item>
          <text:p text:style-name="P218"><text:span text:style-name="Strong_20_Emphasis">Scénario 2</text:span> : utilisateur “lambda” sans permission UPDATE :</text:p>
          <text:list>
            <text:list-item>
              <text:p text:style-name="P218">Il voit la liste des événements (grâce à VIEW).</text:p>
            </text:list-item>
            <text:list-item>
              <text:p text:style-name="P218">Il ne voit pas les liens/boutons de modification/suppression.</text:p>
            </text:list-item>
            <text:list-item>
              <text:p text:style-name="P218">S’il force un appel à un service de modification (URL manuelle), la couche service doit lever une exception de permission (test <text:span text:style-name="Source_20_Text">_eventModelResourcePermission.check(...)</text:span>).</text:p>
            </text:list-item>
          </text:list>
        </text:list-item>
      </text:list>
      <text:p text:style-name="P18"><text:s/></text:p>
      <text:p text:style-name="P18"><text:span text:style-name="Strong_20_Emphasis"/></text:p>
      <text:h text:style-name="P94" text:outline-level="1"><text:bookmark-start text:name="__RefHeading___Toc5434_263690486"/><text:span text:style-name="Strong_20_Emphasis"><text:span text:style-name="T61">Atelier </text:span></text:span><text:span text:style-name="Strong_20_Emphasis">1</text:span><text:span text:style-name="Strong_20_Emphasis"><text:span text:style-name="T164">4</text:span></text:span><text:span text:style-name="Strong_20_Emphasis"> : </text:span><text:span text:style-name="Strong_20_Emphasis"><text:span text:style-name="T143">Asset, Thème, OSGI</text:span></text:span><text:bookmark-end text:name="__RefHeading___Toc5434_263690486"/></text:h>
      <text:p text:style-name="Text_20_body"><text:span text:style-name="Strong_20_Emphasis"/></text:p>
      <text:h text:style-name="Heading_20_2" text:outline-level="2"><text:bookmark-start text:name="__RefHeading___Toc2383_2030798262"/><text:span text:style-name="Strong_20_Emphasis"><text:span text:style-name="T143">1</text:span></text:span><text:span text:style-name="Strong_20_Emphasis"><text:span text:style-name="T164">4</text:span></text:span><text:span text:style-name="Strong_20_Emphasis"><text:span text:style-name="T143">.1</text:span></text:span><text:span text:style-name="Strong_20_Emphasis"><text:span text:style-name="T142"> <text:s/>Asset Framework </text:span></text:span><text:bookmark-end text:name="__RefHeading___Toc2383_2030798262"/></text:h>
      <text:p text:style-name="P9"><text:bookmark-start text:name="__RefHeading___Toc2385_2030798262"/>Objectifs<text:bookmark-end text:name="__RefHeading___Toc2385_2030798262"/></text:p>
      <text:list text:style-name="L90">
        <text:list-item>
          <text:p text:style-name="P219">Associer des catégories et tags à une entité personnalisée (<text:span text:style-name="Source_20_Text">Event</text:span>)</text:p>
        </text:list-item>
        <text:list-item>
          <text:p text:style-name="P219">Utiliser <text:span text:style-name="Source_20_Text">ServiceContext</text:span> pour alimenter Asset Framework</text:p>
        </text:list-item>
        <text:list-item>
          <text:p text:style-name="P219">Afficher les tags/catégories dans l’interface</text:p>
        </text:list-item>
        <text:list-item>
          <text:p text:style-name="P219">Tester l’intégration avec Asset Publisher</text:p>
        </text:list-item>
      </text:list>
      <text:p text:style-name="P17"/>
      <text:p text:style-name="Text_20_body"><text:bookmark-start text:name="__RefHeading___Toc2387_2030798262"/><text:span text:style-name="Strong_20_Emphasis"><text:span text:style-name="T86">Ajouter les sélecteurs de tags / catégories dans la JSP</text:span></text:span><text:bookmark-end text:name="__RefHeading___Toc2387_2030798262"/></text:p>
      <text:p text:style-name="Text_20_body">Dans <text:span text:style-name="Source_20_Text">edit.jsp</text:span> ou <text:span text:style-name="Source_20_Text">form.jsp</text:span> :</text:p>
      <text:p text:style-name="P22"><text:span text:style-name="Source_20_Text">&lt;liferay-ui:asset-tags-selector</text:span></text:p>
      <text:p text:style-name="P23"><text:span text:style-name="Source_20_Text"><text:s text:c="4"/>className="com.acme.events.model.Event"</text:span></text:p>
      <text:p text:style-name="P23"><text:span text:style-name="Source_20_Text"><text:s text:c="4"/>classPK="${event.eventId}"</text:span></text:p>
      <text:p text:style-name="P23"><text:span text:style-name="Source_20_Text"><text:s text:c="4"/>hiddenInput="tagNames" /&gt;</text:span></text:p>
      <text:p text:style-name="P23"/>
      <text:p text:style-name="P23"><text:span text:style-name="Source_20_Text">&lt;liferay-ui:asset-categories-selector</text:span></text:p>
      <text:p text:style-name="P23"><text:span text:style-name="Source_20_Text"><text:s text:c="4"/>className="com.acme.events.model.Event"</text:span></text:p>
      <text:p text:style-name="P23"><text:span text:style-name="Source_20_Text"><text:s text:c="4"/>classPK="${event.eventId}"</text:span></text:p>
      <text:p text:style-name="P24"><text:span text:style-name="Source_20_Text"><text:s text:c="4"/>hiddenInput="categoryIds" /&gt;</text:span></text:p>
      <text:p text:style-name="Text_20_body"><text:bookmark-start text:name="__RefHeading___Toc2389_2030798262"/><text:span text:style-name="Strong_20_Emphasis"><text:span text:style-name="T86">Récupérer tags &amp; catégories dans l’ActionCommand</text:span></text:span><text:bookmark-end text:name="__RefHeading___Toc2389_2030798262"/></text:p>
      <text:p text:style-name="Text_20_body">Dans l’ActionCommand :</text:p>
      <text:p text:style-name="P22"><text:span text:style-name="Source_20_Text">String[] tagNames = ParamUtil.getStringValues(actionRequest, "tagNames");</text:span></text:p>
      <text:p text:style-name="P23"><text:span text:style-name="Source_20_Text">long[] categoryIds = ParamUtil.getLongValues(actionRequest, "categoryIds");</text:span></text:p>
      <text:p text:style-name="P23"/>
      <text:p text:style-name="P23"><text:span text:style-name="Source_20_Text">serviceContext.setAssetTagNames(tagNames);</text:span></text:p>
      <text:p text:style-name="P24"><text:span text:style-name="Source_20_Text">serviceContext.setAssetCategoryIds(categoryIds);</text:span></text:p>
      <text:p text:style-name="Text_20_body"><text:bookmark-start text:name="__RefHeading___Toc2391_2030798262"/><text:span text:style-name="Strong_20_Emphasis"><text:span text:style-name="T86">Appeler AssetEntryLocalService dans la couche service</text:span></text:span><text:bookmark-end text:name="__RefHeading___Toc2391_2030798262"/></text:p>
      <text:p text:style-name="P22"><text:span text:style-name="Source_20_Text">@Reference</text:span></text:p>
      <text:p text:style-name="P23"><text:span text:style-name="Source_20_Text">private AssetEntryLocalService assetEntryLocalService;</text:span></text:p>
      <text:p text:style-name="P23"/>
      <text:p text:style-name="P23"><text:span text:style-name="Source_20_Text">assetEntryLocalService.updateEntry(</text:span></text:p>
      <text:p text:style-name="P23"><text:span text:style-name="Source_20_Text"><text:s text:c="4"/>userId,</text:span></text:p>
      <text:p text:style-name="P23"><text:span text:style-name="Source_20_Text"><text:s text:c="4"/>serviceContext.getScopeGroupId(),</text:span></text:p>
      <text:p text:style-name="P23"><text:span text:style-name="Source_20_Text"><text:s text:c="4"/>Event.class.getName(),</text:span></text:p>
      <text:p text:style-name="P23"><text:span text:style-name="Source_20_Text"><text:s text:c="4"/>event.getEventId(),</text:span></text:p>
      <text:p text:style-name="P23"><text:span text:style-name="Source_20_Text"><text:s text:c="4"/>serviceContext.getAssetCategoryIds(),</text:span></text:p>
      <text:p text:style-name="P23"><text:span text:style-name="Source_20_Text"><text:s text:c="4"/>serviceContext.getAssetTagNames()</text:span></text:p>
      <text:p text:style-name="P24"><text:span text:style-name="Source_20_Text">);</text:span></text:p>
      <text:p text:style-name="Text_20_body"><text:bookmark-start text:name="__RefHeading___Toc2393_2030798262"/><text:span text:style-name="Strong_20_Emphasis"><text:span text:style-name="T86">Vérifier l’affichage dans la vue</text:span></text:span><text:bookmark-end text:name="__RefHeading___Toc2393_2030798262"/></text:p>
      <text:p text:style-name="Text_20_body">Dans <text:span text:style-name="Source_20_Text">view.jsp</text:span> :</text:p>
      <text:p text:style-name="P22"><text:span text:style-name="Source_20_Text">&lt;p&gt;Tags : &lt;liferay-ui:asset-tags-summary className="com.acme.events.model.Event" classPK="${event.eventId}" /&gt;&lt;/p&gt;</text:span></text:p>
      <text:p text:style-name="P24"><text:span text:style-name="Source_20_Text">&lt;p&gt;Catégories : &lt;liferay-ui:asset-categories-summary className="com.acme.events.model.Event" classPK="${event.eventId}" /&gt;&lt;/p&gt;</text:span></text:p>
      <text:p text:style-name="Text_20_body"><text:bookmark-start text:name="__RefHeading___Toc2395_2030798262"/><text:soft-page-break/><text:span text:style-name="Strong_20_Emphasis"><text:span text:style-name="T86">Validation</text:span></text:span><text:bookmark-end text:name="__RefHeading___Toc2395_2030798262"/></text:p>
      <text:list text:style-name="L91">
        <text:list-item>
          <text:p text:style-name="P220">Créer un Event avec tags/catégories → vérifier dans Asset Publisher.</text:p>
        </text:list-item>
        <text:list-item>
          <text:p text:style-name="P220">Modifier un Event → tags mis à jour.</text:p>
        </text:list-item>
      </text:list>
      <text:p text:style-name="P17"/>
      <text:h text:style-name="Heading_20_2" text:outline-level="2"><text:bookmark-start text:name="__RefHeading___Toc2397_2030798262"/><text:span text:style-name="Strong_20_Emphasis"><text:span text:style-name="T143">1</text:span></text:span><text:span text:style-name="Strong_20_Emphasis"><text:span text:style-name="T164">4</text:span></text:span><text:span text:style-name="Strong_20_Emphasis"><text:span text:style-name="T143">.2 </text:span></text:span><text:span text:style-name="Strong_20_Emphasis">Thème </text:span><text:bookmark-end text:name="__RefHeading___Toc2397_2030798262"/></text:h>
      <text:p text:style-name="P9"><text:bookmark-start text:name="__RefHeading___Toc2399_2030798262"/>Objectifs<text:bookmark-end text:name="__RefHeading___Toc2399_2030798262"/></text:p>
      <text:list text:style-name="L92">
        <text:list-item>
          <text:p text:style-name="P221">Créer un thème minimaliste</text:p>
        </text:list-item>
        <text:list-item>
          <text:p text:style-name="P221">Modifier la structure via Freemarker</text:p>
        </text:list-item>
        <text:list-item>
          <text:p text:style-name="P221">Ajouter du style personnalisé via SCSS</text:p>
        </text:list-item>
        <text:list-item>
          <text:p text:style-name="P221">Tester le thème dans le portail</text:p>
        </text:list-item>
      </text:list>
      <text:p text:style-name="Text_20_body"><text:bookmark-start text:name="__RefHeading___Toc2403_2030798262"/><text:span text:style-name="Strong_20_Emphasis"><text:span text:style-name="T86">Générer un thème</text:span></text:span><text:bookmark-end text:name="__RefHeading___Toc2403_2030798262"/></text:p>
      <text:p text:style-name="Text_20_body">Dans le Liferay Workspace :</text:p>
      <text:p text:style-name="Code"><text:span text:style-name="Source_20_Text">blade create -t theme custom-theme</text:span></text:p>
      <text:p text:style-name="Text_20_body">Importer dans l’IDE.</text:p>
      <text:p text:style-name="Text_20_body"><text:bookmark-start text:name="__RefHeading___Toc2405_2030798262"/><text:span text:style-name="Strong_20_Emphasis"><text:span text:style-name="T86">Modifier le SCSS</text:span></text:span><text:bookmark-end text:name="__RefHeading___Toc2405_2030798262"/></text:p>
      <text:p text:style-name="Text_20_body">Dans <text:span text:style-name="Source_20_Text">src/css/_custom.scss</text:span> :</text:p>
      <text:p text:style-name="P22"><text:span text:style-name="Source_20_Text">body {</text:span></text:p>
      <text:p text:style-name="P23"><text:span text:style-name="Source_20_Text"><text:s text:c="3"/>background-color: #f5f7fa;</text:span></text:p>
      <text:p text:style-name="P23"><text:span text:style-name="Source_20_Text">}</text:span></text:p>
      <text:p text:style-name="P23"/>
      <text:p text:style-name="P23"><text:span text:style-name="Source_20_Text">#header {</text:span></text:p>
      <text:p text:style-name="P23"><text:span text:style-name="Source_20_Text"><text:s text:c="3"/>background-color: #004b8d;</text:span></text:p>
      <text:p text:style-name="P23"><text:span text:style-name="Source_20_Text"><text:s text:c="3"/>color: white;</text:span></text:p>
      <text:p text:style-name="P24"><text:span text:style-name="Source_20_Text">}</text:span></text:p>
      <text:p text:style-name="Text_20_body"><text:bookmark-start text:name="__RefHeading___Toc2407_2030798262"/><text:span text:style-name="Strong_20_Emphasis"><text:span text:style-name="T86">Modifier le template principal</text:span></text:span><text:bookmark-end text:name="__RefHeading___Toc2407_2030798262"/></text:p>
      <text:p text:style-name="Text_20_body">Dans <text:span text:style-name="Source_20_Text">src/templates/portal_normal.ftl</text:span> :</text:p>
      <text:p text:style-name="Text_20_body">Ajouter après <text:span text:style-name="Source_20_Text">&lt;body&gt;</text:span> :</text:p>
      <text:p text:style-name="P22"><text:span text:style-name="Source_20_Text">&lt;div class="alert alert-info text-center"&gt;</text:span></text:p>
      <text:p text:style-name="P23"><text:span text:style-name="Source_20_Text"><text:s text:c="4"/>Thème personnalisé chargé avec succès</text:span></text:p>
      <text:p text:style-name="P24"><text:span text:style-name="Source_20_Text">&lt;/div&gt;</text:span></text:p>
      <text:p text:style-name="Text_20_body"><text:bookmark-start text:name="__RefHeading___Toc2409_2030798262"/><text:span text:style-name="Strong_20_Emphasis"><text:span text:style-name="T86">Déployer</text:span></text:span><text:bookmark-end text:name="__RefHeading___Toc2409_2030798262"/></text:p>
      <text:p text:style-name="Code"><text:span text:style-name="Source_20_Text">gradlew deploy</text:span></text:p>
      <text:p text:style-name="Text_20_body">Appliquer le thème à un site.</text:p>
      <text:p text:style-name="Text_20_body"><text:bookmark-start text:name="__RefHeading___Toc2411_2030798262"/><text:span text:style-name="Strong_20_Emphasis"><text:span text:style-name="T86">Validation</text:span></text:span><text:bookmark-end text:name="__RefHeading___Toc2411_2030798262"/></text:p>
      <text:list text:style-name="L93">
        <text:list-item>
          <text:p text:style-name="P222">La bannière bleue apparaît dans toutes les pages du site.</text:p>
        </text:list-item>
        <text:list-item>
          <text:p text:style-name="P222">Le style personnalisé est appliqué.</text:p>
        </text:list-item>
      </text:list>
      <text:p text:style-name="P17"/>
      <text:h text:style-name="P107" text:outline-level="2"><text:span text:style-name="Strong_20_Emphasis"/></text:h>
      <text:h text:style-name="P94" text:outline-level="1"><text:bookmark-start text:name="__RefHeading___Toc2413_2030798262"/><text:span text:style-name="Strong_20_Emphasis">Atelier 15 : Personnalisation OSGI </text:span><text:bookmark-end text:name="__RefHeading___Toc2413_2030798262"/></text:h>
      <text:h text:style-name="P111" text:outline-level="2"><text:bookmark-start text:name="__RefHeading___Toc26426_263690486"/><text:span text:style-name="Strong_20_Emphasis"><text:span text:style-name="T143">1</text:span></text:span><text:span text:style-name="Strong_20_Emphasis"><text:span text:style-name="T166">5</text:span></text:span><text:span text:style-name="Strong_20_Emphasis"><text:span text:style-name="T143">.</text:span></text:span><text:span text:style-name="Strong_20_Emphasis"><text:span text:style-name="T166">1</text:span></text:span><text:span text:style-name="Strong_20_Emphasis"><text:span text:style-name="T143"> </text:span></text:span><text:span text:style-name="Strong_20_Emphasis">Personnalisation via Fragment Module (Override JSP)</text:span><text:bookmark-end text:name="__RefHeading___Toc26426_263690486"/></text:h>
      <text:p text:style-name="P9"><text:bookmark-start text:name="__RefHeading___Toc2415_2030798262"/>Objectifs<text:bookmark-end text:name="__RefHeading___Toc2415_2030798262"/></text:p>
      <text:list text:style-name="L94">
        <text:list-item>
          <text:p text:style-name="P223">Apprendre la méthode moderne pour remplacer une JSP native</text:p>
        </text:list-item>
        <text:list-item>
          <text:p text:style-name="P223">Comprendre le fonctionnement des OSGi Fragment Modules</text:p>
        </text:list-item>
        <text:list-item>
          <text:p text:style-name="P223">Modifier l’IHM de Liferay sans EXT ni Hooks</text:p>
        </text:list-item>
      </text:list>
      <text:p text:style-name="Text_20_body"><text:bookmark-start text:name="__RefHeading___Toc2419_2030798262"/><text:span text:style-name="Strong_20_Emphasis"><text:span text:style-name="T86">Créer un fragment</text:span></text:span><text:bookmark-end text:name="__RefHeading___Toc2419_2030798262"/></text:p>
      <text:p text:style-name="P21"><text:span text:style-name="Source_20_Text">blade create -t fragment -h com.liferay.login.web login-fragment</text:span></text:p>
      <text:p text:style-name="Text_20_body">Cela crée un module dépendant du bundle com.liferay.login.web.</text:p>
      <text:p text:style-name="Text_20_body"><text:bookmark-start text:name="__RefHeading___Toc2421_2030798262"/><text:span text:style-name="Strong_20_Emphasis"><text:span text:style-name="T86">Identifier la JSP à remplacer</text:span></text:span><text:bookmark-end text:name="__RefHeading___Toc2421_2030798262"/></text:p>
      <text:p text:style-name="Text_20_body">Exemple : remplacer le texte dans <text:span text:style-name="Source_20_Text">login.jsp</text:span> (emplacement réel dépend de la version).</text:p>
      <text:p text:style-name="Text_20_body">Accepter l’arborescence proposée :</text:p>
      <text:p text:style-name="P22"><text:span text:style-name="Source_20_Text">src/main/resources/</text:span></text:p>
      <text:p text:style-name="P23"><text:span text:style-name="Source_20_Text"><text:s text:c="3"/>META-INF/resources/</text:span></text:p>
      <text:p text:style-name="P24"><text:span text:style-name="Source_20_Text"><text:s text:c="6"/>login.jsp</text:span></text:p>
      <text:p text:style-name="Text_20_body"><text:bookmark-start text:name="__RefHeading___Toc2423_2030798262"/><text:span text:style-name="Strong_20_Emphasis"><text:span text:style-name="T86">Modifier la JSP</text:span></text:span><text:bookmark-end text:name="__RefHeading___Toc2423_2030798262"/></text:p>
      <text:p text:style-name="Text_20_body">Ajouter un message :</text:p>
      <text:p text:style-name="P22"><text:span text:style-name="Source_20_Text">&lt;div class="alert alert-warning"&gt;</text:span></text:p>
      <text:p text:style-name="P23"><text:span text:style-name="Source_20_Text"><text:s text:c="3"/>Message personnalisé : connexion au portail Liferay</text:span></text:p>
      <text:p text:style-name="P24"><text:span text:style-name="Source_20_Text">&lt;/div&gt;</text:span></text:p>
      <text:p text:style-name="Text_20_body"><text:bookmark-start text:name="__RefHeading___Toc2425_2030798262"/><text:span text:style-name="Strong_20_Emphasis"><text:span text:style-name="T86">Déployer</text:span></text:span><text:bookmark-end text:name="__RefHeading___Toc2425_2030798262"/></text:p>
      <text:p text:style-name="P21"><text:span text:style-name="Source_20_Text">gradlew deploy</text:span></text:p>
      <text:p text:style-name="Text_20_body">Aller sur <text:span text:style-name="Source_20_Text">/c/portal/login</text:span> pour valider.</text:p>
      <text:p text:style-name="Text_20_body"><text:bookmark-start text:name="__RefHeading___Toc2427_2030798262"/><text:span text:style-name="Strong_20_Emphasis"><text:span text:style-name="T86">Validation</text:span></text:span><text:bookmark-end text:name="__RefHeading___Toc2427_2030798262"/></text:p>
      <text:list text:style-name="L95">
        <text:list-item>
          <text:p text:style-name="P224">Le message personnalisé apparaît au-dessus du formulaire de connexion.</text:p>
        </text:list-item>
      </text:list>
      <text:h text:style-name="Heading_20_2" text:outline-level="2"><text:bookmark-start text:name="__RefHeading___Toc2429_2030798262"/><text:span text:style-name="Strong_20_Emphasis"><text:span text:style-name="T143">15.</text:span></text:span><text:span text:style-name="Strong_20_Emphasis"><text:span text:style-name="T166">2</text:span></text:span><text:span text:style-name="Strong_20_Emphasis"><text:span text:style-name="T143"> </text:span></text:span><text:span text:style-name="Strong_20_Emphasis">Personnalisation via Service Wrapper OSGi</text:span><text:bookmark-end text:name="__RefHeading___Toc2429_2030798262"/></text:h>
      <text:p text:style-name="P9"><text:bookmark-start text:name="__RefHeading___Toc2431_2030798262"/>Objectifs<text:bookmark-end text:name="__RefHeading___Toc2431_2030798262"/></text:p>
      <text:list text:style-name="L96">
        <text:list-item>
          <text:p text:style-name="P225">Surcharger un service existant de Liferay</text:p>
        </text:list-item>
        <text:list-item>
          <text:p text:style-name="P225">Intercepter une opération métier</text:p>
        </text:list-item>
        <text:list-item>
          <text:p text:style-name="P225">Ajouter des règles ou logs personnalisés</text:p>
        </text:list-item>
      </text:list>
      <text:p text:style-name="Text_20_body"><text:bookmark-start text:name="__RefHeading___Toc2435_2030798262"/><text:span text:style-name="Strong_20_Emphasis"><text:span text:style-name="T86">Créer un module wrapper</text:span></text:span><text:bookmark-end text:name="__RefHeading___Toc2435_2030798262"/></text:p>
      <text:p text:style-name="P21"><text:span text:style-name="Source_20_Text">blade create -t service-wrapper user-wrapper</text:span></text:p>
      <text:p text:style-name="Text_20_body"><text:bookmark-start text:name="__RefHeading___Toc2437_2030798262"/><text:span text:style-name="Strong_20_Emphasis"><text:span text:style-name="T86">Modifier la classe générée</text:span></text:span><text:bookmark-end text:name="__RefHeading___Toc2437_2030798262"/></text:p>
      <text:p text:style-name="Text_20_body">Dans <text:span text:style-name="Source_20_Text">UserLocalServiceWrapper</text:span> :</text:p>
      <text:p text:style-name="P22"><text:span text:style-name="Source_20_Text">@Component(</text:span></text:p>
      <text:p text:style-name="P23"><text:soft-page-break/><text:span text:style-name="Source_20_Text"><text:s text:c="2"/>property = "model.class.name=com.liferay.portal.kernel.model.User",</text:span></text:p>
      <text:p text:style-name="P23"><text:span text:style-name="Source_20_Text"><text:s text:c="2"/>service = AopService.class</text:span></text:p>
      <text:p text:style-name="P23"><text:span text:style-name="Source_20_Text">)</text:span></text:p>
      <text:p text:style-name="P23"><text:span text:style-name="Source_20_Text">public class CustomUserLocalServiceWrapper</text:span></text:p>
      <text:p text:style-name="P23"><text:span text:style-name="Source_20_Text"><text:s text:c="4"/>extends UserLocalServiceWrapper {</text:span></text:p>
      <text:p text:style-name="P23"/>
      <text:p text:style-name="P23"><text:span text:style-name="Source_20_Text"><text:s text:c="4"/>@Override</text:span></text:p>
      <text:p text:style-name="P23"><text:span text:style-name="Source_20_Text"><text:s text:c="4"/>public User addUser(...) throws PortalException {</text:span></text:p>
      <text:p text:style-name="P23"/>
      <text:p text:style-name="P23"><text:span text:style-name="Source_20_Text"><text:s text:c="8"/>System.out.println("&gt;&gt;&gt; Un utilisateur est en cours de création");</text:span></text:p>
      <text:p text:style-name="P23"/>
      <text:p text:style-name="P23"><text:span text:style-name="Source_20_Text"><text:s text:c="8"/>User user = super.addUser(...);</text:span></text:p>
      <text:p text:style-name="P23"/>
      <text:p text:style-name="P23"><text:span text:style-name="Source_20_Text"><text:s text:c="8"/>System.out.println("&gt;&gt;&gt; Utilisateur créé : " + user.getUserId());</text:span></text:p>
      <text:p text:style-name="P23"/>
      <text:p text:style-name="P23"><text:span text:style-name="Source_20_Text"><text:s text:c="8"/>return user;</text:span></text:p>
      <text:p text:style-name="P23"><text:span text:style-name="Source_20_Text"><text:s text:c="4"/>}</text:span></text:p>
      <text:p text:style-name="P24"><text:span text:style-name="Source_20_Text">}</text:span></text:p>
      <text:p text:style-name="Text_20_body"><text:bookmark-start text:name="__RefHeading___Toc2439_2030798262"/><text:span text:style-name="Strong_20_Emphasis"><text:span text:style-name="T86">Déployer</text:span></text:span><text:bookmark-end text:name="__RefHeading___Toc2439_2030798262"/></text:p>
      <text:p text:style-name="Text_20_body">Créer un utilisateur → observer les logs serveur.</text:p>
      <text:p text:style-name="Text_20_body"><text:bookmark-start text:name="__RefHeading___Toc2441_2030798262"/><text:span text:style-name="Strong_20_Emphasis"><text:span text:style-name="T86">Validation</text:span></text:span><text:bookmark-end text:name="__RefHeading___Toc2441_2030798262"/></text:p>
      <text:list text:style-name="L97">
        <text:list-item>
          <text:p text:style-name="P226">Le log avant/après création apparaît correctement.</text:p>
        </text:list-item>
        <text:list-item>
          <text:p text:style-name="P226">Aucune régression fonctionnelle.</text:p>
        </text:list-item>
      </text:list>
      <text:h text:style-name="Heading_20_2" text:outline-level="2"><text:bookmark-start text:name="__RefHeading___Toc2443_2030798262"/><text:span text:style-name="Strong_20_Emphasis"><text:span text:style-name="T143">1</text:span></text:span><text:span text:style-name="Strong_20_Emphasis"><text:span text:style-name="T166">5</text:span></text:span><text:span text:style-name="Strong_20_Emphasis"><text:span text:style-name="T143">.</text:span></text:span><text:span text:style-name="Strong_20_Emphasis"><text:span text:style-name="T166">3</text:span></text:span><text:span text:style-name="Strong_20_Emphasis"> : Model Listener OSGi</text:span><text:bookmark-end text:name="__RefHeading___Toc2443_2030798262"/></text:h>
      <text:p text:style-name="P9"><text:bookmark-start text:name="__RefHeading___Toc2445_2030798262"/>Objectifs<text:bookmark-end text:name="__RefHeading___Toc2445_2030798262"/></text:p>
      <text:list text:style-name="L98">
        <text:list-item>
          <text:p text:style-name="P227">Réagir aux événements CRUD sur une entité</text:p>
        </text:list-item>
        <text:list-item>
          <text:p text:style-name="P227">Implémenter la logique d’audit ou de synchronisation</text:p>
        </text:list-item>
        <text:list-item>
          <text:p text:style-name="P227">Découvrir le hook moderne remplaçant les “Value Object Listeners”</text:p>
        </text:list-item>
      </text:list>
      <text:p text:style-name="Text_20_body"><text:span text:style-name="Strong_20_Emphasis"><text:span text:style-name="T86">Créer un module listener</text:span></text:span></text:p>
      <text:p text:style-name="P21"><text:span text:style-name="Source_20_Text">blade create -t api -p com.acme.events.listener events-listener</text:span></text:p>
      <text:p text:style-name="Text_20_body"><text:bookmark-start text:name="__RefHeading___Toc2451_2030798262"/><text:span text:style-name="Strong_20_Emphasis"><text:span text:style-name="T86">Ajouter un ModelListener</text:span></text:span><text:bookmark-end text:name="__RefHeading___Toc2451_2030798262"/></text:p>
      <text:p text:style-name="P22"><text:span text:style-name="Source_20_Text">@Component(</text:span></text:p>
      <text:p text:style-name="P23"><text:span text:style-name="Source_20_Text"><text:s text:c="4"/>service = ModelListener.class</text:span></text:p>
      <text:p text:style-name="P23"><text:span text:style-name="Source_20_Text">)</text:span></text:p>
      <text:p text:style-name="P23"><text:span text:style-name="Source_20_Text">public class EventModelListener extends BaseModelListener&lt;Event&gt; {</text:span></text:p>
      <text:p text:style-name="P23"/>
      <text:p text:style-name="P23"><text:span text:style-name="Source_20_Text"><text:s text:c="4"/>@Override</text:span></text:p>
      <text:p text:style-name="P23"><text:span text:style-name="Source_20_Text"><text:s text:c="4"/>public void onAfterCreate(Event event) {</text:span></text:p>
      <text:p text:style-name="P23"><text:span text:style-name="Source_20_Text"><text:s text:c="8"/>System.out.println("Événement créé : " + event.getName());</text:span></text:p>
      <text:p text:style-name="P23"><text:span text:style-name="Source_20_Text"><text:s text:c="4"/>}</text:span></text:p>
      <text:p text:style-name="P23"/>
      <text:p text:style-name="P23"><text:span text:style-name="Source_20_Text"><text:s text:c="4"/>@Override</text:span></text:p>
      <text:p text:style-name="P23"><text:span text:style-name="Source_20_Text"><text:s text:c="4"/>public void onAfterRemove(Event event) {</text:span></text:p>
      <text:p text:style-name="P23"><text:span text:style-name="Source_20_Text"><text:s text:c="8"/>System.out.println("Événement supprimé : " + event.getName());</text:span></text:p>
      <text:p text:style-name="P23"><text:span text:style-name="Source_20_Text"><text:s text:c="4"/>}</text:span></text:p>
      <text:p text:style-name="P24"><text:span text:style-name="Source_20_Text">}</text:span></text:p>
      <text:p text:style-name="Text_20_body"><text:bookmark-start text:name="__RefHeading___Toc2453_2030798262"/><text:span text:style-name="Strong_20_Emphasis"><text:span text:style-name="T86">Déployer et tester</text:span></text:span><text:bookmark-end text:name="__RefHeading___Toc2453_2030798262"/></text:p>
      <text:p text:style-name="Text_20_body">Créer et supprimer un Event → vérifier les logs.</text:p>
      <text:p text:style-name="Text_20_body"><text:bookmark-start text:name="__RefHeading___Toc2455_2030798262"/><text:soft-page-break/><text:span text:style-name="Strong_20_Emphasis"><text:span text:style-name="T86">Validation</text:span></text:span><text:bookmark-end text:name="__RefHeading___Toc2455_2030798262"/></text:p>
      <text:list text:style-name="L99">
        <text:list-item>
          <text:p text:style-name="P228">Les messages apparaissent lors de la création et suppress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1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b2b2b2"/>
      <style:paragraph-properties fo:margin-top="0cm" fo:margin-bottom="0.101cm" style:contextual-spacing="false" fo:background-color="#b2b2b2"/>
      <style:text-properties style:font-name="Courier New" fo:font-family="'Courier New'" style:font-family-generic="modern" style:font-pitch="fixed" fo:font-size="12pt" fo:font-weight="bold" officeooo:rsid="02e1702c" fo:background-color="transparent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 style:font-weight-complex="bold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2-16T20:17:26.268961938</dc:date>
    <meta:editing-duration>P38DT20H1M16S</meta:editing-duration>
    <meta:editing-cycles>518</meta:editing-cycles>
    <meta:generator>LibreOffice/24.2.7.2$Linux_X86_64 LibreOffice_project/420$Build-2</meta:generator>
    <meta:print-date>2025-12-16T20:17:22.491287439</meta:print-date>
    <meta:printed-by>Fichiers PDF</meta:printed-by>
    <meta:document-statistic meta:table-count="1" meta:image-count="0" meta:object-count="0" meta:page-count="45" meta:paragraph-count="1026" meta:word-count="5428" meta:character-count="42533" meta:non-whitespace-character-count="36590"/>
  </office:meta>
</office:document-meta>
</file>